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6.495cm" style:rel-column-width="25036*"/>
    </style:style>
    <style:style style:name="Tabelle16.B" style:family="table-column">
      <style:table-column-properties style:column-width="10.506cm" style:rel-column-width="404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6.495cm" style:rel-column-width="25036*"/>
    </style:style>
    <style:style style:name="Tabelle17.B" style:family="table-column">
      <style:table-column-properties style:column-width="10.506cm" style:rel-column-width="404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6.495cm" style:rel-column-width="25036*"/>
    </style:style>
    <style:style style:name="Tabelle18.B" style:family="table-column">
      <style:table-column-properties style:column-width="10.506cm" style:rel-column-width="404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6.495cm" style:rel-column-width="25036*"/>
    </style:style>
    <style:style style:name="Tabelle19.B" style:family="table-column">
      <style:table-column-properties style:column-width="10.506cm" style:rel-column-width="4049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0" style:family="table">
      <style:table-properties style:width="17.013cm" fo:margin-left="0cm" table:align="left"/>
    </style:style>
    <style:style style:name="Tabelle20.A" style:family="table-column">
      <style:table-column-properties style:column-width="7.197cm"/>
    </style:style>
    <style:style style:name="Tabelle20.B" style:family="table-column">
      <style:table-column-properties style:column-width="9.816cm"/>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1" style:family="table">
      <style:table-properties style:width="17.013cm" fo:margin-left="0cm" table:align="left"/>
    </style:style>
    <style:style style:name="Tabelle21.A" style:family="table-column">
      <style:table-column-properties style:column-width="7.197cm"/>
    </style:style>
    <style:style style:name="Tabelle21.B" style:family="table-column">
      <style:table-column-properties style:column-width="9.816cm"/>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7.197cm"/>
    </style:style>
    <style:style style:name="Tabelle22.B" style:family="table-column">
      <style:table-column-properties style:column-width="9.81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7.197cm"/>
    </style:style>
    <style:style style:name="Tabelle23.B" style:family="table-column">
      <style:table-column-properties style:column-width="9.81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paragraph-properties fo:text-align="justify" style:justify-single-word="false"/>
      <style:text-properties style:font-name="Times New Roman1" officeooo:rsid="001a766e" officeooo:paragraph-rsid="0056f0fa"/>
    </style:style>
    <style:style style:name="P20" style:family="paragraph" style:parent-style-name="Standard">
      <style:paragraph-properties fo:text-align="justify" style:justify-single-word="false"/>
      <style:text-properties style:font-name="Times New Roman1" officeooo:rsid="001a766e" officeooo:paragraph-rsid="005f0e31"/>
    </style:style>
    <style:style style:name="P21" style:family="paragraph" style:parent-style-name="Standard">
      <style:paragraph-properties fo:text-align="justify" style:justify-single-word="false"/>
      <style:text-properties style:font-name="Times New Roman1" officeooo:rsid="001a766e" officeooo:paragraph-rsid="00657857"/>
    </style:style>
    <style:style style:name="P22" style:family="paragraph" style:parent-style-name="Standard">
      <style:paragraph-properties fo:text-align="justify" style:justify-single-word="false"/>
      <style:text-properties style:font-name="Times New Roman1" officeooo:rsid="001a766e" officeooo:paragraph-rsid="006a2f19"/>
    </style:style>
    <style:style style:name="P23" style:family="paragraph" style:parent-style-name="Standard">
      <style:paragraph-properties fo:text-align="justify" style:justify-single-word="false"/>
      <style:text-properties style:font-name="Times New Roman1" officeooo:rsid="001a766e" officeooo:paragraph-rsid="006c523b"/>
    </style:style>
    <style:style style:name="P24" style:family="paragraph" style:parent-style-name="Standard">
      <style:paragraph-properties fo:text-align="justify" style:justify-single-word="false"/>
      <style:text-properties style:font-name="Times New Roman1" officeooo:rsid="001a766e" officeooo:paragraph-rsid="006c58d5"/>
    </style:style>
    <style:style style:name="P25" style:family="paragraph" style:parent-style-name="Standard">
      <style:paragraph-properties fo:text-align="justify" style:justify-single-word="false"/>
      <style:text-properties style:font-name="Times New Roman1" officeooo:rsid="001a766e" officeooo:paragraph-rsid="006ed253"/>
    </style:style>
    <style:style style:name="P26" style:family="paragraph" style:parent-style-name="Standard">
      <style:paragraph-properties fo:text-align="justify" style:justify-single-word="false"/>
      <style:text-properties style:font-name="Times New Roman1" officeooo:rsid="001a766e" officeooo:paragraph-rsid="0071e253"/>
    </style:style>
    <style:style style:name="P27" style:family="paragraph" style:parent-style-name="Standard">
      <style:paragraph-properties fo:text-align="justify" style:justify-single-word="false"/>
      <style:text-properties style:font-name="Times New Roman1" officeooo:rsid="001a766e" officeooo:paragraph-rsid="0077612a"/>
    </style:style>
    <style:style style:name="P28" style:family="paragraph" style:parent-style-name="Standard">
      <style:paragraph-properties fo:text-align="justify" style:justify-single-word="false"/>
      <style:text-properties style:font-name="Times New Roman1" officeooo:rsid="001a766e" officeooo:paragraph-rsid="00798ce8"/>
    </style:style>
    <style:style style:name="P29" style:family="paragraph" style:parent-style-name="Standard">
      <style:text-properties style:font-name="Times New Roman1" officeooo:rsid="0037bd90" officeooo:paragraph-rsid="0037bd90"/>
    </style:style>
    <style:style style:name="P30" style:family="paragraph" style:parent-style-name="Standard">
      <style:text-properties style:font-name="Times New Roman1" officeooo:rsid="003f823b" officeooo:paragraph-rsid="003f823b"/>
    </style:style>
    <style:style style:name="P31" style:family="paragraph" style:parent-style-name="Standard">
      <style:text-properties style:font-name="Times New Roman1" officeooo:rsid="003f823b" officeooo:paragraph-rsid="00467b8e"/>
    </style:style>
    <style:style style:name="P32" style:family="paragraph" style:parent-style-name="Standard">
      <style:text-properties style:font-name="Times New Roman1" officeooo:rsid="003f823b" officeooo:paragraph-rsid="005d559d"/>
    </style:style>
    <style:style style:name="P33" style:family="paragraph" style:parent-style-name="Standard">
      <style:text-properties style:font-name="Times New Roman1" officeooo:rsid="003f823b" officeooo:paragraph-rsid="00798ce8"/>
    </style:style>
    <style:style style:name="P34" style:family="paragraph" style:parent-style-name="Standard">
      <style:text-properties style:font-name="Times New Roman1" officeooo:rsid="003fe1a9" officeooo:paragraph-rsid="003f823b"/>
    </style:style>
    <style:style style:name="P35" style:family="paragraph" style:parent-style-name="Standard">
      <style:paragraph-properties fo:text-align="start" style:justify-single-word="false"/>
      <style:text-properties style:font-name="Times New Roman1" officeooo:rsid="0022ce59" officeooo:paragraph-rsid="0022ce59"/>
    </style:style>
    <style:style style:name="P36" style:family="paragraph" style:parent-style-name="Standard">
      <style:text-properties officeooo:rsid="0037bd90" officeooo:paragraph-rsid="0037bd90"/>
    </style:style>
    <style:style style:name="P37" style:family="paragraph" style:parent-style-name="Standard">
      <style:text-properties style:font-name="Times New Roman" officeooo:rsid="001a766e" officeooo:paragraph-rsid="003a8e2b"/>
    </style:style>
    <style:style style:name="P38" style:family="paragraph" style:parent-style-name="Standard">
      <style:text-properties style:font-name="Times New Roman" officeooo:rsid="001a766e" officeooo:paragraph-rsid="00467b8e"/>
    </style:style>
    <style:style style:name="P39" style:family="paragraph" style:parent-style-name="Standard">
      <style:text-properties style:font-name="Times New Roman" officeooo:rsid="001a766e" officeooo:paragraph-rsid="005d559d"/>
    </style:style>
    <style:style style:name="P40" style:family="paragraph" style:parent-style-name="Standard">
      <style:text-properties style:font-name="Times New Roman" officeooo:rsid="003f823b" officeooo:paragraph-rsid="004d4f1a"/>
    </style:style>
    <style:style style:name="P41" style:family="paragraph" style:parent-style-name="Standard">
      <style:text-properties style:font-name="Times New Roman" officeooo:rsid="003f823b" officeooo:paragraph-rsid="0056f0fa"/>
    </style:style>
    <style:style style:name="P42" style:family="paragraph" style:parent-style-name="Standard">
      <style:text-properties style:font-name="Times New Roman" officeooo:rsid="003f823b" officeooo:paragraph-rsid="005f0e31"/>
    </style:style>
    <style:style style:name="P43" style:family="paragraph" style:parent-style-name="Standard">
      <style:text-properties style:font-name="Times New Roman" officeooo:rsid="003f823b" officeooo:paragraph-rsid="00657857"/>
    </style:style>
    <style:style style:name="P44" style:family="paragraph" style:parent-style-name="Standard">
      <style:text-properties style:font-name="Times New Roman" officeooo:rsid="003f823b" officeooo:paragraph-rsid="006a2f19"/>
    </style:style>
    <style:style style:name="P45" style:family="paragraph" style:parent-style-name="Standard">
      <style:text-properties style:font-name="Times New Roman" officeooo:rsid="003f823b" officeooo:paragraph-rsid="006c523b"/>
    </style:style>
    <style:style style:name="P46" style:family="paragraph" style:parent-style-name="Standard">
      <style:text-properties style:font-name="Times New Roman" officeooo:rsid="003f823b" officeooo:paragraph-rsid="006c58d5"/>
    </style:style>
    <style:style style:name="P47" style:family="paragraph" style:parent-style-name="Standard">
      <style:text-properties style:font-name="Times New Roman" officeooo:rsid="003f823b" officeooo:paragraph-rsid="006ed253"/>
    </style:style>
    <style:style style:name="P48" style:family="paragraph" style:parent-style-name="Standard">
      <style:text-properties style:font-name="Times New Roman" officeooo:rsid="003f823b" officeooo:paragraph-rsid="0071e253"/>
    </style:style>
    <style:style style:name="P49" style:family="paragraph" style:parent-style-name="Standard">
      <style:text-properties style:font-name="Times New Roman" officeooo:rsid="003f823b" officeooo:paragraph-rsid="0077612a"/>
    </style:style>
    <style:style style:name="P50" style:family="paragraph" style:parent-style-name="Standard">
      <style:text-properties style:font-name="Times New Roman" officeooo:rsid="003f823b" officeooo:paragraph-rsid="00798ce8"/>
    </style:style>
    <style:style style:name="P51" style:family="paragraph" style:parent-style-name="Standard">
      <style:text-properties style:font-name="Times New Roman" officeooo:rsid="003c21d3" officeooo:paragraph-rsid="004d4f1a"/>
    </style:style>
    <style:style style:name="P52" style:family="paragraph" style:parent-style-name="Standard">
      <style:text-properties style:font-name="Times New Roman" officeooo:rsid="003c21d3" officeooo:paragraph-rsid="0056f0fa"/>
    </style:style>
    <style:style style:name="P53" style:family="paragraph" style:parent-style-name="Standard">
      <style:text-properties style:font-name="Times New Roman" officeooo:rsid="003c21d3" officeooo:paragraph-rsid="005f0e31"/>
    </style:style>
    <style:style style:name="P54" style:family="paragraph" style:parent-style-name="Standard">
      <style:text-properties style:font-name="Times New Roman" officeooo:rsid="003c21d3" officeooo:paragraph-rsid="00657857"/>
    </style:style>
    <style:style style:name="P55" style:family="paragraph" style:parent-style-name="Standard">
      <style:text-properties style:font-name="Times New Roman" officeooo:rsid="003c21d3" officeooo:paragraph-rsid="006a2f19"/>
    </style:style>
    <style:style style:name="P56" style:family="paragraph" style:parent-style-name="Standard">
      <style:text-properties style:font-name="Times New Roman" officeooo:rsid="003c21d3" officeooo:paragraph-rsid="006c523b"/>
    </style:style>
    <style:style style:name="P57" style:family="paragraph" style:parent-style-name="Standard">
      <style:text-properties style:font-name="Times New Roman" officeooo:rsid="003c21d3" officeooo:paragraph-rsid="006c58d5"/>
    </style:style>
    <style:style style:name="P58" style:family="paragraph" style:parent-style-name="Standard">
      <style:text-properties style:font-name="Times New Roman" officeooo:rsid="003c21d3" officeooo:paragraph-rsid="006ed253"/>
    </style:style>
    <style:style style:name="P59" style:family="paragraph" style:parent-style-name="Standard">
      <style:text-properties style:font-name="Times New Roman" officeooo:rsid="003c21d3" officeooo:paragraph-rsid="0071e253"/>
    </style:style>
    <style:style style:name="P60" style:family="paragraph" style:parent-style-name="Standard">
      <style:text-properties style:font-name="Times New Roman" officeooo:rsid="003c21d3" officeooo:paragraph-rsid="0077612a"/>
    </style:style>
    <style:style style:name="P61" style:family="paragraph" style:parent-style-name="Standard">
      <style:text-properties style:font-name="Times New Roman" officeooo:rsid="003c21d3" officeooo:paragraph-rsid="00798ce8"/>
    </style:style>
    <style:style style:name="P62" style:family="paragraph" style:parent-style-name="Standard">
      <style:text-properties style:font-name="Times New Roman" officeooo:rsid="003c21d3" officeooo:paragraph-rsid="0080a896"/>
    </style:style>
    <style:style style:name="P63" style:family="paragraph" style:parent-style-name="Standard">
      <style:text-properties style:font-name="Times New Roman" officeooo:rsid="003c21d3" officeooo:paragraph-rsid="0085db1f"/>
    </style:style>
    <style:style style:name="P64" style:family="paragraph" style:parent-style-name="Standard">
      <style:text-properties style:font-name="Times New Roman" officeooo:rsid="003c21d3" officeooo:paragraph-rsid="00882f6f"/>
    </style:style>
    <style:style style:name="P65" style:family="paragraph" style:parent-style-name="Standard">
      <style:text-properties style:font-name="Times New Roman" officeooo:paragraph-rsid="004d4f1a"/>
    </style:style>
    <style:style style:name="P66" style:family="paragraph" style:parent-style-name="Standard">
      <style:text-properties style:font-name="Times New Roman" officeooo:rsid="004d4f1a" officeooo:paragraph-rsid="004d4f1a"/>
    </style:style>
    <style:style style:name="P67" style:family="paragraph" style:parent-style-name="Standard">
      <style:text-properties style:font-name="Times New Roman" officeooo:rsid="004d4f1a" officeooo:paragraph-rsid="0056f0fa"/>
    </style:style>
    <style:style style:name="P68" style:family="paragraph" style:parent-style-name="Standard">
      <style:text-properties style:font-name="Times New Roman" officeooo:rsid="004d4f1a" officeooo:paragraph-rsid="005f0e31"/>
    </style:style>
    <style:style style:name="P69" style:family="paragraph" style:parent-style-name="Standard">
      <style:text-properties style:font-name="Times New Roman" officeooo:rsid="004d4f1a" officeooo:paragraph-rsid="00657857"/>
    </style:style>
    <style:style style:name="P70" style:family="paragraph" style:parent-style-name="Standard">
      <style:text-properties style:font-name="Times New Roman" officeooo:rsid="004d4f1a" officeooo:paragraph-rsid="006a2f19"/>
    </style:style>
    <style:style style:name="P71" style:family="paragraph" style:parent-style-name="Standard">
      <style:text-properties style:font-name="Times New Roman" officeooo:rsid="004d4f1a" officeooo:paragraph-rsid="006c523b"/>
    </style:style>
    <style:style style:name="P72" style:family="paragraph" style:parent-style-name="Standard">
      <style:text-properties style:font-name="Times New Roman" officeooo:rsid="004d4f1a" officeooo:paragraph-rsid="006c58d5"/>
    </style:style>
    <style:style style:name="P73" style:family="paragraph" style:parent-style-name="Standard">
      <style:text-properties style:font-name="Times New Roman" officeooo:rsid="004d4f1a" officeooo:paragraph-rsid="006ed253"/>
    </style:style>
    <style:style style:name="P74" style:family="paragraph" style:parent-style-name="Standard">
      <style:text-properties style:font-name="Times New Roman" officeooo:rsid="004d4f1a" officeooo:paragraph-rsid="0071e253"/>
    </style:style>
    <style:style style:name="P75" style:family="paragraph" style:parent-style-name="Standard">
      <style:text-properties style:font-name="Times New Roman" officeooo:rsid="004d4f1a" officeooo:paragraph-rsid="0077612a"/>
    </style:style>
    <style:style style:name="P76" style:family="paragraph" style:parent-style-name="Standard">
      <style:text-properties style:font-name="Times New Roman" officeooo:rsid="004d4f1a" officeooo:paragraph-rsid="00798ce8"/>
    </style:style>
    <style:style style:name="P77" style:family="paragraph" style:parent-style-name="Standard">
      <style:text-properties style:font-name="Times New Roman" officeooo:paragraph-rsid="0056f0fa"/>
    </style:style>
    <style:style style:name="P78" style:family="paragraph" style:parent-style-name="Standard">
      <style:text-properties style:font-name="Times New Roman" officeooo:paragraph-rsid="005f0e31"/>
    </style:style>
    <style:style style:name="P79" style:family="paragraph" style:parent-style-name="Standard">
      <style:text-properties style:font-name="Times New Roman" officeooo:rsid="005f0e31" officeooo:paragraph-rsid="005f0e31"/>
    </style:style>
    <style:style style:name="P80" style:family="paragraph" style:parent-style-name="Standard">
      <style:text-properties style:font-name="Times New Roman" officeooo:paragraph-rsid="00657857"/>
    </style:style>
    <style:style style:name="P81" style:family="paragraph" style:parent-style-name="Standard">
      <style:text-properties style:font-name="Times New Roman" officeooo:paragraph-rsid="006a2f19"/>
    </style:style>
    <style:style style:name="P82" style:family="paragraph" style:parent-style-name="Standard">
      <style:text-properties style:font-name="Times New Roman" officeooo:paragraph-rsid="006c523b"/>
    </style:style>
    <style:style style:name="P83" style:family="paragraph" style:parent-style-name="Standard">
      <style:text-properties style:font-name="Times New Roman" officeooo:paragraph-rsid="006c58d5"/>
    </style:style>
    <style:style style:name="P84" style:family="paragraph" style:parent-style-name="Standard">
      <style:text-properties style:font-name="Times New Roman" officeooo:paragraph-rsid="006ed253"/>
    </style:style>
    <style:style style:name="P85" style:family="paragraph" style:parent-style-name="Standard">
      <style:text-properties style:font-name="Times New Roman" officeooo:paragraph-rsid="0071e253"/>
    </style:style>
    <style:style style:name="P86" style:family="paragraph" style:parent-style-name="Standard">
      <style:text-properties style:font-name="Times New Roman" officeooo:paragraph-rsid="0077612a"/>
    </style:style>
    <style:style style:name="P87" style:family="paragraph" style:parent-style-name="Standard">
      <style:text-properties style:font-name="Times New Roman" officeooo:paragraph-rsid="00798ce8"/>
    </style:style>
    <style:style style:name="P88" style:family="paragraph" style:parent-style-name="Standard">
      <style:text-properties style:font-name="Times New Roman" officeooo:rsid="00798ce8" officeooo:paragraph-rsid="00798ce8"/>
    </style:style>
    <style:style style:name="P89" style:family="paragraph" style:parent-style-name="Standard">
      <style:text-properties style:font-name="Times New Roman" officeooo:paragraph-rsid="0080a896"/>
    </style:style>
    <style:style style:name="P90" style:family="paragraph" style:parent-style-name="Standard">
      <style:text-properties style:font-name="Times New Roman" officeooo:paragraph-rsid="0085db1f"/>
    </style:style>
    <style:style style:name="P91" style:family="paragraph" style:parent-style-name="Standard">
      <style:text-properties style:font-name="Times New Roman" officeooo:paragraph-rsid="00882f6f"/>
    </style:style>
    <style:style style:name="P92" style:family="paragraph" style:parent-style-name="Standard">
      <style:text-properties officeooo:rsid="003c21d3" officeooo:paragraph-rsid="003c21d3"/>
    </style:style>
    <style:style style:name="P93" style:family="paragraph" style:parent-style-name="Standard">
      <style:text-properties officeooo:rsid="003c21d3" officeooo:paragraph-rsid="003de67c"/>
    </style:style>
    <style:style style:name="P94" style:family="paragraph" style:parent-style-name="Standard">
      <style:text-properties officeooo:rsid="003c21d3" officeooo:paragraph-rsid="00467b8e"/>
    </style:style>
    <style:style style:name="P95" style:family="paragraph" style:parent-style-name="Standard">
      <style:text-properties officeooo:rsid="003c21d3" officeooo:paragraph-rsid="005d559d"/>
    </style:style>
    <style:style style:name="P96" style:family="paragraph" style:parent-style-name="Standard">
      <style:text-properties officeooo:rsid="003f823b" officeooo:paragraph-rsid="003f823b"/>
    </style:style>
    <style:style style:name="P97" style:family="paragraph" style:parent-style-name="Standard">
      <style:text-properties officeooo:rsid="003f823b" officeooo:paragraph-rsid="00467b8e"/>
    </style:style>
    <style:style style:name="P98" style:family="paragraph" style:parent-style-name="Standard">
      <style:text-properties officeooo:rsid="003f823b" officeooo:paragraph-rsid="005d559d"/>
    </style:style>
    <style:style style:name="P99" style:family="paragraph" style:parent-style-name="Standard">
      <style:text-properties officeooo:rsid="00467b8e" officeooo:paragraph-rsid="00467b8e"/>
    </style:style>
    <style:style style:name="P100" style:family="paragraph" style:parent-style-name="Standard">
      <style:text-properties officeooo:paragraph-rsid="00467b8e"/>
    </style:style>
    <style:style style:name="P101" style:family="paragraph" style:parent-style-name="Standard">
      <style:paragraph-properties fo:text-align="justify" style:justify-single-word="false"/>
      <style:text-properties style:font-name="Liberation Serif1" officeooo:rsid="004d4f1a" officeooo:paragraph-rsid="004d4f1a"/>
    </style:style>
    <style:style style:name="P102" style:family="paragraph" style:parent-style-name="Standard">
      <style:paragraph-properties fo:text-align="justify" style:justify-single-word="false"/>
      <style:text-properties style:font-name="Liberation Serif1" officeooo:rsid="004d4f1a" officeooo:paragraph-rsid="0056f0fa"/>
    </style:style>
    <style:style style:name="P103" style:family="paragraph" style:parent-style-name="Standard">
      <style:paragraph-properties fo:text-align="justify" style:justify-single-word="false"/>
      <style:text-properties style:font-name="Liberation Serif1" officeooo:rsid="004d4f1a" officeooo:paragraph-rsid="005f0e31"/>
    </style:style>
    <style:style style:name="P104" style:family="paragraph" style:parent-style-name="Standard">
      <style:paragraph-properties fo:text-align="justify" style:justify-single-word="false"/>
      <style:text-properties style:font-name="Liberation Serif1" officeooo:rsid="004d4f1a" officeooo:paragraph-rsid="00657857"/>
    </style:style>
    <style:style style:name="P105" style:family="paragraph" style:parent-style-name="Standard">
      <style:paragraph-properties fo:text-align="justify" style:justify-single-word="false"/>
      <style:text-properties style:font-name="Liberation Serif1" officeooo:rsid="004d4f1a" officeooo:paragraph-rsid="006a2f19"/>
    </style:style>
    <style:style style:name="P106" style:family="paragraph" style:parent-style-name="Standard">
      <style:paragraph-properties fo:text-align="justify" style:justify-single-word="false"/>
      <style:text-properties style:font-name="Liberation Serif1" officeooo:rsid="004d4f1a" officeooo:paragraph-rsid="006c523b"/>
    </style:style>
    <style:style style:name="P107" style:family="paragraph" style:parent-style-name="Standard">
      <style:paragraph-properties fo:text-align="justify" style:justify-single-word="false"/>
      <style:text-properties style:font-name="Liberation Serif1" officeooo:rsid="004d4f1a" officeooo:paragraph-rsid="006c58d5"/>
    </style:style>
    <style:style style:name="P108" style:family="paragraph" style:parent-style-name="Standard">
      <style:paragraph-properties fo:text-align="justify" style:justify-single-word="false"/>
      <style:text-properties style:font-name="Liberation Serif1" officeooo:rsid="004d4f1a" officeooo:paragraph-rsid="006ed253"/>
    </style:style>
    <style:style style:name="P109" style:family="paragraph" style:parent-style-name="Standard">
      <style:paragraph-properties fo:text-align="justify" style:justify-single-word="false"/>
      <style:text-properties style:font-name="Liberation Serif1" officeooo:rsid="004d4f1a" officeooo:paragraph-rsid="0071e253"/>
    </style:style>
    <style:style style:name="P110" style:family="paragraph" style:parent-style-name="Standard">
      <style:paragraph-properties fo:text-align="justify" style:justify-single-word="false"/>
      <style:text-properties style:font-name="Liberation Serif1" officeooo:rsid="004d4f1a" officeooo:paragraph-rsid="0077612a"/>
    </style:style>
    <style:style style:name="P111" style:family="paragraph" style:parent-style-name="Standard">
      <style:text-properties style:font-name="Liberation Serif1" officeooo:rsid="001a766e" officeooo:paragraph-rsid="004d4f1a"/>
    </style:style>
    <style:style style:name="P112" style:family="paragraph" style:parent-style-name="Standard">
      <style:text-properties style:font-name="Liberation Serif1" officeooo:rsid="001a766e" officeooo:paragraph-rsid="0056f0fa"/>
    </style:style>
    <style:style style:name="P113" style:family="paragraph" style:parent-style-name="Standard">
      <style:text-properties style:font-name="Liberation Serif1" officeooo:rsid="001a766e" officeooo:paragraph-rsid="005f0e31"/>
    </style:style>
    <style:style style:name="P114" style:family="paragraph" style:parent-style-name="Standard">
      <style:text-properties style:font-name="Liberation Serif1" officeooo:rsid="001a766e" officeooo:paragraph-rsid="00657857"/>
    </style:style>
    <style:style style:name="P115" style:family="paragraph" style:parent-style-name="Standard">
      <style:text-properties style:font-name="Liberation Serif1" officeooo:rsid="001a766e" officeooo:paragraph-rsid="006a2f19"/>
    </style:style>
    <style:style style:name="P116" style:family="paragraph" style:parent-style-name="Standard">
      <style:text-properties style:font-name="Liberation Serif1" officeooo:rsid="001a766e" officeooo:paragraph-rsid="006c523b"/>
    </style:style>
    <style:style style:name="P117" style:family="paragraph" style:parent-style-name="Standard">
      <style:text-properties style:font-name="Liberation Serif1" officeooo:rsid="001a766e" officeooo:paragraph-rsid="006c58d5"/>
    </style:style>
    <style:style style:name="P118" style:family="paragraph" style:parent-style-name="Standard">
      <style:text-properties style:font-name="Liberation Serif1" officeooo:rsid="001a766e" officeooo:paragraph-rsid="006ed253"/>
    </style:style>
    <style:style style:name="P119" style:family="paragraph" style:parent-style-name="Standard">
      <style:text-properties style:font-name="Liberation Serif1" officeooo:rsid="001a766e" officeooo:paragraph-rsid="0071e253"/>
    </style:style>
    <style:style style:name="P120" style:family="paragraph" style:parent-style-name="Standard">
      <style:text-properties style:font-name="Liberation Serif1" officeooo:rsid="001a766e" officeooo:paragraph-rsid="0077612a"/>
    </style:style>
    <style:style style:name="P121" style:family="paragraph" style:parent-style-name="Standard">
      <style:text-properties style:font-name="Liberation Serif1" officeooo:rsid="001a766e" officeooo:paragraph-rsid="00798ce8"/>
    </style:style>
    <style:style style:name="P122" style:family="paragraph" style:parent-style-name="Standard">
      <style:text-properties style:font-name="Liberation Serif1" officeooo:rsid="001a766e" officeooo:paragraph-rsid="007e2aaf"/>
    </style:style>
    <style:style style:name="P123" style:family="paragraph" style:parent-style-name="Standard">
      <style:text-properties style:font-name="Liberation Serif1" officeooo:rsid="001a766e" officeooo:paragraph-rsid="0080a896"/>
    </style:style>
    <style:style style:name="P124" style:family="paragraph" style:parent-style-name="Standard">
      <style:paragraph-properties fo:text-align="justify" style:justify-single-word="false"/>
      <style:text-properties style:font-name="Liberation Serif1" officeooo:rsid="005097c8" officeooo:paragraph-rsid="005097c8"/>
    </style:style>
    <style:style style:name="P125" style:family="paragraph" style:parent-style-name="Standard">
      <style:text-properties style:font-name="Liberation Serif1" officeooo:rsid="00616242" officeooo:paragraph-rsid="00616242"/>
    </style:style>
    <style:style style:name="P126" style:family="paragraph" style:parent-style-name="Standard">
      <style:paragraph-properties fo:text-align="justify" style:justify-single-word="false"/>
      <style:text-properties style:font-name="Liberation Serif1" officeooo:rsid="0056f0fa" officeooo:paragraph-rsid="00643921"/>
    </style:style>
    <style:style style:name="P127" style:family="paragraph" style:parent-style-name="Standard">
      <style:paragraph-properties fo:text-align="justify" style:justify-single-word="false"/>
      <style:text-properties style:font-name="Liberation Serif1" officeooo:rsid="006a2f19" officeooo:paragraph-rsid="006a2f19"/>
    </style:style>
    <style:style style:name="P128" style:family="paragraph" style:parent-style-name="Standard">
      <style:paragraph-properties fo:text-align="justify" style:justify-single-word="false"/>
      <style:text-properties style:font-name="Liberation Serif1" officeooo:rsid="006c58d5" officeooo:paragraph-rsid="006c58d5"/>
    </style:style>
    <style:style style:name="P129" style:family="paragraph" style:parent-style-name="Standard">
      <style:paragraph-properties fo:text-align="justify" style:justify-single-word="false"/>
      <style:text-properties style:font-name="Liberation Serif1" officeooo:rsid="0074fef1" officeooo:paragraph-rsid="0074fef1"/>
    </style:style>
    <style:style style:name="P130" style:family="paragraph" style:parent-style-name="Standard">
      <style:text-properties style:font-name="Liberation Serif1" officeooo:rsid="007e48ea" officeooo:paragraph-rsid="007e48ea"/>
    </style:style>
    <style:style style:name="P131" style:family="paragraph" style:parent-style-name="Standard">
      <style:text-properties style:font-name="Liberation Serif1" officeooo:rsid="007e48ea" officeooo:paragraph-rsid="0080a896"/>
    </style:style>
    <style:style style:name="P132" style:family="paragraph" style:parent-style-name="Standard">
      <style:text-properties style:font-name="Liberation Serif1" officeooo:rsid="007f606d" officeooo:paragraph-rsid="007f606d"/>
    </style:style>
    <style:style style:name="P133" style:family="paragraph" style:parent-style-name="Standard">
      <style:text-properties officeooo:rsid="005a0126" officeooo:paragraph-rsid="005a0126"/>
    </style:style>
    <style:style style:name="P134" style:family="paragraph" style:parent-style-name="Standard">
      <style:text-properties style:font-name="Courier New" officeooo:rsid="001a766e" officeooo:paragraph-rsid="005d559d"/>
    </style:style>
    <style:style style:name="P135" style:family="paragraph" style:parent-style-name="Standard">
      <style:text-properties officeooo:rsid="004cf16b" officeooo:paragraph-rsid="005d559d"/>
    </style:style>
    <style:style style:name="P136" style:family="paragraph" style:parent-style-name="Standard">
      <style:text-properties officeooo:paragraph-rsid="005d559d"/>
    </style:style>
    <style:style style:name="P137" style:family="paragraph" style:parent-style-name="Standard">
      <style:text-properties officeooo:rsid="006dbbd8" officeooo:paragraph-rsid="006dbbd8"/>
    </style:style>
    <style:style style:name="P138" style:family="paragraph" style:parent-style-name="Standard">
      <style:text-properties fo:color="#ce181e" style:font-name="Liberation Serif1" fo:font-weight="bold" officeooo:rsid="006ed253" officeooo:paragraph-rsid="006ed253" style:font-weight-asian="bold" style:font-weight-complex="bold"/>
    </style:style>
    <style:style style:name="P139" style:family="paragraph" style:parent-style-name="Standard">
      <style:text-properties officeooo:rsid="0078cb37" officeooo:paragraph-rsid="00798ce8"/>
    </style:style>
    <style:style style:name="P140" style:family="paragraph" style:parent-style-name="Standard">
      <style:text-properties officeooo:paragraph-rsid="00798ce8"/>
    </style:style>
    <style:style style:name="P141" style:family="paragraph" style:parent-style-name="Standard">
      <style:text-properties officeooo:rsid="0079dcf8" officeooo:paragraph-rsid="0079dcf8"/>
    </style:style>
    <style:style style:name="P142" style:family="paragraph" style:parent-style-name="Standard">
      <style:paragraph-properties fo:text-align="start" style:justify-single-word="false"/>
      <style:text-properties style:font-name="Liberation Mono" officeooo:rsid="001a766e" officeooo:paragraph-rsid="0085db1f"/>
    </style:style>
    <style:style style:name="P143" style:family="paragraph" style:parent-style-name="Standard">
      <style:paragraph-properties fo:text-align="start" style:justify-single-word="false"/>
      <style:text-properties style:font-name="Liberation Mono" officeooo:rsid="001a766e" officeooo:paragraph-rsid="00882f6f"/>
    </style:style>
    <style:style style:name="P144" style:family="paragraph" style:parent-style-name="Standard">
      <style:text-properties officeooo:paragraph-rsid="00882f6f"/>
    </style:style>
    <style:style style:name="P145" style:family="paragraph" style:parent-style-name="Text_20_body">
      <style:text-properties fo:font-size="12pt" style:text-underline-style="solid" style:text-underline-width="auto" style:text-underline-color="font-color" style:font-size-asian="10.5pt" style:font-size-complex="12pt"/>
    </style:style>
    <style:style style:name="P146" style:family="paragraph" style:parent-style-name="Text_20_body">
      <style:paragraph-properties fo:text-align="justify" style:justify-single-word="false"/>
      <style:text-properties officeooo:paragraph-rsid="004bc6d7"/>
    </style:style>
    <style:style style:name="P147" style:family="paragraph" style:parent-style-name="Text_20_body">
      <style:paragraph-properties fo:text-align="start" style:justify-single-word="false"/>
    </style:style>
    <style:style style:name="P148" style:family="paragraph" style:parent-style-name="Text_20_body">
      <style:text-properties officeooo:paragraph-rsid="0085db1f"/>
    </style:style>
    <style:style style:name="P149" style:family="paragraph" style:parent-style-name="Text_20_body">
      <style:text-properties officeooo:rsid="0085db1f" officeooo:paragraph-rsid="0085db1f"/>
    </style:style>
    <style:style style:name="P150" style:family="paragraph" style:parent-style-name="Text_20_body">
      <style:text-properties officeooo:rsid="0085db1f" officeooo:paragraph-rsid="00882f6f"/>
    </style:style>
    <style:style style:name="P151" style:family="paragraph" style:parent-style-name="Text_20_body">
      <style:text-properties officeooo:paragraph-rsid="00882f6f"/>
    </style:style>
    <style:style style:name="P152" style:family="paragraph" style:parent-style-name="Text_20_body">
      <style:text-properties officeooo:rsid="00882f6f" officeooo:paragraph-rsid="00882f6f"/>
    </style:style>
    <style:style style:name="P153" style:family="paragraph" style:parent-style-name="Table_20_Contents">
      <style:text-properties officeooo:rsid="001a766e" officeooo:paragraph-rsid="001a766e"/>
    </style:style>
    <style:style style:name="P154" style:family="paragraph" style:parent-style-name="Table_20_Contents">
      <style:text-properties officeooo:rsid="001a766e" officeooo:paragraph-rsid="001ba6d8"/>
    </style:style>
    <style:style style:name="P155" style:family="paragraph" style:parent-style-name="Table_20_Contents">
      <style:text-properties officeooo:rsid="001a766e" officeooo:paragraph-rsid="001cbc18"/>
    </style:style>
    <style:style style:name="P156" style:family="paragraph" style:parent-style-name="Table_20_Contents">
      <style:text-properties officeooo:rsid="001a766e" officeooo:paragraph-rsid="0037bd90"/>
    </style:style>
    <style:style style:name="P157" style:family="paragraph" style:parent-style-name="Table_20_Contents">
      <style:text-properties officeooo:rsid="001a766e" officeooo:paragraph-rsid="003c21d3"/>
    </style:style>
    <style:style style:name="P158" style:family="paragraph" style:parent-style-name="Table_20_Contents">
      <style:text-properties officeooo:rsid="001a766e" officeooo:paragraph-rsid="00467b8e"/>
    </style:style>
    <style:style style:name="P159" style:family="paragraph" style:parent-style-name="Table_20_Contents">
      <style:text-properties officeooo:rsid="001a766e" officeooo:paragraph-rsid="005d559d"/>
    </style:style>
    <style:style style:name="P160" style:family="paragraph" style:parent-style-name="Table_20_Contents">
      <style:text-properties fo:font-weight="bold" officeooo:rsid="001a766e" officeooo:paragraph-rsid="001a766e" style:font-weight-asian="bold" style:font-weight-complex="bold"/>
    </style:style>
    <style:style style:name="P161" style:family="paragraph" style:parent-style-name="Table_20_Contents">
      <style:text-properties fo:font-weight="bold" officeooo:rsid="001a766e" officeooo:paragraph-rsid="001ba6d8" style:font-weight-asian="bold" style:font-weight-complex="bold"/>
    </style:style>
    <style:style style:name="P162" style:family="paragraph" style:parent-style-name="Table_20_Contents">
      <style:text-properties fo:font-weight="bold" officeooo:rsid="001a766e" officeooo:paragraph-rsid="001cbc18" style:font-weight-asian="bold" style:font-weight-complex="bold"/>
    </style:style>
    <style:style style:name="P163" style:family="paragraph" style:parent-style-name="Table_20_Contents">
      <style:text-properties fo:font-weight="bold" officeooo:rsid="001a766e" officeooo:paragraph-rsid="0037bd90" style:font-weight-asian="bold" style:font-weight-complex="bold"/>
    </style:style>
    <style:style style:name="P164" style:family="paragraph" style:parent-style-name="Table_20_Contents">
      <style:text-properties fo:font-weight="bold" officeooo:rsid="001a766e" officeooo:paragraph-rsid="003c21d3" style:font-weight-asian="bold" style:font-weight-complex="bold"/>
    </style:style>
    <style:style style:name="P165" style:family="paragraph" style:parent-style-name="Table_20_Contents">
      <style:text-properties fo:font-weight="bold" officeooo:rsid="001a766e" officeooo:paragraph-rsid="00467b8e" style:font-weight-asian="bold" style:font-weight-complex="bold"/>
    </style:style>
    <style:style style:name="P166" style:family="paragraph" style:parent-style-name="Table_20_Contents">
      <style:text-properties fo:font-weight="bold" officeooo:rsid="001a766e" officeooo:paragraph-rsid="005d559d" style:font-weight-asian="bold" style:font-weight-complex="bold"/>
    </style:style>
    <style:style style:name="P167" style:family="paragraph" style:parent-style-name="Table_20_Contents">
      <style:text-properties fo:font-weight="bold" officeooo:rsid="007e2aaf" officeooo:paragraph-rsid="007e2aaf" style:font-weight-asian="bold" style:font-weight-complex="bold"/>
    </style:style>
    <style:style style:name="P168" style:family="paragraph" style:parent-style-name="Table_20_Contents">
      <style:text-properties fo:font-weight="bold" officeooo:rsid="007e2aaf" officeooo:paragraph-rsid="0080a896" style:font-weight-asian="bold" style:font-weight-complex="bold"/>
    </style:style>
    <style:style style:name="P169" style:family="paragraph" style:parent-style-name="Table_20_Contents">
      <style:text-properties fo:font-weight="bold" officeooo:rsid="007e2aaf" officeooo:paragraph-rsid="0085db1f" style:font-weight-asian="bold" style:font-weight-complex="bold"/>
    </style:style>
    <style:style style:name="P170" style:family="paragraph" style:parent-style-name="Table_20_Contents">
      <style:text-properties fo:font-weight="bold" officeooo:rsid="007e2aaf" officeooo:paragraph-rsid="00882f6f" style:font-weight-asian="bold" style:font-weight-complex="bold"/>
    </style:style>
    <style:style style:name="P171" style:family="paragraph" style:parent-style-name="Table_20_Contents">
      <style:text-properties officeooo:rsid="001cbc18" officeooo:paragraph-rsid="001cbc18"/>
    </style:style>
    <style:style style:name="P172" style:family="paragraph" style:parent-style-name="Table_20_Contents">
      <style:text-properties officeooo:rsid="001cbc18" officeooo:paragraph-rsid="0037bd90"/>
    </style:style>
    <style:style style:name="P173" style:family="paragraph" style:parent-style-name="Table_20_Contents">
      <style:text-properties officeooo:rsid="001cbc18" officeooo:paragraph-rsid="003c21d3"/>
    </style:style>
    <style:style style:name="P174" style:family="paragraph" style:parent-style-name="Table_20_Contents">
      <style:text-properties officeooo:rsid="001cbc18" officeooo:paragraph-rsid="003f823b"/>
    </style:style>
    <style:style style:name="P175" style:family="paragraph" style:parent-style-name="Table_20_Contents">
      <style:text-properties officeooo:rsid="001cbc18" officeooo:paragraph-rsid="00467b8e"/>
    </style:style>
    <style:style style:name="P176" style:family="paragraph" style:parent-style-name="Table_20_Contents">
      <style:text-properties officeooo:rsid="001cbc18" officeooo:paragraph-rsid="005d559d"/>
    </style:style>
    <style:style style:name="P177" style:family="paragraph" style:parent-style-name="Table_20_Contents">
      <style:text-properties officeooo:rsid="0037bd90" officeooo:paragraph-rsid="0037bd90"/>
    </style:style>
    <style:style style:name="P178" style:family="paragraph" style:parent-style-name="Table_20_Contents">
      <style:text-properties officeooo:rsid="0037bd90" officeooo:paragraph-rsid="003c21d3"/>
    </style:style>
    <style:style style:name="P179" style:family="paragraph" style:parent-style-name="Table_20_Contents">
      <style:text-properties officeooo:rsid="0037bd90" officeooo:paragraph-rsid="00467b8e"/>
    </style:style>
    <style:style style:name="P180" style:family="paragraph" style:parent-style-name="Table_20_Contents">
      <style:text-properties officeooo:rsid="0037bd90" officeooo:paragraph-rsid="005d559d"/>
    </style:style>
    <style:style style:name="P181" style:family="paragraph" style:parent-style-name="Table_20_Contents">
      <style:text-properties officeooo:rsid="003c21d3" officeooo:paragraph-rsid="003c21d3"/>
    </style:style>
    <style:style style:name="P182" style:family="paragraph" style:parent-style-name="Table_20_Contents">
      <style:text-properties officeooo:rsid="003c21d3" officeooo:paragraph-rsid="00467b8e"/>
    </style:style>
    <style:style style:name="P183" style:family="paragraph" style:parent-style-name="Table_20_Contents">
      <style:text-properties officeooo:rsid="003c21d3" officeooo:paragraph-rsid="005d559d"/>
    </style:style>
    <style:style style:name="P184" style:family="paragraph" style:parent-style-name="Table_20_Contents">
      <style:text-properties officeooo:rsid="003f823b" officeooo:paragraph-rsid="003f823b"/>
    </style:style>
    <style:style style:name="P185" style:family="paragraph" style:parent-style-name="Table_20_Contents">
      <style:text-properties officeooo:rsid="003f823b" officeooo:paragraph-rsid="00467b8e"/>
    </style:style>
    <style:style style:name="P186" style:family="paragraph" style:parent-style-name="Table_20_Contents">
      <style:text-properties officeooo:rsid="003f823b" officeooo:paragraph-rsid="005d559d"/>
    </style:style>
    <style:style style:name="P187" style:family="paragraph" style:parent-style-name="Table_20_Contents">
      <style:text-properties style:font-name="Times New Roman" officeooo:rsid="004d4f1a" officeooo:paragraph-rsid="004d4f1a"/>
    </style:style>
    <style:style style:name="P188" style:family="paragraph" style:parent-style-name="Table_20_Contents">
      <style:text-properties style:font-name="Times New Roman" officeooo:rsid="004d4f1a" officeooo:paragraph-rsid="0056f0fa"/>
    </style:style>
    <style:style style:name="P189" style:family="paragraph" style:parent-style-name="Table_20_Contents">
      <style:text-properties style:font-name="Times New Roman" officeooo:rsid="004d4f1a" officeooo:paragraph-rsid="005f0e31"/>
    </style:style>
    <style:style style:name="P190" style:family="paragraph" style:parent-style-name="Table_20_Contents">
      <style:text-properties style:font-name="Times New Roman" officeooo:rsid="004d4f1a" officeooo:paragraph-rsid="00657857"/>
    </style:style>
    <style:style style:name="P191" style:family="paragraph" style:parent-style-name="Table_20_Contents">
      <style:text-properties style:font-name="Times New Roman" officeooo:rsid="004d4f1a" officeooo:paragraph-rsid="006a2f19"/>
    </style:style>
    <style:style style:name="P192" style:family="paragraph" style:parent-style-name="Table_20_Contents">
      <style:text-properties style:font-name="Times New Roman" officeooo:rsid="004d4f1a" officeooo:paragraph-rsid="006c523b"/>
    </style:style>
    <style:style style:name="P193" style:family="paragraph" style:parent-style-name="Table_20_Contents">
      <style:text-properties style:font-name="Times New Roman" officeooo:rsid="004d4f1a" officeooo:paragraph-rsid="006c58d5"/>
    </style:style>
    <style:style style:name="P194" style:family="paragraph" style:parent-style-name="Table_20_Contents">
      <style:text-properties style:font-name="Times New Roman" officeooo:rsid="004d4f1a" officeooo:paragraph-rsid="006ed253"/>
    </style:style>
    <style:style style:name="P195" style:family="paragraph" style:parent-style-name="Table_20_Contents">
      <style:text-properties style:font-name="Times New Roman" officeooo:rsid="004d4f1a" officeooo:paragraph-rsid="0071e253"/>
    </style:style>
    <style:style style:name="P196" style:family="paragraph" style:parent-style-name="Table_20_Contents">
      <style:text-properties style:font-name="Times New Roman" officeooo:rsid="004d4f1a" officeooo:paragraph-rsid="0077612a"/>
    </style:style>
    <style:style style:name="P197" style:family="paragraph" style:parent-style-name="Table_20_Contents">
      <style:text-properties style:font-name="Times New Roman" officeooo:rsid="004d4f1a" officeooo:paragraph-rsid="00798ce8"/>
    </style:style>
    <style:style style:name="P198" style:family="paragraph" style:parent-style-name="Table_20_Contents">
      <style:text-properties style:font-name="Times New Roman" officeooo:rsid="004d4f1a" officeooo:paragraph-rsid="007e2aaf"/>
    </style:style>
    <style:style style:name="P199" style:family="paragraph" style:parent-style-name="Table_20_Contents">
      <style:text-properties style:font-name="Times New Roman" officeooo:rsid="004d4f1a" officeooo:paragraph-rsid="0080a896"/>
    </style:style>
    <style:style style:name="P200" style:family="paragraph" style:parent-style-name="Table_20_Contents">
      <style:text-properties style:font-name="Times New Roman" officeooo:rsid="004d4f1a" officeooo:paragraph-rsid="0085db1f"/>
    </style:style>
    <style:style style:name="P201" style:family="paragraph" style:parent-style-name="Table_20_Contents">
      <style:text-properties style:font-name="Times New Roman" officeooo:rsid="004d4f1a" officeooo:paragraph-rsid="00882f6f"/>
    </style:style>
    <style:style style:name="P202" style:family="paragraph" style:parent-style-name="Table_20_Contents">
      <style:text-properties style:font-name="Times New Roman" officeooo:rsid="001cbc18" officeooo:paragraph-rsid="004d4f1a"/>
    </style:style>
    <style:style style:name="P203" style:family="paragraph" style:parent-style-name="Table_20_Contents">
      <style:text-properties style:font-name="Times New Roman" officeooo:rsid="001cbc18" officeooo:paragraph-rsid="0056f0fa"/>
    </style:style>
    <style:style style:name="P204" style:family="paragraph" style:parent-style-name="Table_20_Contents">
      <style:text-properties style:font-name="Times New Roman" officeooo:rsid="001cbc18" officeooo:paragraph-rsid="005f0e31"/>
    </style:style>
    <style:style style:name="P205" style:family="paragraph" style:parent-style-name="Table_20_Contents">
      <style:text-properties style:font-name="Times New Roman" officeooo:rsid="001cbc18" officeooo:paragraph-rsid="00657857"/>
    </style:style>
    <style:style style:name="P206" style:family="paragraph" style:parent-style-name="Table_20_Contents">
      <style:text-properties style:font-name="Times New Roman" officeooo:rsid="001cbc18" officeooo:paragraph-rsid="006a2f19"/>
    </style:style>
    <style:style style:name="P207" style:family="paragraph" style:parent-style-name="Table_20_Contents">
      <style:text-properties style:font-name="Times New Roman" officeooo:rsid="001cbc18" officeooo:paragraph-rsid="006c523b"/>
    </style:style>
    <style:style style:name="P208" style:family="paragraph" style:parent-style-name="Table_20_Contents">
      <style:text-properties style:font-name="Times New Roman" officeooo:rsid="001cbc18" officeooo:paragraph-rsid="006c58d5"/>
    </style:style>
    <style:style style:name="P209" style:family="paragraph" style:parent-style-name="Table_20_Contents">
      <style:text-properties style:font-name="Times New Roman" officeooo:rsid="001cbc18" officeooo:paragraph-rsid="006ed253"/>
    </style:style>
    <style:style style:name="P210" style:family="paragraph" style:parent-style-name="Table_20_Contents">
      <style:text-properties style:font-name="Times New Roman" officeooo:rsid="001cbc18" officeooo:paragraph-rsid="0071e253"/>
    </style:style>
    <style:style style:name="P211" style:family="paragraph" style:parent-style-name="Table_20_Contents">
      <style:text-properties style:font-name="Times New Roman" officeooo:rsid="001cbc18" officeooo:paragraph-rsid="0077612a"/>
    </style:style>
    <style:style style:name="P212" style:family="paragraph" style:parent-style-name="Table_20_Contents">
      <style:text-properties style:font-name="Times New Roman" officeooo:rsid="001cbc18" officeooo:paragraph-rsid="00798ce8"/>
    </style:style>
    <style:style style:name="P213" style:family="paragraph" style:parent-style-name="Table_20_Contents">
      <style:text-properties style:font-name="Times New Roman" officeooo:rsid="003c21d3" officeooo:paragraph-rsid="004d4f1a"/>
    </style:style>
    <style:style style:name="P214" style:family="paragraph" style:parent-style-name="Table_20_Contents">
      <style:text-properties style:font-name="Times New Roman" officeooo:rsid="003c21d3" officeooo:paragraph-rsid="0056f0fa"/>
    </style:style>
    <style:style style:name="P215" style:family="paragraph" style:parent-style-name="Table_20_Contents">
      <style:text-properties style:font-name="Times New Roman" officeooo:rsid="003c21d3" officeooo:paragraph-rsid="005f0e31"/>
    </style:style>
    <style:style style:name="P216" style:family="paragraph" style:parent-style-name="Table_20_Contents">
      <style:text-properties style:font-name="Times New Roman" officeooo:rsid="003c21d3" officeooo:paragraph-rsid="00657857"/>
    </style:style>
    <style:style style:name="P217" style:family="paragraph" style:parent-style-name="Table_20_Contents">
      <style:text-properties style:font-name="Times New Roman" officeooo:rsid="003c21d3" officeooo:paragraph-rsid="006a2f19"/>
    </style:style>
    <style:style style:name="P218" style:family="paragraph" style:parent-style-name="Table_20_Contents">
      <style:text-properties style:font-name="Times New Roman" officeooo:rsid="003c21d3" officeooo:paragraph-rsid="006c523b"/>
    </style:style>
    <style:style style:name="P219" style:family="paragraph" style:parent-style-name="Table_20_Contents">
      <style:text-properties style:font-name="Times New Roman" officeooo:rsid="003c21d3" officeooo:paragraph-rsid="006c58d5"/>
    </style:style>
    <style:style style:name="P220" style:family="paragraph" style:parent-style-name="Table_20_Contents">
      <style:text-properties style:font-name="Times New Roman" officeooo:rsid="003c21d3" officeooo:paragraph-rsid="006ed253"/>
    </style:style>
    <style:style style:name="P221" style:family="paragraph" style:parent-style-name="Table_20_Contents">
      <style:text-properties style:font-name="Times New Roman" officeooo:rsid="003c21d3" officeooo:paragraph-rsid="0071e253"/>
    </style:style>
    <style:style style:name="P222" style:family="paragraph" style:parent-style-name="Table_20_Contents">
      <style:text-properties style:font-name="Times New Roman" officeooo:rsid="003c21d3" officeooo:paragraph-rsid="0077612a"/>
    </style:style>
    <style:style style:name="P223" style:family="paragraph" style:parent-style-name="Table_20_Contents">
      <style:text-properties style:font-name="Times New Roman" officeooo:rsid="003c21d3" officeooo:paragraph-rsid="00798ce8"/>
    </style:style>
    <style:style style:name="P224" style:family="paragraph" style:parent-style-name="Table_20_Contents">
      <style:text-properties style:font-name="Times New Roman" officeooo:rsid="003c21d3" officeooo:paragraph-rsid="0080a896"/>
    </style:style>
    <style:style style:name="P225" style:family="paragraph" style:parent-style-name="Table_20_Contents">
      <style:text-properties style:font-name="Times New Roman" officeooo:rsid="003c21d3" officeooo:paragraph-rsid="0085db1f"/>
    </style:style>
    <style:style style:name="P226" style:family="paragraph" style:parent-style-name="Table_20_Contents">
      <style:text-properties style:font-name="Times New Roman" officeooo:rsid="003c21d3" officeooo:paragraph-rsid="00882f6f"/>
    </style:style>
    <style:style style:name="P227" style:family="paragraph" style:parent-style-name="Table_20_Contents">
      <style:text-properties style:font-name="Times New Roman" officeooo:rsid="003f823b" officeooo:paragraph-rsid="004d4f1a"/>
    </style:style>
    <style:style style:name="P228" style:family="paragraph" style:parent-style-name="Table_20_Contents">
      <style:text-properties style:font-name="Times New Roman" officeooo:rsid="003f823b" officeooo:paragraph-rsid="0056f0fa"/>
    </style:style>
    <style:style style:name="P229" style:family="paragraph" style:parent-style-name="Table_20_Contents">
      <style:text-properties style:font-name="Times New Roman" officeooo:rsid="003f823b" officeooo:paragraph-rsid="005f0e31"/>
    </style:style>
    <style:style style:name="P230" style:family="paragraph" style:parent-style-name="Table_20_Contents">
      <style:text-properties style:font-name="Times New Roman" officeooo:rsid="003f823b" officeooo:paragraph-rsid="00657857"/>
    </style:style>
    <style:style style:name="P231" style:family="paragraph" style:parent-style-name="Table_20_Contents">
      <style:text-properties style:font-name="Times New Roman" officeooo:rsid="003f823b" officeooo:paragraph-rsid="006a2f19"/>
    </style:style>
    <style:style style:name="P232" style:family="paragraph" style:parent-style-name="Table_20_Contents">
      <style:text-properties style:font-name="Times New Roman" officeooo:rsid="003f823b" officeooo:paragraph-rsid="006c523b"/>
    </style:style>
    <style:style style:name="P233" style:family="paragraph" style:parent-style-name="Table_20_Contents">
      <style:text-properties style:font-name="Times New Roman" officeooo:rsid="003f823b" officeooo:paragraph-rsid="006c58d5"/>
    </style:style>
    <style:style style:name="P234" style:family="paragraph" style:parent-style-name="Table_20_Contents">
      <style:text-properties style:font-name="Times New Roman" officeooo:rsid="003f823b" officeooo:paragraph-rsid="006ed253"/>
    </style:style>
    <style:style style:name="P235" style:family="paragraph" style:parent-style-name="Table_20_Contents">
      <style:text-properties style:font-name="Times New Roman" officeooo:rsid="001a766e" officeooo:paragraph-rsid="004d4f1a"/>
    </style:style>
    <style:style style:name="P236" style:family="paragraph" style:parent-style-name="Table_20_Contents">
      <style:text-properties style:font-name="Times New Roman" officeooo:rsid="001a766e" officeooo:paragraph-rsid="0056f0fa"/>
    </style:style>
    <style:style style:name="P237" style:family="paragraph" style:parent-style-name="Table_20_Contents">
      <style:text-properties style:font-name="Times New Roman" officeooo:rsid="001a766e" officeooo:paragraph-rsid="005f0e31"/>
    </style:style>
    <style:style style:name="P238" style:family="paragraph" style:parent-style-name="Table_20_Contents">
      <style:text-properties style:font-name="Times New Roman" officeooo:rsid="001a766e" officeooo:paragraph-rsid="00657857"/>
    </style:style>
    <style:style style:name="P239" style:family="paragraph" style:parent-style-name="Table_20_Contents">
      <style:text-properties style:font-name="Times New Roman" officeooo:rsid="001a766e" officeooo:paragraph-rsid="006a2f19"/>
    </style:style>
    <style:style style:name="P240" style:family="paragraph" style:parent-style-name="Table_20_Contents">
      <style:text-properties style:font-name="Times New Roman" officeooo:rsid="001a766e" officeooo:paragraph-rsid="006c523b"/>
    </style:style>
    <style:style style:name="P241" style:family="paragraph" style:parent-style-name="Table_20_Contents">
      <style:text-properties style:font-name="Times New Roman" officeooo:rsid="001a766e" officeooo:paragraph-rsid="006c58d5"/>
    </style:style>
    <style:style style:name="P242" style:family="paragraph" style:parent-style-name="Table_20_Contents">
      <style:text-properties style:font-name="Times New Roman" officeooo:rsid="001a766e" officeooo:paragraph-rsid="006ed253"/>
    </style:style>
    <style:style style:name="P243" style:family="paragraph" style:parent-style-name="Table_20_Contents">
      <style:text-properties style:font-name="Times New Roman" officeooo:rsid="001a766e" officeooo:paragraph-rsid="0071e253"/>
    </style:style>
    <style:style style:name="P244" style:family="paragraph" style:parent-style-name="Table_20_Contents">
      <style:text-properties style:font-name="Times New Roman" officeooo:rsid="001a766e" officeooo:paragraph-rsid="0077612a"/>
    </style:style>
    <style:style style:name="P245" style:family="paragraph" style:parent-style-name="Table_20_Contents">
      <style:text-properties style:font-name="Times New Roman" officeooo:rsid="001a766e" officeooo:paragraph-rsid="00798ce8"/>
    </style:style>
    <style:style style:name="P246" style:family="paragraph" style:parent-style-name="Table_20_Contents">
      <style:text-properties style:font-name="Times New Roman" officeooo:rsid="001a766e" officeooo:paragraph-rsid="0080a896"/>
    </style:style>
    <style:style style:name="P247" style:family="paragraph" style:parent-style-name="Table_20_Contents">
      <style:text-properties style:font-name="Times New Roman" officeooo:rsid="001a766e" officeooo:paragraph-rsid="0085db1f"/>
    </style:style>
    <style:style style:name="P248" style:family="paragraph" style:parent-style-name="Table_20_Contents">
      <style:text-properties style:font-name="Times New Roman" officeooo:rsid="001a766e" officeooo:paragraph-rsid="00882f6f"/>
    </style:style>
    <style:style style:name="P249" style:family="paragraph" style:parent-style-name="Table_20_Contents">
      <style:text-properties style:font-name="Times New Roman" officeooo:rsid="0037bd90" officeooo:paragraph-rsid="004d4f1a"/>
    </style:style>
    <style:style style:name="P250" style:family="paragraph" style:parent-style-name="Table_20_Contents">
      <style:text-properties style:font-name="Times New Roman" officeooo:rsid="0037bd90" officeooo:paragraph-rsid="0056f0fa"/>
    </style:style>
    <style:style style:name="P251" style:family="paragraph" style:parent-style-name="Table_20_Contents">
      <style:text-properties style:font-name="Times New Roman" officeooo:rsid="0037bd90" officeooo:paragraph-rsid="005f0e31"/>
    </style:style>
    <style:style style:name="P252" style:family="paragraph" style:parent-style-name="Table_20_Contents">
      <style:text-properties style:font-name="Times New Roman" officeooo:rsid="0037bd90" officeooo:paragraph-rsid="00657857"/>
    </style:style>
    <style:style style:name="P253" style:family="paragraph" style:parent-style-name="Table_20_Contents">
      <style:text-properties style:font-name="Times New Roman" officeooo:rsid="0037bd90" officeooo:paragraph-rsid="006a2f19"/>
    </style:style>
    <style:style style:name="P254" style:family="paragraph" style:parent-style-name="Table_20_Contents">
      <style:text-properties style:font-name="Times New Roman" officeooo:rsid="0037bd90" officeooo:paragraph-rsid="006c523b"/>
    </style:style>
    <style:style style:name="P255" style:family="paragraph" style:parent-style-name="Table_20_Contents">
      <style:text-properties style:font-name="Times New Roman" officeooo:rsid="0037bd90" officeooo:paragraph-rsid="006c58d5"/>
    </style:style>
    <style:style style:name="P256" style:family="paragraph" style:parent-style-name="Table_20_Contents">
      <style:text-properties style:font-name="Times New Roman" officeooo:rsid="0037bd90" officeooo:paragraph-rsid="006ed253"/>
    </style:style>
    <style:style style:name="P257" style:family="paragraph" style:parent-style-name="Table_20_Contents">
      <style:text-properties style:font-name="Times New Roman" officeooo:rsid="0037bd90" officeooo:paragraph-rsid="0071e253"/>
    </style:style>
    <style:style style:name="P258" style:family="paragraph" style:parent-style-name="Table_20_Contents">
      <style:text-properties style:font-name="Times New Roman" officeooo:rsid="0037bd90" officeooo:paragraph-rsid="0077612a"/>
    </style:style>
    <style:style style:name="P259" style:family="paragraph" style:parent-style-name="Table_20_Contents">
      <style:text-properties style:font-name="Times New Roman" officeooo:rsid="0037bd90" officeooo:paragraph-rsid="00798ce8"/>
    </style:style>
    <style:style style:name="P260" style:family="paragraph" style:parent-style-name="Table_20_Contents">
      <style:text-properties style:font-name="Times New Roman" fo:font-weight="bold" officeooo:rsid="001a766e" officeooo:paragraph-rsid="004d4f1a" style:font-weight-asian="bold" style:font-weight-complex="bold"/>
    </style:style>
    <style:style style:name="P261" style:family="paragraph" style:parent-style-name="Table_20_Contents">
      <style:text-properties style:font-name="Times New Roman" fo:font-weight="bold" officeooo:rsid="001a766e" officeooo:paragraph-rsid="0056f0fa" style:font-weight-asian="bold" style:font-weight-complex="bold"/>
    </style:style>
    <style:style style:name="P262" style:family="paragraph" style:parent-style-name="Table_20_Contents">
      <style:text-properties style:font-name="Times New Roman" fo:font-weight="bold" officeooo:rsid="001a766e" officeooo:paragraph-rsid="005f0e31" style:font-weight-asian="bold" style:font-weight-complex="bold"/>
    </style:style>
    <style:style style:name="P263" style:family="paragraph" style:parent-style-name="Table_20_Contents">
      <style:text-properties style:font-name="Times New Roman" fo:font-weight="bold" officeooo:rsid="001a766e" officeooo:paragraph-rsid="00657857" style:font-weight-asian="bold" style:font-weight-complex="bold"/>
    </style:style>
    <style:style style:name="P264" style:family="paragraph" style:parent-style-name="Table_20_Contents">
      <style:text-properties style:font-name="Times New Roman" fo:font-weight="bold" officeooo:rsid="001a766e" officeooo:paragraph-rsid="006a2f19" style:font-weight-asian="bold" style:font-weight-complex="bold"/>
    </style:style>
    <style:style style:name="P265" style:family="paragraph" style:parent-style-name="Table_20_Contents">
      <style:text-properties style:font-name="Times New Roman" fo:font-weight="bold" officeooo:rsid="001a766e" officeooo:paragraph-rsid="006c523b" style:font-weight-asian="bold" style:font-weight-complex="bold"/>
    </style:style>
    <style:style style:name="P266" style:family="paragraph" style:parent-style-name="Table_20_Contents">
      <style:text-properties style:font-name="Times New Roman" fo:font-weight="bold" officeooo:rsid="001a766e" officeooo:paragraph-rsid="006c58d5" style:font-weight-asian="bold" style:font-weight-complex="bold"/>
    </style:style>
    <style:style style:name="P267" style:family="paragraph" style:parent-style-name="Table_20_Contents">
      <style:text-properties style:font-name="Times New Roman" fo:font-weight="bold" officeooo:rsid="001a766e" officeooo:paragraph-rsid="006ed253" style:font-weight-asian="bold" style:font-weight-complex="bold"/>
    </style:style>
    <style:style style:name="P268" style:family="paragraph" style:parent-style-name="Table_20_Contents">
      <style:text-properties style:font-name="Times New Roman" fo:font-weight="bold" officeooo:rsid="001a766e" officeooo:paragraph-rsid="0071e253" style:font-weight-asian="bold" style:font-weight-complex="bold"/>
    </style:style>
    <style:style style:name="P269" style:family="paragraph" style:parent-style-name="Table_20_Contents">
      <style:text-properties style:font-name="Times New Roman" fo:font-weight="bold" officeooo:rsid="001a766e" officeooo:paragraph-rsid="0077612a" style:font-weight-asian="bold" style:font-weight-complex="bold"/>
    </style:style>
    <style:style style:name="P270" style:family="paragraph" style:parent-style-name="Table_20_Contents">
      <style:text-properties style:font-name="Times New Roman" fo:font-weight="bold" officeooo:rsid="001a766e" officeooo:paragraph-rsid="00798ce8" style:font-weight-asian="bold" style:font-weight-complex="bold"/>
    </style:style>
    <style:style style:name="P271" style:family="paragraph" style:parent-style-name="Table_20_Contents">
      <style:paragraph-properties fo:text-align="justify" style:justify-single-word="false"/>
      <style:text-properties style:font-name="Times New Roman" officeooo:rsid="005f0e31" officeooo:paragraph-rsid="005f0e31"/>
    </style:style>
    <style:style style:name="P272" style:family="paragraph" style:parent-style-name="Table_20_Contents">
      <style:text-properties style:font-name="Times New Roman" officeooo:rsid="00798ce8" officeooo:paragraph-rsid="00798ce8"/>
    </style:style>
    <style:style style:name="P273" style:family="paragraph" style:parent-style-name="Table_20_Contents">
      <style:text-properties style:font-name="Times New Roman" officeooo:rsid="00798ce8" officeooo:paragraph-rsid="007e2aaf"/>
    </style:style>
    <style:style style:name="P274" style:family="paragraph" style:parent-style-name="Table_20_Contents">
      <style:text-properties style:font-name="Times New Roman" officeooo:rsid="00798ce8" officeooo:paragraph-rsid="0080a896"/>
    </style:style>
    <style:style style:name="P275" style:family="paragraph" style:parent-style-name="Table_20_Contents">
      <style:text-properties style:font-name="Times New Roman" officeooo:rsid="00798ce8" officeooo:paragraph-rsid="0085db1f"/>
    </style:style>
    <style:style style:name="P276" style:family="paragraph" style:parent-style-name="Table_20_Contents">
      <style:text-properties style:font-name="Times New Roman" officeooo:rsid="00798ce8" officeooo:paragraph-rsid="00882f6f"/>
    </style:style>
    <style:style style:name="P277" style:family="paragraph" style:parent-style-name="Table_20_Contents">
      <style:text-properties style:font-name="Times New Roman" officeooo:rsid="007e2aaf" officeooo:paragraph-rsid="007e2aaf"/>
    </style:style>
    <style:style style:name="P278" style:family="paragraph" style:parent-style-name="Table_20_Contents">
      <style:text-properties style:font-name="Times New Roman" officeooo:rsid="007e2aaf" officeooo:paragraph-rsid="0080a896"/>
    </style:style>
    <style:style style:name="P279" style:family="paragraph" style:parent-style-name="Table_20_Contents">
      <style:text-properties style:font-name="Times New Roman" officeooo:rsid="007e2aaf" officeooo:paragraph-rsid="0085db1f"/>
    </style:style>
    <style:style style:name="P280" style:family="paragraph" style:parent-style-name="Table_20_Contents">
      <style:text-properties style:font-name="Times New Roman" officeooo:rsid="007e2aaf" officeooo:paragraph-rsid="00882f6f"/>
    </style:style>
    <style:style style:name="P281" style:family="paragraph" style:parent-style-name="Table_20_Contents">
      <style:text-properties officeooo:rsid="007e2aaf" officeooo:paragraph-rsid="007e2aaf"/>
    </style:style>
    <style:style style:name="P282" style:family="paragraph" style:parent-style-name="Table_20_Contents">
      <style:text-properties officeooo:rsid="007e2aaf" officeooo:paragraph-rsid="0080a896"/>
    </style:style>
    <style:style style:name="P283" style:family="paragraph" style:parent-style-name="Table_20_Contents">
      <style:text-properties officeooo:rsid="007e2aaf" officeooo:paragraph-rsid="0085db1f"/>
    </style:style>
    <style:style style:name="P284" style:family="paragraph" style:parent-style-name="Table_20_Contents">
      <style:text-properties officeooo:rsid="007e2aaf" officeooo:paragraph-rsid="00882f6f"/>
    </style:style>
    <style:style style:name="P285"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286"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287"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288" style:family="paragraph" style:parent-style-name="Text_20_body">
      <style:paragraph-properties fo:text-align="start" style:justify-single-word="false" fo:break-before="page"/>
    </style:style>
    <style:style style:name="P289" style:family="paragraph" style:parent-style-name="Text_20_body" style:list-style-name="L1">
      <style:paragraph-properties fo:text-align="start" style:justify-single-word="false"/>
      <style:text-properties officeooo:rsid="001ba6d8" officeooo:paragraph-rsid="001ba6d8"/>
    </style:style>
    <style:style style:name="P290" style:family="paragraph" style:parent-style-name="Text_20_body" style:list-style-name="L7">
      <style:paragraph-properties fo:text-align="start" style:justify-single-word="false"/>
    </style:style>
    <style:style style:name="P291" style:family="paragraph" style:parent-style-name="Text_20_body" style:list-style-name="L9">
      <style:paragraph-properties fo:text-align="start" style:justify-single-word="false"/>
    </style:style>
    <style:style style:name="P292" style:family="paragraph" style:parent-style-name="Text_20_body" style:list-style-name="L10">
      <style:paragraph-properties fo:text-align="start" style:justify-single-word="false"/>
    </style:style>
    <style:style style:name="P293" style:family="paragraph" style:parent-style-name="Text_20_body" style:list-style-name="L28">
      <style:paragraph-properties fo:text-align="start" style:justify-single-word="false"/>
    </style:style>
    <style:style style:name="P294" style:family="paragraph" style:parent-style-name="Text_20_body" style:list-style-name="L25">
      <style:paragraph-properties fo:text-align="start" style:justify-single-word="false"/>
    </style:style>
    <style:style style:name="P295" style:family="paragraph" style:parent-style-name="Text_20_body" style:list-style-name="L25">
      <style:paragraph-properties fo:text-align="start" style:justify-single-word="false"/>
      <style:text-properties officeooo:paragraph-rsid="0085db1f"/>
    </style:style>
    <style:style style:name="P296" style:family="paragraph" style:parent-style-name="Text_20_body" style:list-style-name="L25">
      <style:paragraph-properties fo:text-align="start" style:justify-single-word="false"/>
      <style:text-properties officeooo:paragraph-rsid="008ab6d8"/>
    </style:style>
    <style:style style:name="P297" style:family="paragraph" style:parent-style-name="Text_20_body">
      <style:paragraph-properties fo:text-align="start" style:justify-single-word="false"/>
      <style:text-properties officeooo:paragraph-rsid="008ab6d8"/>
    </style:style>
    <style:style style:name="P298" style:family="paragraph" style:parent-style-name="Text_20_body" style:list-style-name="L11"/>
    <style:style style:name="P299" style:family="paragraph" style:parent-style-name="Text_20_body" style:list-style-name="L12"/>
    <style:style style:name="P300" style:family="paragraph" style:parent-style-name="Text_20_body" style:list-style-name="L13"/>
    <style:style style:name="P301" style:family="paragraph" style:parent-style-name="Text_20_body" style:list-style-name="L25"/>
    <style:style style:name="P302" style:family="paragraph" style:parent-style-name="Text_20_body" style:list-style-name="L25">
      <style:text-properties officeooo:paragraph-rsid="0085db1f"/>
    </style:style>
    <style:style style:name="P303" style:family="paragraph" style:parent-style-name="Text_20_body" style:list-style-name="L25">
      <style:text-properties officeooo:paragraph-rsid="00882f6f"/>
    </style:style>
    <style:style style:name="P304" style:family="paragraph" style:parent-style-name="Text_20_body" style:list-style-name="L25">
      <style:text-properties officeooo:paragraph-rsid="008b589f"/>
    </style:style>
    <style:style style:name="P305" style:family="paragraph" style:parent-style-name="Text_20_body" style:list-style-name="L25">
      <style:text-properties officeooo:rsid="007b0e3a" officeooo:paragraph-rsid="007b0e3a"/>
    </style:style>
    <style:style style:name="P306" style:family="paragraph" style:parent-style-name="Text_20_body" style:list-style-name="L25">
      <style:text-properties officeooo:rsid="007e2aaf" officeooo:paragraph-rsid="007e2aaf"/>
    </style:style>
    <style:style style:name="P307" style:family="paragraph" style:parent-style-name="Text_20_body" style:list-style-name="L25">
      <style:text-properties officeooo:rsid="00882f6f" officeooo:paragraph-rsid="00882f6f"/>
    </style:style>
    <style:style style:name="P308" style:family="paragraph" style:parent-style-name="Text_20_body" style:list-style-name="L25">
      <style:paragraph-properties fo:text-align="start" style:justify-single-word="false"/>
      <style:text-properties officeooo:rsid="008ab6d8" officeooo:paragraph-rsid="008ab6d8"/>
    </style:style>
    <style:style style:name="P309" style:family="paragraph" style:parent-style-name="Text_20_body" style:list-style-name="L25">
      <style:paragraph-properties fo:text-align="start" style:justify-single-word="false"/>
      <style:text-properties officeooo:rsid="008b589f" officeooo:paragraph-rsid="008b589f"/>
    </style:style>
    <style:style style:name="P310" style:family="paragraph" style:parent-style-name="Text_20_body" style:list-style-name="L2">
      <style:paragraph-properties fo:margin-top="0cm" fo:margin-bottom="0cm" loext:contextual-spacing="false" fo:text-align="start" style:justify-single-word="false"/>
    </style:style>
    <style:style style:name="P311" style:family="paragraph" style:parent-style-name="Text_20_body" style:list-style-name="L3">
      <style:paragraph-properties fo:margin-top="0cm" fo:margin-bottom="0cm" loext:contextual-spacing="false" fo:text-align="start" style:justify-single-word="false"/>
    </style:style>
    <style:style style:name="P312" style:family="paragraph" style:parent-style-name="Text_20_body" style:list-style-name="L4">
      <style:paragraph-properties fo:margin-top="0cm" fo:margin-bottom="0cm" loext:contextual-spacing="false" fo:text-align="start" style:justify-single-word="false"/>
    </style:style>
    <style:style style:name="P313" style:family="paragraph" style:parent-style-name="Text_20_body" style:list-style-name="L5">
      <style:paragraph-properties fo:margin-top="0cm" fo:margin-bottom="0cm" loext:contextual-spacing="false" fo:text-align="start" style:justify-single-word="false"/>
    </style:style>
    <style:style style:name="P314" style:family="paragraph" style:parent-style-name="Text_20_body" style:list-style-name="L6">
      <style:paragraph-properties fo:margin-top="0cm" fo:margin-bottom="0cm" loext:contextual-spacing="false" fo:text-align="start" style:justify-single-word="false"/>
    </style:style>
    <style:style style:name="P315" style:family="paragraph" style:parent-style-name="Text_20_body" style:list-style-name="L9">
      <style:paragraph-properties fo:margin-top="0cm" fo:margin-bottom="0cm" loext:contextual-spacing="false" fo:text-align="start" style:justify-single-word="false"/>
    </style:style>
    <style:style style:name="P316" style:family="paragraph" style:parent-style-name="Text_20_body" style:list-style-name="L10">
      <style:paragraph-properties fo:margin-top="0cm" fo:margin-bottom="0cm" loext:contextual-spacing="false" fo:text-align="start" style:justify-single-word="false"/>
    </style:style>
    <style:style style:name="P317" style:family="paragraph" style:parent-style-name="Text_20_body" style:list-style-name="L11">
      <style:paragraph-properties fo:margin-top="0cm" fo:margin-bottom="0cm" loext:contextual-spacing="false"/>
    </style:style>
    <style:style style:name="P318" style:family="paragraph" style:parent-style-name="Text_20_body" style:list-style-name="L12">
      <style:paragraph-properties fo:margin-top="0cm" fo:margin-bottom="0cm" loext:contextual-spacing="false"/>
    </style:style>
    <style:style style:name="P319" style:family="paragraph" style:parent-style-name="Text_20_body" style:list-style-name="L13">
      <style:paragraph-properties fo:margin-top="0cm" fo:margin-bottom="0cm" loext:contextual-spacing="false"/>
    </style:style>
    <style:style style:name="P320" style:family="paragraph" style:parent-style-name="Text_20_body" style:list-style-name="L18">
      <style:paragraph-properties fo:margin-top="0cm" fo:margin-bottom="0cm" loext:contextual-spacing="false" style:writing-mode="page"/>
      <style:text-properties officeooo:paragraph-rsid="004b054b"/>
    </style:style>
    <style:style style:name="P321"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322"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323"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P324" style:family="paragraph" style:parent-style-name="Standard" style:list-style-name="L8"/>
    <style:style style:name="P325" style:family="paragraph" style:parent-style-name="Standard" style:list-style-name="L14">
      <style:paragraph-properties fo:text-align="start" style:justify-single-word="false"/>
      <style:text-properties officeooo:rsid="0030f9d2" officeooo:paragraph-rsid="0030f9d2"/>
    </style:style>
    <style:style style:name="P326" style:family="paragraph" style:parent-style-name="Standard" style:list-style-name="L14">
      <style:paragraph-properties fo:text-align="start" style:justify-single-word="false"/>
      <style:text-properties officeooo:rsid="0032738e" officeooo:paragraph-rsid="0032738e"/>
    </style:style>
    <style:style style:name="P327" style:family="paragraph" style:parent-style-name="Standard" style:list-style-name="L14">
      <style:paragraph-properties fo:text-align="start" style:justify-single-word="false"/>
      <style:text-properties officeooo:paragraph-rsid="001ef518"/>
    </style:style>
    <style:style style:name="P328" style:family="paragraph" style:parent-style-name="Standard" style:list-style-name="L15">
      <style:paragraph-properties fo:text-align="start" style:justify-single-word="false"/>
    </style:style>
    <style:style style:name="P329" style:family="paragraph" style:parent-style-name="Standard" style:list-style-name="L15">
      <style:paragraph-properties fo:text-align="start" style:justify-single-word="false"/>
      <style:text-properties officeooo:paragraph-rsid="001ef518"/>
    </style:style>
    <style:style style:name="P330" style:family="paragraph" style:parent-style-name="Standard" style:list-style-name="L15">
      <style:paragraph-properties fo:text-align="start" style:justify-single-word="false"/>
      <style:text-properties officeooo:rsid="001ef518" officeooo:paragraph-rsid="001ef518"/>
    </style:style>
    <style:style style:name="P331" style:family="paragraph" style:parent-style-name="Standard" style:list-style-name="L15">
      <style:paragraph-properties fo:text-align="start" style:justify-single-word="false"/>
      <style:text-properties style:font-name="Times New Roman1" officeooo:rsid="0024b1e1" officeooo:paragraph-rsid="0024b1e1"/>
    </style:style>
    <style:style style:name="P332" style:family="paragraph" style:parent-style-name="Standard" style:list-style-name="L15">
      <style:paragraph-properties fo:text-align="start" style:justify-single-word="false"/>
      <style:text-properties style:font-name="Times New Roman1" officeooo:rsid="0029f0a9" officeooo:paragraph-rsid="002bc77f"/>
    </style:style>
    <style:style style:name="P333" style:family="paragraph" style:parent-style-name="Standard" style:list-style-name="L15">
      <style:paragraph-properties fo:text-align="start" style:justify-single-word="false"/>
      <style:text-properties style:font-name="Times New Roman1" officeooo:rsid="002bc77f" officeooo:paragraph-rsid="002bc77f"/>
    </style:style>
    <style:style style:name="P334" style:family="paragraph" style:parent-style-name="Standard" style:list-style-name="L15">
      <style:paragraph-properties fo:text-align="start" style:justify-single-word="false"/>
      <style:text-properties style:font-name="Times New Roman1" officeooo:rsid="0022ce59" officeooo:paragraph-rsid="0022ce59"/>
    </style:style>
    <style:style style:name="P335" style:family="paragraph" style:parent-style-name="Standard" style:list-style-name="L16">
      <style:text-properties style:font-name="Times New Roman1" officeooo:rsid="0037bd90" officeooo:paragraph-rsid="0037bd90"/>
    </style:style>
    <style:style style:name="P336" style:family="paragraph" style:parent-style-name="Standard" style:list-style-name="L16">
      <style:text-properties style:font-name="Times New Roman1" officeooo:rsid="0038be1b" officeooo:paragraph-rsid="0038be1b"/>
    </style:style>
    <style:style style:name="P337" style:family="paragraph" style:parent-style-name="Standard" style:list-style-name="L17">
      <style:text-properties style:font-name="Times New Roman1" officeooo:rsid="003fe1a9" officeooo:paragraph-rsid="003fe1a9"/>
    </style:style>
    <style:style style:name="P338" style:family="paragraph" style:parent-style-name="Standard" style:list-style-name="L17">
      <style:text-properties style:font-name="Times New Roman1" officeooo:rsid="003fe1a9" officeooo:paragraph-rsid="0040494c"/>
    </style:style>
    <style:style style:name="P339" style:family="paragraph" style:parent-style-name="Standard" style:list-style-name="L17">
      <style:text-properties style:font-name="Times New Roman1" officeooo:rsid="003fe1a9" officeooo:paragraph-rsid="00424d83"/>
    </style:style>
    <style:style style:name="P340" style:family="paragraph" style:parent-style-name="Standard" style:list-style-name="L17">
      <style:text-properties style:font-name="Times New Roman1" officeooo:rsid="003f823b" officeooo:paragraph-rsid="00424d83"/>
    </style:style>
    <style:style style:name="P341" style:family="paragraph" style:parent-style-name="Standard" style:list-style-name="L18">
      <style:text-properties style:font-name="Times New Roman1" officeooo:rsid="00467b8e" officeooo:paragraph-rsid="004b054b"/>
    </style:style>
    <style:style style:name="P342" style:family="paragraph" style:parent-style-name="Standard" style:list-style-name="L18">
      <style:text-properties style:font-name="Times New Roman1" officeooo:rsid="00467b8e" officeooo:paragraph-rsid="00467b8e"/>
    </style:style>
    <style:style style:name="P343" style:family="paragraph" style:parent-style-name="Standard" style:list-style-name="L18">
      <style:paragraph-properties fo:text-align="start" style:justify-single-word="false"/>
      <style:text-properties style:font-name="Times New Roman1" officeooo:rsid="00467b8e" officeooo:paragraph-rsid="00467b8e"/>
    </style:style>
    <style:style style:name="P344" style:family="paragraph" style:parent-style-name="Standard" style:list-style-name="L18">
      <style:paragraph-properties fo:text-align="start" style:justify-single-word="false"/>
      <style:text-properties style:font-name="Times New Roman1" officeooo:rsid="0046ed42" officeooo:paragraph-rsid="0046ed42"/>
    </style:style>
    <style:style style:name="P345"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346" style:family="paragraph" style:parent-style-name="Standard" style:list-style-name="L16"/>
    <style:style style:name="P347" style:family="paragraph" style:parent-style-name="Standard" style:list-style-name="L16">
      <style:text-properties officeooo:rsid="0038be1b" officeooo:paragraph-rsid="0038be1b"/>
    </style:style>
    <style:style style:name="P348" style:family="paragraph" style:parent-style-name="Standard" style:list-style-name="L16">
      <style:paragraph-properties fo:text-align="start" style:justify-single-word="false"/>
      <style:text-properties officeooo:rsid="0038be1b" officeooo:paragraph-rsid="0038be1b"/>
    </style:style>
    <style:style style:name="P349" style:family="paragraph" style:parent-style-name="Standard" style:list-style-name="L16">
      <style:text-properties style:font-name="Times New Roman" officeooo:rsid="0038be1b" officeooo:paragraph-rsid="0038be1b"/>
    </style:style>
    <style:style style:name="P350"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351"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352"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353"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354"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355"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356"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357"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358"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359"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360"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361"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362"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363"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364"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365"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366"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367"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368"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369"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370" style:family="paragraph" style:parent-style-name="Standard" style:list-style-name="L24">
      <style:paragraph-properties fo:text-align="justify" style:justify-single-word="false"/>
      <style:text-properties style:font-name="Liberation Serif1" officeooo:rsid="006ed253" officeooo:paragraph-rsid="006ed253"/>
    </style:style>
    <style:style style:name="P371" style:family="paragraph" style:parent-style-name="Standard" style:list-style-name="L24">
      <style:paragraph-properties fo:text-align="justify" style:justify-single-word="false"/>
      <style:text-properties style:font-name="Liberation Serif1" officeooo:rsid="0071e253" officeooo:paragraph-rsid="0071e253"/>
    </style:style>
    <style:style style:name="P372" style:family="paragraph" style:parent-style-name="Standard" style:list-style-name="L24">
      <style:paragraph-properties fo:text-align="justify" style:justify-single-word="false"/>
      <style:text-properties style:font-name="Liberation Serif1" officeooo:rsid="0071e253" officeooo:paragraph-rsid="0074fef1"/>
    </style:style>
    <style:style style:name="P373" style:family="paragraph" style:parent-style-name="Standard" style:list-style-name="L24">
      <style:paragraph-properties fo:text-align="justify" style:justify-single-word="false"/>
      <style:text-properties style:font-name="Liberation Serif1" officeooo:rsid="0071e253" officeooo:paragraph-rsid="007332b0"/>
    </style:style>
    <style:style style:name="P374" style:family="paragraph" style:parent-style-name="Standard" style:list-style-name="L24">
      <style:paragraph-properties fo:text-align="justify" style:justify-single-word="false"/>
      <style:text-properties style:font-name="Liberation Serif1" officeooo:rsid="0071e253" officeooo:paragraph-rsid="0077612a"/>
    </style:style>
    <style:style style:name="P375" style:family="paragraph" style:parent-style-name="Standard" style:list-style-name="L24">
      <style:paragraph-properties fo:text-align="justify" style:justify-single-word="false"/>
      <style:text-properties style:font-name="Liberation Serif1" officeooo:rsid="007332b0" officeooo:paragraph-rsid="007332b0"/>
    </style:style>
    <style:style style:name="P376" style:family="paragraph" style:parent-style-name="Standard" style:list-style-name="L24">
      <style:paragraph-properties fo:text-align="justify" style:justify-single-word="false"/>
      <style:text-properties style:font-name="Liberation Serif1" officeooo:rsid="007332b0" officeooo:paragraph-rsid="0077612a"/>
    </style:style>
    <style:style style:name="P377" style:family="paragraph" style:parent-style-name="Standard" style:list-style-name="L24">
      <style:paragraph-properties fo:text-align="justify" style:justify-single-word="false"/>
      <style:text-properties style:font-name="Liberation Serif1" officeooo:rsid="0074fef1" officeooo:paragraph-rsid="0074fef1"/>
    </style:style>
    <style:style style:name="P378" style:family="paragraph" style:parent-style-name="Standard" style:list-style-name="L24">
      <style:paragraph-properties fo:text-align="justify" style:justify-single-word="false"/>
      <style:text-properties style:font-name="Liberation Serif1" officeooo:rsid="0077612a" officeooo:paragraph-rsid="0077612a"/>
    </style:style>
    <style:style style:name="P379" style:family="paragraph" style:parent-style-name="Standard" style:list-style-name="L25">
      <style:text-properties style:font-name="Liberation Serif1" officeooo:rsid="007e48ea" officeooo:paragraph-rsid="007f606d"/>
    </style:style>
    <style:style style:name="P380" style:family="paragraph" style:parent-style-name="Standard" style:list-style-name="L27">
      <style:text-properties style:font-name="Liberation Serif1" officeooo:rsid="007e48ea" officeooo:paragraph-rsid="007e48ea"/>
    </style:style>
    <style:style style:name="P381" style:family="paragraph" style:parent-style-name="Standard" style:list-style-name="L27">
      <style:text-properties style:font-name="Liberation Serif1" officeooo:rsid="007f606d" officeooo:paragraph-rsid="007f606d"/>
    </style:style>
    <style:style style:name="P382" style:family="paragraph" style:parent-style-name="Standard" style:list-style-name="L22">
      <style:paragraph-properties fo:text-align="justify" style:justify-single-word="false"/>
      <style:text-properties officeooo:rsid="004ee5de" officeooo:paragraph-rsid="004ee5de"/>
    </style:style>
    <style:style style:name="P383" style:family="paragraph" style:parent-style-name="Standard" style:list-style-name="L24">
      <style:text-properties style:font-name="Liberation Mono"/>
    </style:style>
    <style:style style:name="P384" style:family="paragraph" style:parent-style-name="Standard" style:list-style-name="L24">
      <style:text-properties style:font-name="Liberation Mono" officeooo:rsid="00675144" officeooo:paragraph-rsid="00675144"/>
    </style:style>
    <style:style style:name="P385" style:family="paragraph" style:parent-style-name="Standard" style:list-style-name="L26">
      <style:text-properties style:font-name="Liberation Mono" officeooo:paragraph-rsid="00798ce8"/>
    </style:style>
    <style:style style:name="P386" style:family="paragraph" style:parent-style-name="Standard" style:list-style-name="L24">
      <style:paragraph-properties fo:text-align="justify" style:justify-single-word="false"/>
      <style:text-properties officeooo:paragraph-rsid="007332b0"/>
    </style:style>
    <style:style style:name="P387" style:family="paragraph" style:parent-style-name="Standard" style:list-style-name="L26">
      <style:text-properties officeooo:paragraph-rsid="00798ce8"/>
    </style:style>
    <style:style style:name="P388" style:family="paragraph" style:parent-style-name="Standard" style:list-style-name="L25"/>
    <style:style style:name="P389" style:family="paragraph" style:parent-style-name="Standard" style:list-style-name="L18">
      <style:paragraph-properties fo:margin-top="0cm" fo:margin-bottom="0cm" loext:contextual-spacing="false" style:writing-mode="page"/>
      <style:text-properties officeooo:paragraph-rsid="00467b8e"/>
    </style:style>
    <style:style style:name="P390" style:family="paragraph" style:parent-style-name="Contents_20_Heading">
      <style:paragraph-properties fo:break-before="page"/>
    </style:style>
    <style:style style:name="P391" style:family="paragraph" style:parent-style-name="Contents_20_1">
      <style:paragraph-properties>
        <style:tab-stops>
          <style:tab-stop style:position="17cm" style:type="right" style:leader-style="dotted" style:leader-text="."/>
        </style:tab-stops>
      </style:paragraph-properties>
    </style:style>
    <style:style style:name="P392" style:family="paragraph" style:parent-style-name="Heading_20_1">
      <style:paragraph-properties fo:break-before="page"/>
    </style:style>
    <style:style style:name="P393" style:family="paragraph" style:parent-style-name="Heading_20_1">
      <style:paragraph-properties fo:break-before="page"/>
      <style:text-properties style:font-name="Liberation Serif1"/>
    </style:style>
    <style:style style:name="P394" style:family="paragraph" style:parent-style-name="Contents_20_3">
      <style:paragraph-properties>
        <style:tab-stops>
          <style:tab-stop style:position="16.002cm" style:type="right" style:leader-style="dotted" style:leader-text="."/>
        </style:tab-stops>
      </style:paragraph-properties>
    </style:style>
    <style:style style:name="P395" style:family="paragraph" style:parent-style-name="Heading_20_2" style:list-style-name=""/>
    <style:style style:name="P396" style:family="paragraph" style:parent-style-name="Heading_20_2">
      <style:text-properties officeooo:rsid="001a766e" officeooo:paragraph-rsid="001a766e"/>
    </style:style>
    <style:style style:name="P397" style:family="paragraph" style:parent-style-name="Heading_20_2" style:list-style-name="">
      <style:text-properties officeooo:rsid="001a766e" officeooo:paragraph-rsid="001a766e"/>
    </style:style>
    <style:style style:name="P398" style:family="paragraph" style:parent-style-name="Heading_20_2" style:list-style-name="">
      <style:text-properties officeooo:rsid="001a766e" officeooo:paragraph-rsid="001cbc18"/>
    </style:style>
    <style:style style:name="P399" style:family="paragraph" style:parent-style-name="Heading_20_2">
      <style:text-properties officeooo:rsid="001a766e" officeooo:paragraph-rsid="001cbc18"/>
    </style:style>
    <style:style style:name="P400" style:family="paragraph" style:parent-style-name="Heading_20_2">
      <style:text-properties style:font-name="Liberation Serif1" officeooo:rsid="004d4f1a" officeooo:paragraph-rsid="004d4f1a"/>
    </style:style>
    <style:style style:name="P401" style:family="paragraph" style:parent-style-name="Heading_20_2">
      <style:paragraph-properties fo:break-before="page"/>
      <style:text-properties officeooo:rsid="001a766e" officeooo:paragraph-rsid="001a766e"/>
    </style:style>
    <style:style style:name="P402" style:family="paragraph" style:parent-style-name="Heading_20_2">
      <style:paragraph-properties fo:break-before="page"/>
      <style:text-properties officeooo:rsid="001a766e" officeooo:paragraph-rsid="001cbc18"/>
    </style:style>
    <style:style style:name="P403" style:family="paragraph" style:parent-style-name="Heading_20_2">
      <style:paragraph-properties fo:break-before="page"/>
      <style:text-properties officeooo:rsid="001a766e" officeooo:paragraph-rsid="0037bd90"/>
    </style:style>
    <style:style style:name="P404" style:family="paragraph" style:parent-style-name="Heading_20_2">
      <style:paragraph-properties fo:break-before="page"/>
      <style:text-properties officeooo:rsid="001a766e" officeooo:paragraph-rsid="003a8e2b"/>
    </style:style>
    <style:style style:name="P405" style:family="paragraph" style:parent-style-name="Heading_20_2">
      <style:paragraph-properties fo:break-before="page"/>
      <style:text-properties officeooo:rsid="001a766e" officeooo:paragraph-rsid="00467b8e"/>
    </style:style>
    <style:style style:name="P406" style:family="paragraph" style:parent-style-name="Heading_20_2">
      <style:paragraph-properties fo:break-before="page"/>
      <style:text-properties officeooo:rsid="001a766e" officeooo:paragraph-rsid="005d559d"/>
    </style:style>
    <style:style style:name="P407" style:family="paragraph" style:parent-style-name="Heading_20_2">
      <style:paragraph-properties fo:break-before="page"/>
      <style:text-properties style:font-name="Liberation Serif1" officeooo:rsid="004d4f1a" officeooo:paragraph-rsid="005f0e31"/>
    </style:style>
    <style:style style:name="P408" style:family="paragraph" style:parent-style-name="Heading_20_2">
      <style:paragraph-properties fo:break-before="page"/>
      <style:text-properties style:font-name="Liberation Serif1" officeooo:rsid="004d4f1a" officeooo:paragraph-rsid="0056f0fa"/>
    </style:style>
    <style:style style:name="P409" style:family="paragraph" style:parent-style-name="Heading_20_2">
      <style:paragraph-properties fo:break-before="page"/>
      <style:text-properties style:font-name="Liberation Serif1" officeooo:rsid="004d4f1a" officeooo:paragraph-rsid="00657857"/>
    </style:style>
    <style:style style:name="P410" style:family="paragraph" style:parent-style-name="Heading_20_2">
      <style:paragraph-properties fo:break-before="page"/>
      <style:text-properties style:font-name="Liberation Serif1" officeooo:rsid="004d4f1a" officeooo:paragraph-rsid="006a2f19"/>
    </style:style>
    <style:style style:name="P411" style:family="paragraph" style:parent-style-name="Heading_20_2">
      <style:paragraph-properties fo:break-before="page"/>
      <style:text-properties style:font-name="Liberation Serif1" officeooo:rsid="004d4f1a" officeooo:paragraph-rsid="006c523b"/>
    </style:style>
    <style:style style:name="P412" style:family="paragraph" style:parent-style-name="Heading_20_2">
      <style:paragraph-properties fo:break-before="page"/>
      <style:text-properties style:font-name="Liberation Serif1" officeooo:rsid="004d4f1a" officeooo:paragraph-rsid="006c58d5"/>
    </style:style>
    <style:style style:name="P413" style:family="paragraph" style:parent-style-name="Heading_20_2">
      <style:paragraph-properties fo:break-before="page"/>
      <style:text-properties style:font-name="Liberation Serif1" officeooo:rsid="004d4f1a" officeooo:paragraph-rsid="006ed253"/>
    </style:style>
    <style:style style:name="P414" style:family="paragraph" style:parent-style-name="Heading_20_2">
      <style:paragraph-properties fo:break-before="page"/>
      <style:text-properties style:font-name="Liberation Serif1" officeooo:rsid="004d4f1a" officeooo:paragraph-rsid="0071e253"/>
    </style:style>
    <style:style style:name="P415" style:family="paragraph" style:parent-style-name="Heading_20_2">
      <style:paragraph-properties fo:break-before="page"/>
      <style:text-properties style:font-name="Liberation Serif1" officeooo:rsid="004d4f1a" officeooo:paragraph-rsid="0077612a"/>
    </style:style>
    <style:style style:name="P416" style:family="paragraph" style:parent-style-name="Heading_20_2">
      <style:paragraph-properties fo:break-before="page"/>
      <style:text-properties officeooo:paragraph-rsid="00798ce8"/>
    </style:style>
    <style:style style:name="P417" style:family="paragraph" style:parent-style-name="Heading_20_2">
      <style:paragraph-properties fo:break-before="page"/>
      <style:text-properties officeooo:paragraph-rsid="007e2aaf"/>
    </style:style>
    <style:style style:name="P418" style:family="paragraph" style:parent-style-name="Heading_20_2">
      <style:paragraph-properties fo:break-before="page"/>
      <style:text-properties officeooo:paragraph-rsid="0080a896"/>
    </style:style>
    <style:style style:name="P419" style:family="paragraph" style:parent-style-name="Heading_20_2">
      <style:paragraph-properties fo:break-before="page"/>
      <style:text-properties officeooo:paragraph-rsid="0085db1f"/>
    </style:style>
    <style:style style:name="P420" style:family="paragraph" style:parent-style-name="Heading_20_2">
      <style:paragraph-properties fo:break-before="page"/>
      <style:text-properties officeooo:paragraph-rsid="00882f6f"/>
    </style:style>
    <style:style style:name="P421" style:family="paragraph" style:parent-style-name="Heading_20_3">
      <style:text-properties officeooo:rsid="007775eb" officeooo:paragraph-rsid="007775eb"/>
    </style:style>
    <style:style style:name="P422" style:family="paragraph" style:parent-style-name="Heading_20_3">
      <style:text-properties officeooo:rsid="007775eb" officeooo:paragraph-rsid="0079dcf8"/>
    </style:style>
    <style:style style:name="P423" style:family="paragraph" style:parent-style-name="Heading_20_3">
      <style:paragraph-properties fo:break-before="page"/>
      <style:text-properties style:font-name="Liberation Serif1" officeooo:rsid="007775eb" officeooo:paragraph-rsid="0080a896"/>
    </style:style>
    <style:style style:name="P424" style:family="paragraph" style:parent-style-name="Heading_20_3">
      <style:paragraph-properties fo:break-before="page"/>
      <style:text-properties style:font-name="Liberation Serif1" officeooo:rsid="007775eb" officeooo:paragraph-rsid="008ab6d8"/>
    </style:style>
    <style:style style:name="P42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style:font-name="Liberation Serif1" officeooo:rsid="007332b0"/>
    </style:style>
    <style:style style:name="T39" style:family="text">
      <style:text-properties style:font-name="Liberation Serif1" officeooo:rsid="0071e253"/>
    </style:style>
    <style:style style:name="T40" style:family="text">
      <style:text-properties style:font-name="Liberation Serif1" officeooo:rsid="004d4f1a"/>
    </style:style>
    <style:style style:name="T41" style:family="text">
      <style:text-properties style:font-name="Liberation Serif1" officeooo:rsid="005a0126"/>
    </style:style>
    <style:style style:name="T42" style:family="text">
      <style:text-properties style:font-name="Liberation Serif1" officeooo:rsid="0080a896"/>
    </style:style>
    <style:style style:name="T43" style:family="text">
      <style:text-properties style:font-name="Liberation Serif1" officeooo:rsid="0085db1f"/>
    </style:style>
    <style:style style:name="T44" style:family="text">
      <style:text-properties style:font-name="Liberation Serif1" officeooo:rsid="00882f6f"/>
    </style:style>
    <style:style style:name="T45" style:family="text">
      <style:text-properties officeooo:rsid="00540242"/>
    </style:style>
    <style:style style:name="T46" style:family="text">
      <style:text-properties officeooo:rsid="004ccf2e"/>
    </style:style>
    <style:style style:name="T47" style:family="text">
      <style:text-properties officeooo:rsid="0055531b"/>
    </style:style>
    <style:style style:name="T48" style:family="text">
      <style:text-properties fo:font-size="11pt" style:font-size-asian="11pt" style:font-size-complex="11pt"/>
    </style:style>
    <style:style style:name="T49" style:family="text">
      <style:text-properties officeooo:rsid="005a0126"/>
    </style:style>
    <style:style style:name="T50" style:family="text">
      <style:text-properties officeooo:rsid="005f0e31"/>
    </style:style>
    <style:style style:name="T51" style:family="text">
      <style:text-properties officeooo:rsid="00643921"/>
    </style:style>
    <style:style style:name="T52" style:family="text">
      <style:text-properties style:font-name="Liberation Mono"/>
    </style:style>
    <style:style style:name="T53" style:family="text">
      <style:text-properties style:font-name="Liberation Mono" officeooo:rsid="0078cb37"/>
    </style:style>
    <style:style style:name="T54" style:family="text">
      <style:text-properties style:font-name="Liberation Mono" officeooo:rsid="00882f6f"/>
    </style:style>
    <style:style style:name="T55" style:family="text">
      <style:text-properties style:font-name="Liberation Mono" officeooo:rsid="008ab6d8"/>
    </style:style>
    <style:style style:name="T56" style:family="text">
      <style:text-properties officeooo:rsid="006ed253"/>
    </style:style>
    <style:style style:name="T57" style:family="text">
      <style:text-properties officeooo:rsid="007332b0"/>
    </style:style>
    <style:style style:name="T58" style:family="text">
      <style:text-properties officeooo:rsid="007806d2"/>
    </style:style>
    <style:style style:name="T59" style:family="text">
      <style:text-properties officeooo:rsid="0078cb37"/>
    </style:style>
    <style:style style:name="T60" style:family="text">
      <style:text-properties officeooo:rsid="0079dcf8"/>
    </style:style>
    <style:style style:name="T61" style:family="text">
      <style:text-properties officeooo:rsid="007e2aaf"/>
    </style:style>
    <style:style style:name="T62" style:family="text">
      <style:text-properties style:font-name="Times New Roman" officeooo:rsid="00798ce8"/>
    </style:style>
    <style:style style:name="T63" style:family="text">
      <style:text-properties style:font-name="Times New Roman" officeooo:rsid="004d4f1a"/>
    </style:style>
    <style:style style:name="T64" style:family="text">
      <style:text-properties style:font-name="Times New Roman" officeooo:rsid="00643921"/>
    </style:style>
    <style:style style:name="T65" style:family="text">
      <style:text-properties officeooo:rsid="007f606d"/>
    </style:style>
    <style:style style:name="T66" style:family="text">
      <style:text-properties officeooo:rsid="0085db1f"/>
    </style:style>
    <style:style style:name="T67" style:family="text">
      <style:text-properties officeooo:rsid="00882f6f"/>
    </style:style>
    <style:style style:name="T68" style:family="text">
      <style:text-properties officeooo:rsid="008ab6d8"/>
    </style:style>
    <style:style style:name="T69" style:family="text">
      <style:text-properties style:font-name="Liberation Mono"/>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
      <text:p text:style-name="P146"/>
      <text:p text:style-name="P146"/>
      <text:p text:style-name="P146"/>
      <text:p text:style-name="P146"/>
      <text:p text:style-name="P146"/>
      <text:p text:style-name="P146"/>
      <text:p text:style-name="P146"/>
      <text:p text:style-name="P146"/>
      <text:p text:style-name="P146"/>
      <text:p text:style-name="P285"><text:tab/><text:span text:style-name="T4">Symfonia – </text:span><text:span text:style-name="T5">Historie</text:span></text:p>
      <text:p text:style-name="P286"><text:tab/>Das Nachschlagewerk <text:span text:style-name="T34">über die vergangenen Veröffentlichungen</text:span></text:p>
      <text:p text:style-name="P287"><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90">Inhaltsverzeichnis</text:p>
          </text:index-title>
          <text:p text:style-name="P391"><text:a xlink:type="simple" xlink:href="#__RefHeading___Toc5065_412414255" text:style-name="Index_20_Link" text:visited-style-name="Index_20_Link">Version 1<text:tab/>3</text:a></text:p>
          <text:p text:style-name="P425"><text:a xlink:type="simple" xlink:href="#__RefHeading___Toc608_2428395877" text:style-name="Index_20_Link" text:visited-style-name="Index_20_Link">Version RE 1200<text:tab/>3</text:a></text:p>
          <text:p text:style-name="P425"><text:a xlink:type="simple" xlink:href="#__RefHeading___Toc610_2428395877" text:style-name="Index_20_Link" text:visited-style-name="Index_20_Link">Zwischenversionen<text:tab/>4</text:a></text:p>
          <text:p text:style-name="P425"><text:a xlink:type="simple" xlink:href="#__RefHeading___Toc612_2428395877" text:style-name="Index_20_Link" text:visited-style-name="Index_20_Link">Version RE 1400<text:tab/>5</text:a></text:p>
          <text:p text:style-name="P425"><text:a xlink:type="simple" xlink:href="#__RefHeading___Toc614_2428395877" text:style-name="Index_20_Link" text:visited-style-name="Index_20_Link">Version RE 1410<text:tab/>7</text:a></text:p>
          <text:p text:style-name="P425"><text:a xlink:type="simple" xlink:href="#__RefHeading___Toc616_2428395877" text:style-name="Index_20_Link" text:visited-style-name="Index_20_Link">Version RE 1420<text:tab/>8</text:a></text:p>
          <text:p text:style-name="P425"><text:a xlink:type="simple" xlink:href="#__RefHeading___Toc3992_3375844478" text:style-name="Index_20_Link" text:visited-style-name="Index_20_Link">Version RE 1.1.11 6/1/2019<text:tab/>10</text:a></text:p>
          <text:p text:style-name="P425"><text:a xlink:type="simple" xlink:href="#__RefHeading___Toc903_2517053659" text:style-name="Index_20_Link" text:visited-style-name="Index_20_Link">Version RE 1.2.12 1/2/2019<text:tab/>11</text:a></text:p>
          <text:p text:style-name="P425"><text:a xlink:type="simple" xlink:href="#__RefHeading___Toc1052_3192867995" text:style-name="Index_20_Link" text:visited-style-name="Index_20_Link">Version RE 1.3.0 23/2/2019<text:tab/>12</text:a></text:p>
          <text:p text:style-name="P425"><text:a xlink:type="simple" xlink:href="#__RefHeading___Toc4096_2558213897" text:style-name="Index_20_Link" text:visited-style-name="Index_20_Link">Version RE 1.4.0 23/2/2019<text:tab/>13</text:a></text:p>
          <text:p text:style-name="P391"><text:a xlink:type="simple" xlink:href="#__RefHeading___Toc5067_412414255" text:style-name="Index_20_Link" text:visited-style-name="Index_20_Link">Version 2<text:tab/>14</text:a></text:p>
          <text:p text:style-name="P425"><text:a xlink:type="simple" xlink:href="#__RefHeading___Toc5069_412414255" text:style-name="Index_20_Link" text:visited-style-name="Index_20_Link">Version BETA #3<text:tab/>14</text:a></text:p>
          <text:p text:style-name="P425"><text:a xlink:type="simple" xlink:href="#__RefHeading___Toc1653_949028593" text:style-name="Index_20_Link" text:visited-style-name="Index_20_Link">Version BETA #4<text:tab/>16</text:a></text:p>
          <text:p text:style-name="P425"><text:a xlink:type="simple" xlink:href="#__RefHeading___Toc1874_2589923442" text:style-name="Index_20_Link" text:visited-style-name="Index_20_Link">Version RE 2.0.0 1/8/2019<text:tab/>17</text:a></text:p>
          <text:p text:style-name="P425"><text:a xlink:type="simple" xlink:href="#__RefHeading___Toc4537_2782287210" text:style-name="Index_20_Link" text:visited-style-name="Index_20_Link">Version RE 2.1.0 1/9/2019<text:tab/>18</text:a></text:p>
          <text:p text:style-name="P425"><text:a xlink:type="simple" xlink:href="#__RefHeading___Toc1940_2599786115" text:style-name="Index_20_Link" text:visited-style-name="Index_20_Link">Version RE 2.2.0 1/10/2019<text:tab/>19</text:a></text:p>
          <text:p text:style-name="P425"><text:a xlink:type="simple" xlink:href="#__RefHeading___Toc2476_2393185571" text:style-name="Index_20_Link" text:visited-style-name="Index_20_Link">Version RE 2.3.0 1/11/2019<text:tab/>20</text:a></text:p>
          <text:p text:style-name="P425"><text:a xlink:type="simple" xlink:href="#__RefHeading___Toc2224_1216050783" text:style-name="Index_20_Link" text:visited-style-name="Index_20_Link">Version RE 2.4.0 1/12/2019<text:tab/>21</text:a></text:p>
          <text:p text:style-name="P425"><text:a xlink:type="simple" xlink:href="#__RefHeading___Toc2776_2367341003" text:style-name="Index_20_Link" text:visited-style-name="Index_20_Link">Version RE 2.5.0 13/12/2019<text:tab/>22</text:a></text:p>
          <text:p text:style-name="P425"><text:a xlink:type="simple" xlink:href="#__RefHeading___Toc2957_1354993384" text:style-name="Index_20_Link" text:visited-style-name="Index_20_Link">Version RE 2.6.0 1/2/2020<text:tab/>23</text:a></text:p>
          <text:p text:style-name="P425"><text:a xlink:type="simple" xlink:href="#__RefHeading___Toc3555_1645856243" text:style-name="Index_20_Link" text:visited-style-name="Index_20_Link">Version RE 2.7.0 1/4/2020<text:tab/>24</text:a></text:p>
          <text:p text:style-name="P394"><text:a xlink:type="simple" xlink:href="#__RefHeading___Toc2899_4055588810" text:style-name="Index_20_Link" text:visited-style-name="Index_20_Link">Hotfixes<text:tab/>24</text:a></text:p>
          <text:p text:style-name="P425"><text:a xlink:type="simple" xlink:href="#__RefHeading___Toc5701_3413061746" text:style-name="Index_20_Link" text:visited-style-name="Index_20_Link">Version RE 2.8.0 1/5/2020<text:tab/>25</text:a></text:p>
          <text:p text:style-name="P394"><text:a xlink:type="simple" xlink:href="#__RefHeading___Toc13026_3413061746" text:style-name="Index_20_Link" text:visited-style-name="Index_20_Link">Hotfixes<text:tab/>26</text:a></text:p>
          <text:p text:style-name="P425"><text:a xlink:type="simple" xlink:href="#__RefHeading___Toc3222_3505266073" text:style-name="Index_20_Link" text:visited-style-name="Index_20_Link">Version RE 2.9.0 1/6/2020<text:tab/>27</text:a></text:p>
          <text:p text:style-name="P394"><text:a xlink:type="simple" xlink:href="#__RefHeading___Toc3224_3505266073" text:style-name="Index_20_Link" text:visited-style-name="Index_20_Link">Hotfixes<text:tab/>28</text:a></text:p>
          <text:p text:style-name="P425"><text:a xlink:type="simple" xlink:href="#__RefHeading___Toc3226_3505266073" text:style-name="Index_20_Link" text:visited-style-name="Index_20_Link">Version RE 2.10.0 1/7/2020<text:tab/>29</text:a></text:p>
          <text:p text:style-name="P425"><text:a xlink:type="simple" xlink:href="#__RefHeading___Toc3407_2103249935" text:style-name="Index_20_Link" text:visited-style-name="Index_20_Link">Version RE 2.11.0 20/7/2020<text:tab/>30</text:a></text:p>
          <text:p text:style-name="P425"><text:a xlink:type="simple" xlink:href="#__RefHeading___Toc5418_1144083779" text:style-name="Index_20_Link" text:visited-style-name="Index_20_Link">Version RE 2.11.1 27/7/2020<text:tab/>31</text:a></text:p>
          <text:p text:style-name="P394"><text:a xlink:type="simple" xlink:href="#__RefHeading___Toc3721_4183943858" text:style-name="Index_20_Link" text:visited-style-name="Index_20_Link">Hotfixes<text:tab/>32</text:a></text:p>
        </text:index-body>
      </text:table-of-content>
      <text:h text:style-name="P395" text:outline-level="2"/>
      <text:h text:style-name="P392"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60">Datei</text:p>
          </table:table-cell>
          <table:table-cell table:style-name="Tabelle1.B1" office:value-type="string">
            <text:p text:style-name="P160">Beschreibung</text:p>
          </table:table-cell>
        </table:table-row>
        <table:table-row>
          <table:table-cell table:style-name="Tabelle1.A2" office:value-type="string">
            <text:p text:style-name="P153">qsb.lua</text:p>
          </table:table-cell>
          <table:table-cell table:style-name="Tabelle1.B2" office:value-type="string">
            <text:p text:style-name="P171">Enthält die gesamte QSB zusammen mit allen Kommentaren</text:p>
          </table:table-cell>
        </table:table-row>
        <table:table-row>
          <table:table-cell table:style-name="Tabelle1.A2" office:value-type="string">
            <text:p text:style-name="P153">qsb-min.lua</text:p>
          </table:table-cell>
          <table:table-cell table:style-name="Tabelle1.B2" office:value-type="string">
            <text:p text:style-name="P171">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71">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71">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71">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71">Einsteigeranleitung zu Symfonia</text:p>
          </table:table-cell>
        </table:table-row>
        <table:table-row>
          <table:table-cell table:style-name="Tabelle1.A2" office:value-type="string">
            <text:p text:style-name="P153">Start.txt</text:p>
          </table:table-cell>
          <table:table-cell table:style-name="Tabelle1.B2" office:value-type="string">
            <text:p text:style-name="P171">Informationen zum Archiv</text:p>
          </table:table-cell>
        </table:table-row>
      </table:table>
      <text:p text:style-name="Standard"/>
      <text:p text:style-name="P10">Änderungen:</text:p>
      <text:list xml:id="list1875469273" text:style-name="L1">
        <text:list-item>
          <text:p text:style-name="P289"><text:span text:style-name="T3">Cutscene Tool</text:span><text:line-break/>Die Skriptseitige Unterstützung von Jeans Tool für "echte" Cutscenes ist enthalten. Eine Anleitung wurde ebenfalls beigefügt.</text:p>
        </text:list-item>
        <text:list-item text:style-override="L2">
          <text:p text:style-name="P310"><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311"><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312"><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313"><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314"><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290"><text:span text:style-name="T3">Quest Behavior</text:span><text:line-break/>Einige Quest Behavior hatten fehlerhafte DEBUG-Methoden. Haben sie jetzt nicht mehr. </text:p>
        </text:list-item>
      </text:list>
      <text:h text:style-name="P396"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1047453309" text:style-name="L8">
        <text:list-item>
          <text:p text:style-name="P324">Version RE 1205</text:p>
        </text:list-item>
        <text:list-item>
          <text:p text:style-name="P324">Version RE 1206</text:p>
        </text:list-item>
        <text:list-item>
          <text:p text:style-name="P324">Version RE 1300</text:p>
        </text:list-item>
      </text:list>
      <text:h text:style-name="P397" text:outline-level="2"/>
      <text:h text:style-name="P401"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61">Datei</text:p>
          </table:table-cell>
          <table:table-cell table:style-name="Tabelle2.B1" office:value-type="string">
            <text:p text:style-name="P161">Beschreibung</text:p>
          </table:table-cell>
        </table:table-row>
        <table:table-row>
          <table:table-cell table:style-name="Tabelle2.A2" office:value-type="string">
            <text:p text:style-name="P154">qsb.lua</text:p>
          </table:table-cell>
          <table:table-cell table:style-name="Tabelle2.B2" office:value-type="string">
            <text:p text:style-name="P171">Enthält die gesamte QSB zusammen mit allen Kommentaren</text:p>
          </table:table-cell>
        </table:table-row>
        <table:table-row>
          <table:table-cell table:style-name="Tabelle2.A2" office:value-type="string">
            <text:p text:style-name="P154">qsb-min.lua</text:p>
          </table:table-cell>
          <table:table-cell table:style-name="Tabelle2.B2" office:value-type="string">
            <text:p text:style-name="P171">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71">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71">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71">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71">Einsteigeranleitung zu Symfonia</text:p>
          </table:table-cell>
        </table:table-row>
        <table:table-row>
          <table:table-cell table:style-name="Tabelle2.A2" office:value-type="string">
            <text:p text:style-name="P154">Start.txt</text:p>
          </table:table-cell>
          <table:table-cell table:style-name="Tabelle2.B2" office:value-type="string">
            <text:p text:style-name="P171">Informationen zum Archiv</text:p>
          </table:table-cell>
        </table:table-row>
      </table:table>
      <text:p text:style-name="P3"/>
      <text:p text:style-name="P10">Änderungen:</text:p>
      <text:p text:style-name="P10"/>
      <text:p text:style-name="P10">1. Debug</text:p>
      <text:list xml:id="list929831036" text:style-name="L9">
        <text:list-item>
          <text:p text:style-name="P315">Die Befehlszeile funktioniert jetzt getrennt von den Cheats.</text:p>
        </text:list-item>
        <text:list-item>
          <text:p text:style-name="P315">Quests werden nicht mehr zu dem Zeitpunkt getestet, zudem sie angelegt werden sondern nur noch zur Laufzeit. Das verhindert Probleme mit Abhängigkeiten zu anderen Quests, die es zum Zeitpunkt der Erzeugung nicht gibt.</text:p>
        </text:list-item>
        <text:list-item>
          <text:p text:style-name="P315">Parameter zum Aktivieren des Debug sind jetzt <text:span text:style-name="T7">_CheckAtRun, _QuestTrace, _DebugCheats, _DebugShell</text:span></text:p>
        </text:list-item>
        <text:list-item>
          <text:p text:style-name="P315">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315">wird nun<text:line-break/><text:span text:style-name="T7">win QuestA &amp; QuestB &amp;&amp; diplomacy 1 2 2 &amp;&amp; gexec CallMeMaybe()</text:span></text:p>
          <text:p text:style-name="P315"><text:span text:style-name="T2">(</text:span>Einzelne Eingabe ist immer noch möglich.<text:span text:style-name="T2">)</text:span></text:p>
        </text:list-item>
        <text:list-item>
          <text:p text:style-name="P315">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291">Hinweis: Der LuaDebugger funktioniert nur mit der LuaDebugger.dll. Die muss sich im bin-Verzeichnis befinden, sonst ist der Debugger nicht aktiv und man hat nur normales DSE.</text:p>
        </text:list-item>
      </text:list>
      <text:p text:style-name="P147"/>
      <text:p text:style-name="P288">2. Handelsfunktionen</text:p>
      <text:list xml:id="list612132202" text:style-name="L10">
        <text:list-item>
          <text:p text:style-name="P316">Einige Fehler in den Handelsfunktionen sind beseitigt.</text:p>
        </text:list-item>
        <text:list-item>
          <text:p text:style-name="P316"><text:span text:style-name="T7">API.RemoveOffer()</text:span> und <text:span text:style-name="T7">API.ModifyTradeOffer()</text:span> funktionieren gegenwärtig nicht.</text:p>
        </text:list-item>
        <text:list-item>
          <text:p text:style-name="P316">Die Diplomatieänderung des Schiffshändler kann abgeschaltet werden.</text:p>
        </text:list-item>
        <text:list-item>
          <text:p text:style-name="P292">Angebote durch <text:span text:style-name="T7">AddOffer()</text:span>, <text:span text:style-name="T7">AddMercenaryOffer()</text:span> und <text:span text:style-name="T7">AddEntertainerOffer()</text:span> können nur noch ein mal pro Lagerhaus vorkommen.</text:p>
        </text:list-item>
      </text:list>
      <text:h text:style-name="P398" text:outline-level="2"/>
      <text:h text:style-name="P402"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62">Datei</text:p>
          </table:table-cell>
          <table:table-cell table:style-name="Tabelle3.B1" office:value-type="string">
            <text:p text:style-name="P162">Beschreibung</text:p>
          </table:table-cell>
        </table:table-row>
        <table:table-row>
          <table:table-cell table:style-name="Tabelle3.A2" office:value-type="string">
            <text:p text:style-name="P155">qsb.lua</text:p>
          </table:table-cell>
          <table:table-cell table:style-name="Tabelle3.B2" office:value-type="string">
            <text:p text:style-name="P171">Enthält die gesamte QSB zusammen mit allen Kommentaren</text:p>
          </table:table-cell>
        </table:table-row>
        <table:table-row>
          <table:table-cell table:style-name="Tabelle3.A2" office:value-type="string">
            <text:p text:style-name="P155">qsb-min.lua</text:p>
          </table:table-cell>
          <table:table-cell table:style-name="Tabelle3.B2" office:value-type="string">
            <text:p text:style-name="P171">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71">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71">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71">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71">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71">Vergleichstabelle QSB+ ↔ Symfonia</text:p>
          </table:table-cell>
        </table:table-row>
        <table:table-row>
          <table:table-cell table:style-name="Tabelle3.A2" office:value-type="string">
            <text:p text:style-name="P155">Start.txt</text:p>
          </table:table-cell>
          <table:table-cell table:style-name="Tabelle3.B2" office:value-type="string">
            <text:p text:style-name="P171">Informationen zum Archiv</text:p>
          </table:table-cell>
        </table:table-row>
      </table:table>
      <text:p text:style-name="P4"/>
      <text:p text:style-name="P11">Änderungen:</text:p>
      <text:p text:style-name="Standard"><text:line-break/><text:span text:style-name="T9">Bugfixes</text:span></text:p>
      <text:list xml:id="list1130780932" text:style-name="L11">
        <text:list-item>
          <text:p text:style-name="P317">Fehler bei <text:span text:style-name="T7">API.RemoveTradeOffer()</text:span> behoben. Handelsangebote können jetzt einzeln von einem Lagerhaus entfernt werden.</text:p>
        </text:list-item>
        <text:list-item>
          <text:p text:style-name="P317">Fehler bei <text:span text:style-name="T7">API.ModifyTradeOffer()</text:span> behoben. Die Menge der Verfügbaren waren kann jetzt bestimmt werden.</text:p>
        </text:list-item>
        <text:list-item>
          <text:p text:style-name="P317">Der Fehler, der bei Kombination von Quest-Dialogen über <text:span text:style-name="T7">API.QuestDialog()</text:span> und Mapeditor Quests auftrat, ist behoben.</text:p>
        </text:list-item>
        <text:list-item>
          <text:p text:style-name="P298">(Fehler im Spiel) Parteien ohne Hauptgebäude haben jetzt ein Player Icon.</text:p>
        </text:list-item>
      </text:list>
      <text:p text:style-name="P145">Features</text:p>
      <text:list xml:id="list2013705290" text:style-name="L12">
        <text:list-item>
          <text:p text:style-name="P318">Player Portraits können jetzt komfortabel über <text:span text:style-name="T7">API.SetPlayerPortrait()</text:span> im globalen (und lokalen) Skript gesetzt werden (siehe Doku).</text:p>
        </text:list-item>
        <text:list-item>
          <text:p text:style-name="P318">Zu jedem Eintrag in einem Quest-Dialog kann nun ein Callback hinzugefügt werden.</text:p>
        </text:list-item>
        <text:list-item>
          <text:p text:style-name="P299">Quest-Dialoge warten nun in Echtzeit. Das gilt <text:span text:style-name="T6">ausschließlich</text:span> für Dialoge erzeugt mit <text:span text:style-name="T7">API.QuestDialog()</text:span>.</text:p>
        </text:list-item>
      </text:list>
      <text:p text:style-name="P145">Verbesserungen</text:p>
      <text:list xml:id="list3768299403" text:style-name="L13">
        <text:list-item>
          <text:p text:style-name="P319">Quellcode an einigen stellen optimiert (hat keinen Effekt auf die Funktion).</text:p>
        </text:list-item>
        <text:list-item>
          <text:p text:style-name="P319">Goal_InputDialog speichert die Eingabe nun im zugehörigen Quest. Optional gibt es eine "freie Eingabe". Eingabe kann angefragt werden (siehe Doku).</text:p>
        </text:list-item>
        <text:list-item>
          <text:p text:style-name="P319">Regulärer Ausdruck für gültige Questnamen verbessert.</text:p>
        </text:list-item>
        <text:list-item>
          <text:p text:style-name="P319">Boolean-Umschrift nutzt nun einen Regulären Ausdruck anstelle von if-elseif.</text:p>
        </text:list-item>
        <text:list-item>
          <text:p text:style-name="P300">Außreißer in dern Benamsung von API-Funktionen wurden beseitigt (Konsistenz).</text:p>
        </text:list-item>
      </text:list>
      <text:h text:style-name="P399"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62">Datei</text:p>
          </table:table-cell>
          <table:table-cell table:style-name="Tabelle4.B1" office:value-type="string">
            <text:p text:style-name="P162">Beschreibung</text:p>
          </table:table-cell>
        </table:table-row>
        <table:table-row>
          <table:table-cell table:style-name="Tabelle4.A2" office:value-type="string">
            <text:p text:style-name="P155">qsb.lua</text:p>
          </table:table-cell>
          <table:table-cell table:style-name="Tabelle4.B2" office:value-type="string">
            <text:p text:style-name="P171">Enthält die gesamte QSB zusammen mit allen Kommentaren</text:p>
          </table:table-cell>
        </table:table-row>
        <table:table-row>
          <table:table-cell table:style-name="Tabelle4.A2" office:value-type="string">
            <text:p text:style-name="P155">qsb-min.lua</text:p>
          </table:table-cell>
          <table:table-cell table:style-name="Tabelle4.B2" office:value-type="string">
            <text:p text:style-name="P171">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71">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71">Schablone für das lokale Skript</text:p>
          </table:table-cell>
        </table:table-row>
        <table:table-row>
          <table:table-cell table:style-name="Tabelle4.A2" office:value-type="string">
            <text:p text:style-name="P4"/>
          </table:table-cell>
          <table:table-cell table:style-name="Tabelle4.B2" office:value-type="string">
            <text:p text:style-name="P171"/>
          </table:table-cell>
        </table:table-row>
        <table:table-row>
          <table:table-cell table:style-name="Tabelle4.A2" office:value-type="string">
            <text:p text:style-name="P4">CutsceneGuide.pdf</text:p>
          </table:table-cell>
          <table:table-cell table:style-name="Tabelle4.B2" office:value-type="string">
            <text:p text:style-name="P171">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71">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71">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71">Abschrift der Release Notes aus dem Forum</text:p>
          </table:table-cell>
        </table:table-row>
        <table:table-row>
          <table:table-cell table:style-name="Tabelle4.A2" office:value-type="string">
            <text:p text:style-name="P155">Start.txt</text:p>
          </table:table-cell>
          <table:table-cell table:style-name="Tabelle4.B2" office:value-type="string">
            <text:p text:style-name="P171">Informationen zum Archiv</text:p>
          </table:table-cell>
        </table:table-row>
      </table:table>
      <text:p text:style-name="P4"/>
      <text:p text:style-name="P11">Änderungen:</text:p>
      <text:p text:style-name="P11"/>
      <text:list xml:id="list3954497294" text:style-name="L14">
        <text:list-item>
          <text:p text:style-name="P325">Fehlende Behavior implementiert<text:line-break/><text:span text:style-name="T11">- Goal_ActivateSeveralObjects<text:line-break/>- Reward_SetBuildingUpgradeLevel<text:line-break/>- Trigger_OnEffectDestroyed</text:span></text:p>
        </text:list-item>
        <text:list-item>
          <text:p text:style-name="P326">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327"><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940064757" text:style-name="L15">
        <text:list-item>
          <text:p text:style-name="P330">Falsch platzierte RdO-Basispreise und Ernerungsraten verschoben.</text:p>
        </text:list-item>
        <text:list-item>
          <text:p text:style-name="P329"><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330">Quest-Dialoge können nun direkt benannt werden. Der Name kann in Nachfolge-Quests für Trigger verwendet werden.</text:p>
        </text:list-item>
        <text:list-item>
          <text:p text:style-name="P330"><text:span text:style-name="T11">API.RestartQuestDialog()</text:span> kann genutzt werden um einen Dialog neu zu starten.</text:p>
        </text:list-item>
        <text:list-item>
          <text:p text:style-name="P330"><text:soft-page-break/><text:span text:style-name="T11">API.InterruptQuestDialog()</text:span> kann genutz werden um einen Dialog anzuhalten.</text:p>
        </text:list-item>
        <text:list-item>
          <text:p text:style-name="P328">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331">Fehlerhafte Funktionen für Abriss- und Bausperren funktionieren nun korrekt.</text:p>
        </text:list-item>
        <text:list-item>
          <text:p text:style-name="P332">Überarbeitete index.html der Dokumentation mit Suchfunktion</text:p>
        </text:list-item>
        <text:list-item>
          <text:p text:style-name="P333">(intern) Lua-Präprozessor für dynamische Indexseite implementiert</text:p>
        </text:list-item>
        <text:list-item>
          <text:p text:style-name="P334">(intern) Dokumentation der privaen Funktionen des Burglagers wurde mit Datentypen versehen</text:p>
        </text:list-item>
        <text:list-item>
          <text:p text:style-name="P334">(intern) Shell Skripte angepasst</text:p>
        </text:list-item>
      </text:list>
      <text:p text:style-name="P35"/>
      <text:h text:style-name="P403" text:outline-level="2"><text:bookmark-start text:name="__RefHeading___Toc3992_3375844478"/>Version RE <text:span text:style-name="T24">1.1.11 6/1/2019</text:span><text:bookmark-end text:name="__RefHeading___Toc3992_3375844478"/></text:h>
      <text:p text:style-name="P36">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63">Datei</text:p>
          </table:table-cell>
          <table:table-cell table:style-name="Tabelle5.B1" office:value-type="string">
            <text:p text:style-name="P163">Beschreibung</text:p>
          </table:table-cell>
        </table:table-row>
        <table:table-row>
          <table:table-cell table:style-name="Tabelle5.A2" office:value-type="string">
            <text:p text:style-name="P156">q<text:span text:style-name="T24">uestsystembehavior</text:span>.lua</text:p>
          </table:table-cell>
          <table:table-cell table:style-name="Tabelle5.B2" office:value-type="string">
            <text:p text:style-name="P172">Enthält die gesamte QSB zusammen mit allen Kommentaren</text:p>
          </table:table-cell>
        </table:table-row>
        <table:table-row>
          <table:table-cell table:style-name="Tabelle5.A2" office:value-type="string">
            <text:p text:style-name="P156">q<text:span text:style-name="T24">uestsystembehavior_</text:span>min.lua</text:p>
          </table:table-cell>
          <table:table-cell table:style-name="Tabelle5.B2" office:value-type="string">
            <text:p text:style-name="P172">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72">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72">Schablone für das lokale Skript</text:p>
          </table:table-cell>
        </table:table-row>
        <table:table-row>
          <table:table-cell table:style-name="Tabelle5.A2" office:value-type="string">
            <text:p text:style-name="P36">HTML-Dokumentation</text:p>
          </table:table-cell>
          <table:table-cell table:style-name="Tabelle5.B2" office:value-type="string">
            <text:p text:style-name="P177">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72">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72">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72">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72">Abschrift der Release Notes aus dem Forum</text:p>
          </table:table-cell>
        </table:table-row>
        <table:table-row>
          <table:table-cell table:style-name="Tabelle5.A2" office:value-type="string">
            <text:p text:style-name="P36">VereinbarungZuNeuenVersionen.pdf</text:p>
          </table:table-cell>
          <table:table-cell table:style-name="Tabelle5.B2" office:value-type="string">
            <text:p text:style-name="P172"/>
          </table:table-cell>
        </table:table-row>
        <table:table-row>
          <table:table-cell table:style-name="Tabelle5.A2" office:value-type="string">
            <text:p text:style-name="P156">Start.txt</text:p>
          </table:table-cell>
          <table:table-cell table:style-name="Tabelle5.B2" office:value-type="string">
            <text:p text:style-name="P172">Informationen zum Archiv</text:p>
          </table:table-cell>
        </table:table-row>
      </table:table>
      <text:p text:style-name="P15"/>
      <text:p text:style-name="P29">Anderungen:</text:p>
      <text:p text:style-name="P29"/>
      <text:list xml:id="list4070689624" text:style-name="L16">
        <text:list-item>
          <text:p text:style-name="P335"><text:span text:style-name="T11">Goal_Diplomacy</text:span> vergleicht nun den Diplomatiestatus mit einem auswählbaren anderen Status.<text:line-break/>Neuer Parameter: Relation (Status soll größergleich oder kleiner als Vergleichswert sein)</text:p>
        </text:list-item>
        <text:list-item>
          <text:p text:style-name="P335">Die Behavior <text:span text:style-name="T11">Reprisal_SetVulnerability</text:span> und <text:span text:style-name="T11">Reward_SetVulnerability</text:span> berücksichtigen nun die Soldaten eines Battalions.</text:p>
        </text:list-item>
        <text:list-item>
          <text:p text:style-name="P335">Falscher Funktionsaufruf in <text:span text:style-name="T16">API.FocusCameraOnKnight</text:span><text:span text:style-name="T25"> ausgetauscht.</text:span></text:p>
        </text:list-item>
        <text:list-item>
          <text:p text:style-name="P336">Interaktive Objekte haben nun alle einen Reward.</text:p>
        </text:list-item>
        <text:list-item>
          <text:p text:style-name="P336">Fehler beseitigt, die Handelsposten unbrauchbar machten.</text:p>
        </text:list-item>
        <text:list-item>
          <text:p text:style-name="P346"><text:span text:style-name="T11">API.SetEntityScale</text:span> <text:span text:style-name="T25">löst keine Assertion mehr aus.</text:span></text:p>
        </text:list-item>
        <text:list-item>
          <text:p text:style-name="P347">Falscher Methodenaufruf in Move und Place-Funktionen behoben</text:p>
        </text:list-item>
        <text:list-item>
          <text:p text:style-name="P348">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349"><text:span text:style-name="T11">LookAt</text:span> wirft keine Assertions mehr, sondern zeigt stattdessen Warnings an.</text:p>
        </text:list-item>
        <text:list-item>
          <text:p text:style-name="P349">Supermarket-Cheats (Original) aus der Dokumentation entfernt.</text:p>
        </text:list-item>
        <text:list-item>
          <text:p text:style-name="P349">(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404" text:outline-level="2"><text:bookmark-start text:name="__RefHeading___Toc903_2517053659"/>Version RE <text:span text:style-name="T24">1.2.12 1/2/2019</text:span><text:bookmark-end text:name="__RefHeading___Toc903_2517053659"/></text:h>
      <text:p text:style-name="P133">Offizielle Ablösung von Version 1.</text:p>
      <text:p text:style-name="P6">Datum der Veröffentlichung: <text:span text:style-name="T29">1.2.2019</text:span></text:p>
      <text:p text:style-name="P37">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64">Datei</text:p>
          </table:table-cell>
          <table:table-cell table:style-name="Tabelle6.B1" office:value-type="string">
            <text:p text:style-name="P164">Beschreibung</text:p>
          </table:table-cell>
        </table:table-row>
        <table:table-row>
          <table:table-cell table:style-name="Tabelle6.A2" office:value-type="string">
            <text:p text:style-name="P96">bin/*</text:p>
          </table:table-cell>
          <table:table-cell table:style-name="Tabelle6.B2" office:value-type="string">
            <text:p text:style-name="P184">Siedelwood Applikationen</text:p>
          </table:table-cell>
        </table:table-row>
        <table:table-row>
          <table:table-cell table:style-name="Tabelle6.A2" office:value-type="string">
            <text:p text:style-name="P92">doc</text:p>
          </table:table-cell>
          <table:table-cell table:style-name="Tabelle6.B2" office:value-type="string">
            <text:p text:style-name="P178"><text:span text:style-name="T26">HTML-</text:span>Dokumentation mit Suche auf der Index-Seite</text:p>
          </table:table-cell>
        </table:table-row>
        <table:table-row>
          <table:table-cell table:style-name="Tabelle6.A2" office:value-type="string">
            <text:p text:style-name="P96">example/*.lua</text:p>
          </table:table-cell>
          <table:table-cell table:style-name="Tabelle6.B2" office:value-type="string">
            <text:p text:style-name="P184">Beispielskripte zur Verwendung der QSB</text:p>
          </table:table-cell>
        </table:table-row>
        <table:table-row>
          <table:table-cell table:style-name="Tabelle6.A2" office:value-type="string">
            <text:p text:style-name="P92">guide/*.pdf</text:p>
          </table:table-cell>
          <table:table-cell table:style-name="Tabelle6.B2" office:value-type="string">
            <text:p text:style-name="P181">Anleitungen und Versionshinweise zur QSB</text:p>
          </table:table-cell>
        </table:table-row>
        <table:table-row>
          <table:table-cell table:style-name="Tabelle6.A2" office:value-type="string">
            <text:p text:style-name="P157"><text:span text:style-name="T28">src/</text:span>q<text:span text:style-name="T24">uestsystembehavior</text:span>.lua</text:p>
          </table:table-cell>
          <table:table-cell table:style-name="Tabelle6.B2" office:value-type="string">
            <text:p text:style-name="P174"><text:span text:style-name="T28">D</text:span>ie <text:span text:style-name="T28">un</text:span>komprimierte QSB <text:span text:style-name="T28">(+ Kommentare im Code)</text:span></text:p>
          </table:table-cell>
        </table:table-row>
        <table:table-row>
          <table:table-cell table:style-name="Tabelle6.A2" office:value-type="string">
            <text:p text:style-name="P157"><text:span text:style-name="T28">src/</text:span>q<text:span text:style-name="T24">uestsystembehavior_</text:span>min.lua</text:p>
          </table:table-cell>
          <table:table-cell table:style-name="Tabelle6.B2" office:value-type="string">
            <text:p text:style-name="P173"><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73"><text:span text:style-name="T26">Skripts</text:span>chablone<text:span text:style-name="T26">n</text:span> für <text:span text:style-name="T26">Anfänger</text:span></text:p>
          </table:table-cell>
        </table:table-row>
        <table:table-row>
          <table:table-cell table:style-name="Tabelle6.A2" office:value-type="string">
            <text:p text:style-name="P93">src/advanced/*.<text:span text:style-name="T27">lua</text:span></text:p>
          </table:table-cell>
          <table:table-cell table:style-name="Tabelle6.B2" office:value-type="string">
            <text:p text:style-name="P173"><text:span text:style-name="T26">Skripts</text:span>chablone<text:span text:style-name="T26">n</text:span> für <text:span text:style-name="T26">Fortgeschrittene</text:span></text:p>
          </table:table-cell>
        </table:table-row>
        <table:table-row>
          <table:table-cell table:style-name="Tabelle6.A2" office:value-type="string">
            <text:p text:style-name="P157">Start.txt</text:p>
          </table:table-cell>
          <table:table-cell table:style-name="Tabelle6.B2" office:value-type="string">
            <text:p text:style-name="P173">Informationen zum Archiv</text:p>
          </table:table-cell>
        </table:table-row>
      </table:table>
      <text:p text:style-name="P16"/>
      <text:p text:style-name="P30">Änderungen:</text:p>
      <text:p text:style-name="P34"/>
      <text:list xml:id="list2093377507" text:style-name="L17">
        <text:list-item>
          <text:p text:style-name="P337"><text:span text:style-name="T11">MoveEx</text:span> ist jetzt Alias der richtigen Funktion</text:p>
        </text:list-item>
        <text:list-item>
          <text:p text:style-name="P337">Überarbeitete Basisskripte für Anfänger und Fortgeschrittene</text:p>
        </text:list-item>
        <text:list-item>
          <text:p text:style-name="P337"><text:span text:style-name="T11">API.GetDistance</text:span> gibt im Fehlerfall nun auch eine Number zurück</text:p>
        </text:list-item>
        <text:list-item>
          <text:p text:style-name="P337"><text:span text:style-name="T11">API.SetEntityPlayer</text:span> funktioniert nun auch für Bataillone</text:p>
        </text:list-item>
        <text:list-item>
          <text:p text:style-name="P337">LookAt-Funktionen werfen keine Assertions mehr sondern Debug-Meldungen</text:p>
        </text:list-item>
        <text:list-item>
          <text:p text:style-name="P337">Der Fehler der <text:span text:style-name="T11">Reward_ObjectInit</text:span> unbrauchbar gemacht hat, ist behoben</text:p>
        </text:list-item>
        <text:list-item>
          <text:p text:style-name="P337"><text:span text:style-name="T11">API.ActivateIO</text:span> ignoriert den Parameter <text:span text:style-name="T11">_State</text:span> nicht mehr</text:p>
        </text:list-item>
        <text:list-item>
          <text:p text:style-name="P338"><text:span text:style-name="T11">Goal_TributeClaim</text:span> zählt nun in Sekunden statt Monaten</text:p>
        </text:list-item>
        <text:list-item>
          <text:p text:style-name="P338"><text:span text:style-name="T11">Goal_Tribute</text:span><text:span text:style-name="T17">Diplomacy</text:span> zählt nun in Sekunden statt Monaten</text:p>
        </text:list-item>
        <text:list-item>
          <text:p text:style-name="P340">(Dokumentation) Falsch verlinkte Anker wurden repariert</text:p>
        </text:list-item>
        <text:list-item>
          <text:p text:style-name="P339">(Dokumentation) Beschreibung des Quest-Dialogs wurde überarbeitet</text:p>
        </text:list-item>
        <text:list-item>
          <text:p text:style-name="P339">(Dokumentation) Fehler in der Beschreibung von Move- und Place-Funktionen korrigiert</text:p>
        </text:list-item>
        <text:list-item>
          <text:p text:style-name="P337">(intern) Generisches Überschreiben von Funktionen funktioniert nun korrekt</text:p>
        </text:list-item>
      </text:list>
      <text:h text:style-name="P405" text:outline-level="2"><text:bookmark-start text:name="__RefHeading___Toc1052_3192867995"/>Version RE <text:span text:style-name="T30">1.3.0 23/2/2019</text:span><text:bookmark-end text:name="__RefHeading___Toc1052_3192867995"/></text:h>
      <text:p text:style-name="P99">Das auf Wunsch vorgezogene März-Release (eigentlicher Termin 1.3.2019).</text:p>
      <text:p text:style-name="P8">Datum der Veröffentlichung: <text:span text:style-name="T29">1.2.2019</text:span></text:p>
      <text:p text:style-name="P38">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65">Datei</text:p>
          </table:table-cell>
          <table:table-cell table:style-name="Tabelle7.B1" office:value-type="string">
            <text:p text:style-name="P165">Beschreibung</text:p>
          </table:table-cell>
        </table:table-row>
        <table:table-row>
          <table:table-cell table:style-name="Tabelle7.A2" office:value-type="string">
            <text:p text:style-name="P97">bin/*</text:p>
          </table:table-cell>
          <table:table-cell table:style-name="Tabelle7.B2" office:value-type="string">
            <text:p text:style-name="P185">Siedelwood Applikationen</text:p>
          </table:table-cell>
        </table:table-row>
        <table:table-row>
          <table:table-cell table:style-name="Tabelle7.A2" office:value-type="string">
            <text:p text:style-name="P94">doc</text:p>
          </table:table-cell>
          <table:table-cell table:style-name="Tabelle7.B2" office:value-type="string">
            <text:p text:style-name="P179"><text:span text:style-name="T26">HTML-</text:span>Dokumentation mit Suche auf der Index-Seite</text:p>
          </table:table-cell>
        </table:table-row>
        <table:table-row>
          <table:table-cell table:style-name="Tabelle7.A2" office:value-type="string">
            <text:p text:style-name="P97">example/*.lua</text:p>
          </table:table-cell>
          <table:table-cell table:style-name="Tabelle7.B2" office:value-type="string">
            <text:p text:style-name="P185">Beispielskripte zur Verwendung der QSB</text:p>
          </table:table-cell>
        </table:table-row>
        <table:table-row>
          <table:table-cell table:style-name="Tabelle7.A2" office:value-type="string">
            <text:p text:style-name="P94">guide/*.pdf</text:p>
          </table:table-cell>
          <table:table-cell table:style-name="Tabelle7.B2" office:value-type="string">
            <text:p text:style-name="P182">Anleitungen und Versionshinweise zur QSB</text:p>
          </table:table-cell>
        </table:table-row>
        <table:table-row>
          <table:table-cell table:style-name="Tabelle7.A2" office:value-type="string">
            <text:p text:style-name="P158"><text:span text:style-name="T28">src/</text:span>q<text:span text:style-name="T24">uestsystembehavior</text:span>.lua</text:p>
          </table:table-cell>
          <table:table-cell table:style-name="Tabelle7.B2" office:value-type="string">
            <text:p text:style-name="P175"><text:span text:style-name="T28">D</text:span>ie <text:span text:style-name="T28">un</text:span>komprimierte QSB <text:span text:style-name="T28">(+ Kommentare im Code)</text:span></text:p>
          </table:table-cell>
        </table:table-row>
        <table:table-row>
          <table:table-cell table:style-name="Tabelle7.A2" office:value-type="string">
            <text:p text:style-name="P158"><text:span text:style-name="T28">src/</text:span>q<text:span text:style-name="T24">uestsystembehavior_</text:span>min.lua</text:p>
          </table:table-cell>
          <table:table-cell table:style-name="Tabelle7.B2" office:value-type="string">
            <text:p text:style-name="P175"><text:span text:style-name="T28">D</text:span>ie komprimierte QSB (nur Funktionen)</text:p>
          </table:table-cell>
        </table:table-row>
        <table:table-row>
          <table:table-cell table:style-name="Tabelle7.A2" office:value-type="string">
            <text:p text:style-name="P100">src/beginner/*.<text:span text:style-name="T27">lua</text:span></text:p>
          </table:table-cell>
          <table:table-cell table:style-name="Tabelle7.B2" office:value-type="string">
            <text:p text:style-name="P175"><text:span text:style-name="T26">Skripts</text:span>chablone<text:span text:style-name="T26">n</text:span> für <text:span text:style-name="T26">Anfänger</text:span></text:p>
          </table:table-cell>
        </table:table-row>
        <table:table-row>
          <table:table-cell table:style-name="Tabelle7.A2" office:value-type="string">
            <text:p text:style-name="P94">src/advanced/*.<text:span text:style-name="T27">lua</text:span></text:p>
          </table:table-cell>
          <table:table-cell table:style-name="Tabelle7.B2" office:value-type="string">
            <text:p text:style-name="P175"><text:span text:style-name="T26">Skripts</text:span>chablone<text:span text:style-name="T26">n</text:span> für <text:span text:style-name="T26">Fortgeschrittene</text:span></text:p>
          </table:table-cell>
        </table:table-row>
        <table:table-row>
          <table:table-cell table:style-name="Tabelle7.A2" office:value-type="string">
            <text:p text:style-name="P158">Start.txt</text:p>
          </table:table-cell>
          <table:table-cell table:style-name="Tabelle7.B2" office:value-type="string">
            <text:p text:style-name="P175">Informationen zum Archiv</text:p>
          </table:table-cell>
        </table:table-row>
      </table:table>
      <text:p text:style-name="P17"/>
      <text:p text:style-name="P31">Änderungen:</text:p>
      <text:p text:style-name="P31"/>
      <text:list xml:id="list2672151656" text:style-name="L18">
        <text:list-item>
          <text:p text:style-name="P320">Die Zeitberechnung für Echtzeit wird nicht mehr durch Verlassen des Spiels gestört.</text:p>
        </text:list-item>
        <text:list-item>
          <text:p text:style-name="P320">Zerstörung der eigenen Stadt löst keine wiederkehrende DSE-Meldung mehr aus.</text:p>
        </text:list-item>
        <text:list-item>
          <text:p text:style-name="P389"><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341"><text:span text:style-name="T11">Reprisal_SetHealth</text:span> und <text:span text:style-name="T11">Reward_SetHealth</text:span> funktionieren jetzt mit dem Questassistent (Richtiger Cast zu Number).</text:p>
        </text:list-item>
        <text:list-item>
          <text:p text:style-name="P341">Es ist nicht mehr erforderlich bei versteckten Quests <text:span text:style-name="T11">KEY(NO_MESSAGE)</text:span> anzugeben.</text:p>
        </text:list-item>
        <text:list-item>
          <text:p text:style-name="P342">Schreibfehler bei <text:span text:style-name="T11">API.SetBuildingOnFire</text:span> ist behoben.</text:p>
        </text:list-item>
        <text:list-item>
          <text:p text:style-name="P342">Die Zucht von Schafen und Kühen kann jetzt auch abgeschaltet werden.</text:p>
        </text:list-item>
        <text:list-item>
          <text:p text:style-name="P342">NPC-Dialoge werden jetzt mit sinnvollen Abständen von Held und NPC gestartet.</text:p>
        </text:list-item>
        <text:list-item>
          <text:p text:style-name="P342">Es wurden einige kleine Schusselfehler in der Dokumentation korrigiert.</text:p>
        </text:list-item>
        <text:list-item>
          <text:p text:style-name="P343">(intern) Es gibt jetzt neue Build-Skripte für die QSB. <text:span text:style-name="T31">Damit wird der Missstand behoben, dass beim Build-Vorgang jedes mal die Dokumentation neu erstellt wird.</text:span></text:p>
          <text:list>
            <text:list-item>
              <text:p text:style-name="P343">compile – Baut die QSB zusammen, kann eine alternative Loadorder aufnehmen und benutzerdefinierte Bundles laden.<text:line-break/><text:span text:style-name="T11">./compile -loadorder=“Pfad/zur/Loadorder“ Pfad/zu/Bundle1 Pfad/zu/Bundle2 …</text:span></text:p>
            </text:list-item>
            <text:list-item>
              <text:p text:style-name="P344">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406" text:outline-level="2"><text:bookmark-start text:name="__RefHeading___Toc4096_2558213897"/>Version RE <text:span text:style-name="T30">1.4.0 23/2/2019</text:span><text:bookmark-end text:name="__RefHeading___Toc4096_2558213897"/></text:h>
      <text:p text:style-name="P137">END OF LIFE – NO LTS!</text:p>
      <text:p text:style-name="P9">Datum der Veröffentlichung: <text:span text:style-name="T29">1.4.2019</text:span></text:p>
      <text:p text:style-name="P135">Datum Patch 1.4.1: 6.6.2019</text:p>
      <text:p text:style-name="P39">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66">Datei</text:p>
          </table:table-cell>
          <table:table-cell table:style-name="Tabelle9.B1" office:value-type="string">
            <text:p text:style-name="P166">Beschreibung</text:p>
          </table:table-cell>
        </table:table-row>
        <table:table-row>
          <table:table-cell table:style-name="Tabelle9.A2" office:value-type="string">
            <text:p text:style-name="P98">bin/*</text:p>
          </table:table-cell>
          <table:table-cell table:style-name="Tabelle9.B2" office:value-type="string">
            <text:p text:style-name="P186">Siedelwood Applikationen</text:p>
          </table:table-cell>
        </table:table-row>
        <table:table-row>
          <table:table-cell table:style-name="Tabelle9.A2" office:value-type="string">
            <text:p text:style-name="P95">doc</text:p>
          </table:table-cell>
          <table:table-cell table:style-name="Tabelle9.B2" office:value-type="string">
            <text:p text:style-name="P180"><text:span text:style-name="T26">HTML-</text:span>Dokumentation mit Suche auf der Index-Seite</text:p>
          </table:table-cell>
        </table:table-row>
        <table:table-row>
          <table:table-cell table:style-name="Tabelle9.A2" office:value-type="string">
            <text:p text:style-name="P98">example/*.lua</text:p>
          </table:table-cell>
          <table:table-cell table:style-name="Tabelle9.B2" office:value-type="string">
            <text:p text:style-name="P186">Beispielskripte zur Verwendung der QSB</text:p>
          </table:table-cell>
        </table:table-row>
        <table:table-row>
          <table:table-cell table:style-name="Tabelle9.A2" office:value-type="string">
            <text:p text:style-name="P95">guide/*.pdf</text:p>
          </table:table-cell>
          <table:table-cell table:style-name="Tabelle9.B2" office:value-type="string">
            <text:p text:style-name="P183">Anleitungen und Versionshinweise zur QSB</text:p>
          </table:table-cell>
        </table:table-row>
        <table:table-row>
          <table:table-cell table:style-name="Tabelle9.A2" office:value-type="string">
            <text:p text:style-name="P159"><text:span text:style-name="T28">src/</text:span>q<text:span text:style-name="T24">uestsystembehavior</text:span>.lua</text:p>
          </table:table-cell>
          <table:table-cell table:style-name="Tabelle9.B2" office:value-type="string">
            <text:p text:style-name="P176"><text:span text:style-name="T28">D</text:span>ie <text:span text:style-name="T28">un</text:span>komprimierte QSB <text:span text:style-name="T28">(+ Kommentare im Code)</text:span></text:p>
          </table:table-cell>
        </table:table-row>
        <table:table-row>
          <table:table-cell table:style-name="Tabelle9.A2" office:value-type="string">
            <text:p text:style-name="P159"><text:span text:style-name="T28">src/</text:span>q<text:span text:style-name="T24">uestsystembehavior_</text:span>min.lua</text:p>
          </table:table-cell>
          <table:table-cell table:style-name="Tabelle9.B2" office:value-type="string">
            <text:p text:style-name="P176"><text:span text:style-name="T28">D</text:span>ie komprimierte QSB (nur Funktionen)</text:p>
          </table:table-cell>
        </table:table-row>
        <table:table-row>
          <table:table-cell table:style-name="Tabelle9.A2" office:value-type="string">
            <text:p text:style-name="P136">src/<text:span text:style-name="T46">mapscript</text:span>.<text:span text:style-name="T27">lua</text:span></text:p>
          </table:table-cell>
          <table:table-cell table:style-name="Tabelle9.B2" office:value-type="string">
            <text:p text:style-name="P176"><text:span text:style-name="T26">Skripts</text:span>chablone<text:span text:style-name="T26">n</text:span> für <text:span text:style-name="T46">das globale Skript</text:span></text:p>
          </table:table-cell>
        </table:table-row>
        <table:table-row>
          <table:table-cell table:style-name="Tabelle9.A2" office:value-type="string">
            <text:p text:style-name="P95">src/<text:span text:style-name="T46">localmapscript</text:span>.<text:span text:style-name="T27">lua</text:span></text:p>
          </table:table-cell>
          <table:table-cell table:style-name="Tabelle9.B2" office:value-type="string">
            <text:p text:style-name="P176"><text:span text:style-name="T26">Skripts</text:span>chablone<text:span text:style-name="T26">n</text:span> für <text:span text:style-name="T46">das lokale Skript</text:span></text:p>
          </table:table-cell>
        </table:table-row>
        <table:table-row>
          <table:table-cell table:style-name="Tabelle9.A2" office:value-type="string">
            <text:p text:style-name="P159">Start.txt</text:p>
          </table:table-cell>
          <table:table-cell table:style-name="Tabelle9.B2" office:value-type="string">
            <text:p text:style-name="P176">Informationen zum Archiv</text:p>
          </table:table-cell>
        </table:table-row>
      </table:table>
      <text:p text:style-name="P134"/>
      <text:p text:style-name="P32">Änderungen:</text:p>
      <text:p text:style-name="P32"/>
      <text:list xml:id="list2808982376" text:style-name="L19">
        <text:list-item>
          <text:p text:style-name="P321"><text:span text:style-name="T11">Reward_DEBUG</text:span><text:span text:style-name="T36"> Parameter im Questassistenten gefixt</text:span></text:p>
        </text:list-item>
        <text:list-item>
          <text:p text:style-name="P321"><text:span text:style-name="T11">Reward_TradeOffer</text:span><text:span text:style-name="T36"> kann jetzt im Questassistenten benutzt werden</text:span></text:p>
        </text:list-item>
        <text:list-item>
          <text:p text:style-name="P321"><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322">Problem mit dem negativen Lagerbestand bei Nutzung des Burglagers wurde behoben (zumindest ist es nicht wieder aufgetreten)</text:p>
        </text:list-item>
        <text:list-item>
          <text:p text:style-name="P322">Maximalgröße des Burglagers wird jetzt richtig angezeigt.</text:p>
        </text:list-item>
        <text:list-item>
          <text:p text:style-name="P323">Tribut-Behavior sind jetzt richtig lokalisiert.<text:line-break/>(= wahlweise Übersetzung in Englisch möglich)</text:p>
        </text:list-item>
        <text:list-item>
          <text:p text:style-name="P322">(Doku) Dokumentation wurde an einigen Stellen überarbeitet.</text:p>
        </text:list-item>
      </text:list>
      <text:h text:style-name="P393" text:outline-level="1"><text:bookmark-start text:name="__RefHeading___Toc5067_412414255"/>Version 2<text:bookmark-end text:name="__RefHeading___Toc5067_412414255"/></text:h>
      <text:h text:style-name="P400" text:outline-level="2"><text:bookmark-start text:name="__RefHeading___Toc5069_412414255"/>Version <text:span text:style-name="T45">BETA #3</text:span><text:bookmark-end text:name="__RefHeading___Toc5069_412414255"/></text:h>
      <text:p text:style-name="P111">Datum der Veröffentlichung: <text:span text:style-name="T47">1.4.2019</text:span></text:p>
      <text:p text:style-name="P111">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1"/>
      <text:p text:style-name="P111">Inhalt des Archiv:</text:p>
      <table:table table:name="Tabelle8" table:style-name="Tabelle8">
        <table:table-column table:style-name="Tabelle8.A"/>
        <table:table-column table:style-name="Tabelle8.B"/>
        <table:table-row>
          <table:table-cell table:style-name="Tabelle8.A1" office:value-type="string">
            <text:p text:style-name="P260">Datei</text:p>
          </table:table-cell>
          <table:table-cell table:style-name="Tabelle8.B1" office:value-type="string">
            <text:p text:style-name="P260">Beschreibung</text:p>
          </table:table-cell>
        </table:table-row>
        <table:table-row>
          <table:table-cell table:style-name="Tabelle8.A2" office:value-type="string">
            <text:p text:style-name="P40">bin/<text:span text:style-name="T35">MapIconator.jar</text:span></text:p>
          </table:table-cell>
          <table:table-cell table:style-name="Tabelle8.B2" office:value-type="string">
            <text:p text:style-name="P187">Hilft beim Einfügen von Map-Vorschaubilder (DEdK/AeK)</text:p>
          </table:table-cell>
        </table:table-row>
        <table:table-row>
          <table:table-cell table:style-name="Tabelle8.A2" office:value-type="string">
            <text:p text:style-name="P66">bin/CutsceneMaker.jar</text:p>
          </table:table-cell>
          <table:table-cell table:style-name="Tabelle8.B2" office:value-type="string">
            <text:p text:style-name="P187">Konvertiert CS-Flights, die über den Cutscene Editor erstellt wurden, und erstellt Steuerskripte für Cutscenes</text:p>
          </table:table-cell>
        </table:table-row>
        <table:table-row>
          <table:table-cell table:style-name="Tabelle8.A2" office:value-type="string">
            <text:p text:style-name="P51">doc</text:p>
          </table:table-cell>
          <table:table-cell table:style-name="Tabelle8.B2" office:value-type="string">
            <text:p text:style-name="P249"><text:span text:style-name="T26">HTML-</text:span>Dokumentation mit Suche auf der Index-Seite</text:p>
          </table:table-cell>
        </table:table-row>
        <table:table-row>
          <table:table-cell table:style-name="Tabelle8.A2" office:value-type="string">
            <text:p text:style-name="P40">example/*.lua</text:p>
          </table:table-cell>
          <table:table-cell table:style-name="Tabelle8.B2" office:value-type="string">
            <text:p text:style-name="P227">Beispielskripte zur Verwendung der QSB</text:p>
          </table:table-cell>
        </table:table-row>
        <table:table-row>
          <table:table-cell table:style-name="Tabelle8.A2" office:value-type="string">
            <text:p text:style-name="P51">guide/*.pdf</text:p>
          </table:table-cell>
          <table:table-cell table:style-name="Tabelle8.B2" office:value-type="string">
            <text:p text:style-name="P213">Anleitungen und Versionshinweise zur QSB</text:p>
          </table:table-cell>
        </table:table-row>
        <table:table-row>
          <table:table-cell table:style-name="Tabelle8.A2" office:value-type="string">
            <text:p text:style-name="P235"><text:span text:style-name="T28">src/</text:span>q<text:span text:style-name="T24">uestsystembehavior</text:span>.lua</text:p>
          </table:table-cell>
          <table:table-cell table:style-name="Tabelle8.B2" office:value-type="string">
            <text:p text:style-name="P202"><text:span text:style-name="T28">D</text:span>ie <text:span text:style-name="T28">un</text:span>komprimierte QSB</text:p>
          </table:table-cell>
        </table:table-row>
        <table:table-row>
          <table:table-cell table:style-name="Tabelle8.A2" office:value-type="string">
            <text:p text:style-name="P235"><text:span text:style-name="T28">src/</text:span>q<text:span text:style-name="T24">uestsystembehavior_</text:span>min.lua</text:p>
          </table:table-cell>
          <table:table-cell table:style-name="Tabelle8.B2" office:value-type="string">
            <text:p text:style-name="P202"><text:span text:style-name="T28">D</text:span>ie komprimierte QSB</text:p>
          </table:table-cell>
        </table:table-row>
        <table:table-row>
          <table:table-cell table:style-name="Tabelle8.A2" office:value-type="string">
            <text:p text:style-name="P65">src/<text:span text:style-name="T35">mapscript</text:span>.<text:span text:style-name="T27">lua</text:span></text:p>
          </table:table-cell>
          <table:table-cell table:style-name="Tabelle8.B2" office:value-type="string">
            <text:p text:style-name="P187">Vorlage für das globale Skript</text:p>
          </table:table-cell>
        </table:table-row>
        <table:table-row>
          <table:table-cell table:style-name="Tabelle8.A2" office:value-type="string">
            <text:p text:style-name="P51">src/<text:span text:style-name="T35">localmapscript</text:span>.<text:span text:style-name="T27">lua</text:span></text:p>
          </table:table-cell>
          <table:table-cell table:style-name="Tabelle8.B2" office:value-type="string">
            <text:p text:style-name="P187">Vorlage für das lokale Skript</text:p>
          </table:table-cell>
        </table:table-row>
        <table:table-row>
          <table:table-cell table:style-name="Tabelle8.A2" office:value-type="string">
            <text:p text:style-name="P235"><text:span text:style-name="T35">s</text:span>tart.txt</text:p>
          </table:table-cell>
          <table:table-cell table:style-name="Tabelle8.B2" office:value-type="string">
            <text:p text:style-name="P202">Informationen zum Archiv</text:p>
          </table:table-cell>
        </table:table-row>
      </table:table>
      <text:p text:style-name="P18"/>
      <text:p text:style-name="P101">Änderungen:</text:p>
      <text:p text:style-name="P101"/>
      <text:list xml:id="list2076365529" text:style-name="L20">
        <text:list-item>
          <text:p text:style-name="P350">Das Briefing System hat eine komplette Überarbeitung erfahren. Vor allem um die Integration von Cutscenes zu verbessern. Es gibt neue Möglichkeiten, wie z.B. zurückspringen während Briefings <text:span text:style-name="T6">durch den Leser</text:span>.</text:p>
          <text:p text:style-name="P351">Weitere Informationen dazu in MigrationGuide.pdf und der Dokumentation.</text:p>
        </text:list-item>
        <text:list-item>
          <text:p text:style-name="P351">Ein Konsolenprogramm zum Erstellen von Cutscenes ist beigefügt. CS-Dateien werden konvertiert und es wird ein leeres Steuerskript erzeugt. Mittels einer INI-Datei kann das Steuerskript mit Werten befüllt werden.</text:p>
          <text:p text:style-name="P355">Das Steuerskript wird in die Map kopiert um eine Cutscene abzuspielen.</text:p>
          <text:p text:style-name="P351">Weitere Information dazu in CutsceneGuide.pdf und in der Dokumentation.</text:p>
        </text:list-item>
        <text:list-item>
          <text:p text:style-name="P351">(Nur Skript) Custom Behavior können Funktionsreferenzen statt den Namen übergeben werden. In diesem Fall wird die Funktion nicht wie gewohnt aufgerufen, sondern mit allen nachfolgenden Parametern des Behavior.</text:p>
        </text:list-item>
      </text:list>
      <text:list xml:id="list3142222964" text:style-name="L21">
        <text:list-header>
          <text:p text:style-name="P352">Das betrifft:</text:p>
        </text:list-header>
      </text:list>
      <text:list xml:id="list2363897759" text:style-name="L22">
        <text:list-header>
          <text:p text:style-name="P382"><text:span text:style-name="T32">- </text:span><text:span text:style-name="T11">Goal_MapScriptFunction</text:span></text:p>
          <text:p text:style-name="P382"><text:span text:style-name="T32">- </text:span><text:span text:style-name="T11">Reprisal_MapScriptFunction</text:span></text:p>
          <text:p text:style-name="P382"><text:span text:style-name="T32">- </text:span><text:span text:style-name="T11">Reward_MapScriptFunction</text:span></text:p>
          <text:p text:style-name="P382"><text:span text:style-name="T32">- </text:span><text:span text:style-name="T11">Trigger_MapScriptFunction</text:span></text:p>
        </text:list-header>
        <text:list-item>
          <text:p text:style-name="P382"><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353">Es gibt einen Nachfolger für die in die Jahre gekommene Laufschrift. Der Text wird Zeichen für Zeichen auf den Bildschirm geschrieben, wie bei einer Schreibmaschine.</text:p>
        </text:list-item>
        <text:list-item>
          <text:p text:style-name="P354"><text:soft-page-break/>(Nur Skript) Die EntityScriptingValues wurden grundüberholt. Sie stehen nicht mehr im Zentrum sondern dienen als Hilfsmittel für eine neue umfangreiche Kontrolle eines Entity. Dabei bleibt das Entity stehts dem Objekt zugeordnet.</text:p>
          <text:p text:style-name="P354">Weitere Informationen dazu in MigrationGuide.pdf und der Dokumentation.</text:p>
        </text:list-item>
        <text:list-item>
          <text:p text:style-name="P345"><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353">Weitere Informationen dazu in MigrationGuide.pdf und der Dokumentation.</text:p>
        </text:list-item>
        <text:list-item>
          <text:p text:style-name="P357">Die API des Traveling Salesman wurde überarbeitet.</text:p>
        </text:list-item>
        <text:list-item>
          <text:p text:style-name="P358">Der Quest-Debug wurde vereinfacht und erweitert. Siehe Dokumentation!</text:p>
        </text:list-item>
        <text:list-item>
          <text:p text:style-name="P356">(Doku) Einige Beschreibungstexte zu Funktionen der QSB wurden überarbeitet.</text:p>
        </text:list-item>
        <text:list-item>
          <text:p text:style-name="P356">(Doku) Alle Anleitungen (PDF-Dateien) wurden ebenfalls überarbeitet</text:p>
        </text:list-item>
      </text:list>
      <text:p text:style-name="P124"/>
      <text:h text:style-name="P407" text:outline-level="2"><text:bookmark-start text:name="__RefHeading___Toc1653_949028593"/>Version <text:span text:style-name="T45">BETA #4</text:span><text:bookmark-end text:name="__RefHeading___Toc1653_949028593"/></text:h>
      <text:p text:style-name="P113">Datum der Veröffentlichung: <text:span text:style-name="T47">10.7.2019</text:span></text:p>
      <text:p text:style-name="P113">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3"/>
      <text:p text:style-name="P113">Inhalt des Archiv:</text:p>
      <table:table table:name="Tabelle11" table:style-name="Tabelle11">
        <table:table-column table:style-name="Tabelle11.A"/>
        <table:table-column table:style-name="Tabelle11.B"/>
        <table:table-row>
          <table:table-cell table:style-name="Tabelle11.A1" office:value-type="string">
            <text:p text:style-name="P262">Datei</text:p>
          </table:table-cell>
          <table:table-cell table:style-name="Tabelle11.B1" office:value-type="string">
            <text:p text:style-name="P262">Beschreibung</text:p>
          </table:table-cell>
        </table:table-row>
        <table:table-row>
          <table:table-cell table:style-name="Tabelle11.A2" office:value-type="string">
            <text:p text:style-name="P42">bin/<text:span text:style-name="T35">MapIconator</text:span></text:p>
          </table:table-cell>
          <table:table-cell table:style-name="Tabelle11.B2" office:value-type="string">
            <text:p text:style-name="P189">Hilft beim Einfügen von Map-Vorschaubilder (DEdK/AeK)</text:p>
          </table:table-cell>
        </table:table-row>
        <table:table-row>
          <table:table-cell table:style-name="Tabelle11.A2" office:value-type="string">
            <text:p text:style-name="P68">bin/CutsceneMaker</text:p>
          </table:table-cell>
          <table:table-cell table:style-name="Tabelle11.B2" office:value-type="string">
            <text:p text:style-name="P189">Konvertiert CS-Flights, die über den Cutscene Editor erstellt wurden, und erstellt Steuerskripte für Cutscenes</text:p>
          </table:table-cell>
        </table:table-row>
        <table:table-row>
          <table:table-cell table:style-name="Tabelle11.A2" office:value-type="string">
            <text:p text:style-name="P79">bin/QuestsToGraphViz</text:p>
          </table:table-cell>
          <table:table-cell table:style-name="Tabelle11.B2" office:value-type="string">
            <text:p text:style-name="P271">Erstellt aus Quests einen Graphen aus dem man die Beziehungen der Quests ableiten kann.</text:p>
          </table:table-cell>
        </table:table-row>
        <table:table-row>
          <table:table-cell table:style-name="Tabelle11.A2" office:value-type="string">
            <text:p text:style-name="P53">doc</text:p>
          </table:table-cell>
          <table:table-cell table:style-name="Tabelle11.B2" office:value-type="string">
            <text:p text:style-name="P251"><text:span text:style-name="T26">HTML-</text:span>Dokumentation mit Suche auf der Index-Seite</text:p>
          </table:table-cell>
        </table:table-row>
        <table:table-row>
          <table:table-cell table:style-name="Tabelle11.A2" office:value-type="string">
            <text:p text:style-name="P42">example/*.lua</text:p>
          </table:table-cell>
          <table:table-cell table:style-name="Tabelle11.B2" office:value-type="string">
            <text:p text:style-name="P229">Beispielskripte zur Verwendung der QSB</text:p>
          </table:table-cell>
        </table:table-row>
        <table:table-row>
          <table:table-cell table:style-name="Tabelle11.A2" office:value-type="string">
            <text:p text:style-name="P53">guide/*.pdf</text:p>
          </table:table-cell>
          <table:table-cell table:style-name="Tabelle11.B2" office:value-type="string">
            <text:p text:style-name="P215">Anleitungen und Versionshinweise zur QSB</text:p>
          </table:table-cell>
        </table:table-row>
        <table:table-row>
          <table:table-cell table:style-name="Tabelle11.A2" office:value-type="string">
            <text:p text:style-name="P237"><text:span text:style-name="T28">src/</text:span>q<text:span text:style-name="T24">uestsystembehavior</text:span>.lua</text:p>
          </table:table-cell>
          <table:table-cell table:style-name="Tabelle11.B2" office:value-type="string">
            <text:p text:style-name="P204"><text:span text:style-name="T28">D</text:span>ie <text:span text:style-name="T28">un</text:span>komprimierte QSB</text:p>
          </table:table-cell>
        </table:table-row>
        <table:table-row>
          <table:table-cell table:style-name="Tabelle11.A2" office:value-type="string">
            <text:p text:style-name="P237"><text:span text:style-name="T28">src/</text:span>q<text:span text:style-name="T24">uestsystembehavior_</text:span>min.lua</text:p>
          </table:table-cell>
          <table:table-cell table:style-name="Tabelle11.B2" office:value-type="string">
            <text:p text:style-name="P204"><text:span text:style-name="T28">D</text:span>ie komprimierte QSB</text:p>
          </table:table-cell>
        </table:table-row>
        <table:table-row>
          <table:table-cell table:style-name="Tabelle11.A2" office:value-type="string">
            <text:p text:style-name="P78">src/<text:span text:style-name="T35">mapscript</text:span>.<text:span text:style-name="T27">lua</text:span></text:p>
          </table:table-cell>
          <table:table-cell table:style-name="Tabelle11.B2" office:value-type="string">
            <text:p text:style-name="P189">Vorlage für das globale Skript</text:p>
          </table:table-cell>
        </table:table-row>
        <table:table-row>
          <table:table-cell table:style-name="Tabelle11.A2" office:value-type="string">
            <text:p text:style-name="P53">src/<text:span text:style-name="T35">localmapscript</text:span>.<text:span text:style-name="T27">lua</text:span></text:p>
          </table:table-cell>
          <table:table-cell table:style-name="Tabelle11.B2" office:value-type="string">
            <text:p text:style-name="P189">Vorlage für das lokale Skript</text:p>
          </table:table-cell>
        </table:table-row>
        <table:table-row>
          <table:table-cell table:style-name="Tabelle11.A2" office:value-type="string">
            <text:p text:style-name="P237"><text:span text:style-name="T35">s</text:span>tart.txt</text:p>
          </table:table-cell>
          <table:table-cell table:style-name="Tabelle11.B2" office:value-type="string">
            <text:p text:style-name="P204">Informationen zum Archiv</text:p>
          </table:table-cell>
        </table:table-row>
      </table:table>
      <text:p text:style-name="P20"/>
      <text:p text:style-name="P103">Änderungen:</text:p>
      <text:p text:style-name="P103"/>
      <text:list xml:id="list201951029750478" text:continue-list="list2076365529" text:style-name="L20">
        <text:list-item>
          <text:p text:style-name="P359">Der Fehler, der verhindert hat, dass ein bewachendes Battalion von einer Einheit eines Verbündeten abgezogen werden kann, ist behoben.</text:p>
        </text:list-item>
        <text:list-item>
          <text:p text:style-name="P359">Die Sprache wird jetzt nur noch einmalig zu Spielstart bestimmt. Die Variable <text:span text:style-name="T11">QSB.Language</text:span> – und damit die Sprache – kann manuell überschrieben werden.</text:p>
        </text:list-item>
        <text:list-item>
          <text:p text:style-name="P359">Die Auffüll-Option von Trebuchets wurde dauerhaft entfernt.</text:p>
        </text:list-item>
        <text:list-item>
          <text:p text:style-name="P359">Die Tabs im Burglager wurden entfernt. Ihre Funktion ist nur noch über Hotkeys erreichbar.</text:p>
        </text:list-item>
        <text:list-item>
          <text:p text:style-name="P359">Die Laufschrift wartet jetzt immer 1,5 Sekunden, bevor die Textanzeige beginnt.</text:p>
        </text:list-item>
        <text:list-item>
          <text:p text:style-name="P359"><text:span text:style-name="T11">Reward_VictoryWithParty</text:span> ermöglicht jetzt auch „weiterspielen“.</text:p>
        </text:list-item>
        <text:list-item>
          <text:p text:style-name="P362">Einige Tippfehler in verschiedenen Funktionen behoben.</text:p>
        </text:list-item>
        <text:list-item>
          <text:p text:style-name="P363">Timing-Problem in <text:span text:style-name="T11">Goal_DestroySpawnedEntities</text:span> wurde behoben.</text:p>
        </text:list-item>
        <text:list-item>
          <text:p text:style-name="P364">Probleme mit AI-Rewards und Player 1 wurden behoben.</text:p>
        </text:list-item>
      </text:list>
      <text:h text:style-name="P408" text:outline-level="2"><text:bookmark-start text:name="__RefHeading___Toc1874_2589923442"/>Version <text:span text:style-name="T49">RE 2.0.0 1/8/2019</text:span><text:bookmark-end text:name="__RefHeading___Toc1874_2589923442"/></text:h>
      <text:p text:style-name="P112">Datum der Veröffentlichung: <text:span text:style-name="T47">1.8.2019</text:span></text:p>
      <text:p text:style-name="P112">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2"/>
      <text:p text:style-name="P125">Initiale Veröffentlichung der Version 2 der QSB-S.</text:p>
      <text:p text:style-name="P125">Seit dem oben angegebenen Datum wird Version 1 nicht mehr unterstützt oder aktualisiert.</text:p>
      <text:p text:style-name="P112"/>
      <text:p text:style-name="P112">Inhalt des Archiv:</text:p>
      <table:table table:name="Tabelle10" table:style-name="Tabelle10">
        <table:table-column table:style-name="Tabelle10.A"/>
        <table:table-column table:style-name="Tabelle10.B"/>
        <table:table-row>
          <table:table-cell table:style-name="Tabelle10.A1" office:value-type="string">
            <text:p text:style-name="P261">Datei</text:p>
          </table:table-cell>
          <table:table-cell table:style-name="Tabelle10.B1" office:value-type="string">
            <text:p text:style-name="P261">Beschreibung</text:p>
          </table:table-cell>
        </table:table-row>
        <table:table-row>
          <table:table-cell table:style-name="Tabelle10.A2" office:value-type="string">
            <text:p text:style-name="P41">bin/<text:span text:style-name="T35">MapIconatorInstaller.exe</text:span></text:p>
          </table:table-cell>
          <table:table-cell table:style-name="Tabelle10.B2" office:value-type="string">
            <text:p text:style-name="P188">Hilft beim Einfügen von Map-Vorschaubilder (DEdK/AeK)</text:p>
          </table:table-cell>
        </table:table-row>
        <table:table-row>
          <table:table-cell table:style-name="Tabelle10.A2" office:value-type="string">
            <text:p text:style-name="P67">bin/CutsceneMaker<text:span text:style-name="T51">Installer</text:span>.<text:span text:style-name="T51">exe</text:span></text:p>
          </table:table-cell>
          <table:table-cell table:style-name="Tabelle10.B2" office:value-type="string">
            <text:p text:style-name="P188">Konvertiert CS-Flights, die über den Cutscene Editor erstellt wurden, und erstellt Steuerskripte für Cutscenes</text:p>
          </table:table-cell>
        </table:table-row>
        <table:table-row>
          <table:table-cell table:style-name="Tabelle10.A2" office:value-type="string">
            <text:p text:style-name="P52">doc</text:p>
          </table:table-cell>
          <table:table-cell table:style-name="Tabelle10.B2" office:value-type="string">
            <text:p text:style-name="P250"><text:span text:style-name="T26">HTML-</text:span>Dokumentation mit Suche auf der Index-Seite</text:p>
          </table:table-cell>
        </table:table-row>
        <table:table-row>
          <table:table-cell table:style-name="Tabelle10.A2" office:value-type="string">
            <text:p text:style-name="P41">example/*.lua</text:p>
          </table:table-cell>
          <table:table-cell table:style-name="Tabelle10.B2" office:value-type="string">
            <text:p text:style-name="P228">Beispielskripte zur Verwendung der QSB</text:p>
          </table:table-cell>
        </table:table-row>
        <table:table-row>
          <table:table-cell table:style-name="Tabelle10.A2" office:value-type="string">
            <text:p text:style-name="P52">guide/*.pdf</text:p>
          </table:table-cell>
          <table:table-cell table:style-name="Tabelle10.B2" office:value-type="string">
            <text:p text:style-name="P214">Anleitungen und Versionshinweise zur QSB</text:p>
          </table:table-cell>
        </table:table-row>
        <table:table-row>
          <table:table-cell table:style-name="Tabelle10.A2" office:value-type="string">
            <text:p text:style-name="P236"><text:span text:style-name="T28">src/</text:span>q<text:span text:style-name="T24">uestsystembehavior</text:span>.lua</text:p>
          </table:table-cell>
          <table:table-cell table:style-name="Tabelle10.B2" office:value-type="string">
            <text:p text:style-name="P203"><text:span text:style-name="T28">D</text:span>ie <text:span text:style-name="T28">un</text:span>komprimierte QSB</text:p>
          </table:table-cell>
        </table:table-row>
        <table:table-row>
          <table:table-cell table:style-name="Tabelle10.A2" office:value-type="string">
            <text:p text:style-name="P236"><text:span text:style-name="T28">src/</text:span>q<text:span text:style-name="T24">uestsystembehavior_</text:span>min.lua</text:p>
          </table:table-cell>
          <table:table-cell table:style-name="Tabelle10.B2" office:value-type="string">
            <text:p text:style-name="P203"><text:span text:style-name="T28">D</text:span>ie komprimierte QSB</text:p>
          </table:table-cell>
        </table:table-row>
        <table:table-row>
          <table:table-cell table:style-name="Tabelle10.A2" office:value-type="string">
            <text:p text:style-name="P77">src/<text:span text:style-name="T35">mapscript</text:span>.<text:span text:style-name="T27">lua</text:span></text:p>
          </table:table-cell>
          <table:table-cell table:style-name="Tabelle10.B2" office:value-type="string">
            <text:p text:style-name="P188">Vorlage für das globale Skript</text:p>
          </table:table-cell>
        </table:table-row>
        <table:table-row>
          <table:table-cell table:style-name="Tabelle10.A2" office:value-type="string">
            <text:p text:style-name="P52">src/<text:span text:style-name="T35">localmapscript</text:span>.<text:span text:style-name="T27">lua</text:span></text:p>
          </table:table-cell>
          <table:table-cell table:style-name="Tabelle10.B2" office:value-type="string">
            <text:p text:style-name="P188">Vorlage für das lokale Skript</text:p>
          </table:table-cell>
        </table:table-row>
        <table:table-row>
          <table:table-cell table:style-name="Tabelle10.A2" office:value-type="string">
            <text:p text:style-name="P236"><text:span text:style-name="T35">s</text:span>tart.txt</text:p>
          </table:table-cell>
          <table:table-cell table:style-name="Tabelle10.B2" office:value-type="string">
            <text:p text:style-name="P203">Informationen zum Archiv</text:p>
          </table:table-cell>
        </table:table-row>
      </table:table>
      <text:p text:style-name="P19"/>
      <text:p text:style-name="P102">Änderungen:</text:p>
      <text:p text:style-name="P102"/>
      <text:list xml:id="list1592265568" text:style-name="L23">
        <text:list-item>
          <text:p text:style-name="P360">(→ siehe Beta #<text:span text:style-name="T51">3</text:span>)</text:p>
        </text:list-item>
        <text:list-item>
          <text:p text:style-name="P361">(→ siehe Beta #<text:span text:style-name="T50">4</text:span>)</text:p>
        </text:list-item>
      </text:list>
      <text:p text:style-name="P126"/>
      <text:h text:style-name="P409" text:outline-level="2"><text:bookmark-start text:name="__RefHeading___Toc4537_2782287210"/>Version <text:span text:style-name="T49">RE 2.1.0 1/9/2019</text:span><text:bookmark-end text:name="__RefHeading___Toc4537_2782287210"/></text:h>
      <text:p text:style-name="P114">Datum der Veröffentlichung: <text:span text:style-name="T47">1.9.2019</text:span></text:p>
      <text:p text:style-name="P114">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4"/>
      <text:p text:style-name="P114">Inhalt des Archiv:</text:p>
      <table:table table:name="Tabelle12" table:style-name="Tabelle12">
        <table:table-column table:style-name="Tabelle12.A"/>
        <table:table-column table:style-name="Tabelle12.B"/>
        <table:table-row>
          <table:table-cell table:style-name="Tabelle12.A1" office:value-type="string">
            <text:p text:style-name="P263">Datei</text:p>
          </table:table-cell>
          <table:table-cell table:style-name="Tabelle12.B1" office:value-type="string">
            <text:p text:style-name="P263">Beschreibung</text:p>
          </table:table-cell>
        </table:table-row>
        <table:table-row>
          <table:table-cell table:style-name="Tabelle12.A2" office:value-type="string">
            <text:p text:style-name="P43">bin/<text:span text:style-name="T35">MapIconatorInstaller.exe</text:span></text:p>
          </table:table-cell>
          <table:table-cell table:style-name="Tabelle12.B2" office:value-type="string">
            <text:p text:style-name="P190">Hilft beim Einfügen von Map-Vorschaubilder (DEdK/AeK)</text:p>
          </table:table-cell>
        </table:table-row>
        <table:table-row>
          <table:table-cell table:style-name="Tabelle12.A2" office:value-type="string">
            <text:p text:style-name="P69">bin/CutsceneMaker<text:span text:style-name="T51">Installer</text:span>.<text:span text:style-name="T51">exe</text:span></text:p>
          </table:table-cell>
          <table:table-cell table:style-name="Tabelle12.B2" office:value-type="string">
            <text:p text:style-name="P190">Konvertiert CS-Flights, die über den Cutscene Editor erstellt wurden, und erstellt Steuerskripte für Cutscenes</text:p>
          </table:table-cell>
        </table:table-row>
        <table:table-row>
          <table:table-cell table:style-name="Tabelle12.A2" office:value-type="string">
            <text:p text:style-name="P54">doc</text:p>
          </table:table-cell>
          <table:table-cell table:style-name="Tabelle12.B2" office:value-type="string">
            <text:p text:style-name="P252"><text:span text:style-name="T26">HTML-</text:span>Dokumentation mit Suche auf der Index-Seite</text:p>
          </table:table-cell>
        </table:table-row>
        <table:table-row>
          <table:table-cell table:style-name="Tabelle12.A2" office:value-type="string">
            <text:p text:style-name="P43">example/*.lua</text:p>
          </table:table-cell>
          <table:table-cell table:style-name="Tabelle12.B2" office:value-type="string">
            <text:p text:style-name="P230">Beispielskripte zur Verwendung der QSB</text:p>
          </table:table-cell>
        </table:table-row>
        <table:table-row>
          <table:table-cell table:style-name="Tabelle12.A2" office:value-type="string">
            <text:p text:style-name="P54">guide/*.pdf</text:p>
          </table:table-cell>
          <table:table-cell table:style-name="Tabelle12.B2" office:value-type="string">
            <text:p text:style-name="P216">Anleitungen und Versionshinweise zur QSB</text:p>
          </table:table-cell>
        </table:table-row>
        <table:table-row>
          <table:table-cell table:style-name="Tabelle12.A2" office:value-type="string">
            <text:p text:style-name="P238"><text:span text:style-name="T28">src/</text:span>q<text:span text:style-name="T24">uestsystembehavior</text:span>.lua</text:p>
          </table:table-cell>
          <table:table-cell table:style-name="Tabelle12.B2" office:value-type="string">
            <text:p text:style-name="P205"><text:span text:style-name="T28">D</text:span>ie <text:span text:style-name="T28">un</text:span>komprimierte QSB</text:p>
          </table:table-cell>
        </table:table-row>
        <table:table-row>
          <table:table-cell table:style-name="Tabelle12.A2" office:value-type="string">
            <text:p text:style-name="P238"><text:span text:style-name="T28">src/</text:span>q<text:span text:style-name="T24">uestsystembehavior_</text:span>min.lua</text:p>
          </table:table-cell>
          <table:table-cell table:style-name="Tabelle12.B2" office:value-type="string">
            <text:p text:style-name="P205"><text:span text:style-name="T28">D</text:span>ie komprimierte QSB</text:p>
          </table:table-cell>
        </table:table-row>
        <table:table-row>
          <table:table-cell table:style-name="Tabelle12.A2" office:value-type="string">
            <text:p text:style-name="P80">src/<text:span text:style-name="T35">mapscript</text:span>.<text:span text:style-name="T27">lua</text:span></text:p>
          </table:table-cell>
          <table:table-cell table:style-name="Tabelle12.B2" office:value-type="string">
            <text:p text:style-name="P190">Vorlage für das globale Skript</text:p>
          </table:table-cell>
        </table:table-row>
        <table:table-row>
          <table:table-cell table:style-name="Tabelle12.A2" office:value-type="string">
            <text:p text:style-name="P54">src/<text:span text:style-name="T35">localmapscript</text:span>.<text:span text:style-name="T27">lua</text:span></text:p>
          </table:table-cell>
          <table:table-cell table:style-name="Tabelle12.B2" office:value-type="string">
            <text:p text:style-name="P190">Vorlage für das lokale Skript</text:p>
          </table:table-cell>
        </table:table-row>
        <table:table-row>
          <table:table-cell table:style-name="Tabelle12.A2" office:value-type="string">
            <text:p text:style-name="P238"><text:span text:style-name="T35">s</text:span>tart.txt</text:p>
          </table:table-cell>
          <table:table-cell table:style-name="Tabelle12.B2" office:value-type="string">
            <text:p text:style-name="P205">Informationen zum Archiv</text:p>
          </table:table-cell>
        </table:table-row>
      </table:table>
      <text:p text:style-name="P21"/>
      <text:p text:style-name="P104">Änderungen:</text:p>
      <text:p text:style-name="P104"/>
      <text:list xml:id="list1832879276" text:style-name="L24">
        <text:list-item>
          <text:p text:style-name="P365">Einteilung der Module verfeinert um die Suche zu verbessern.</text:p>
        </text:list-item>
        <text:list-item>
          <text:p text:style-name="P365"><text:span text:style-name="T52">API.SetEntityPlayer</text:span> sollte nun auf bei Nutztieren funktionieren.</text:p>
        </text:list-item>
        <text:list-item>
          <text:p text:style-name="P366"><text:span text:style-name="T52">Goal_KnightDistance</text:span> nutzt immer den Primary Knight des Receiver.</text:p>
          <text:p text:style-name="P366">Optional kann eine Entfernung angegeben werden.</text:p>
        </text:list-item>
        <text:list-item>
          <text:p text:style-name="P366">Alias der Terrainfunktionen angepasst um nicht mit den alten Funktionen zu kollidieren.</text:p>
          <text:p text:style-name="P383">TerrainType <text:s text:c="2"/>→ TerrainTypeSquare</text:p>
          <text:p text:style-name="P384">TerrainHeight → TerrainHeightSqare</text:p>
          <text:p text:style-name="P384">WaterHeight <text:s text:c="2"/>→ WaterHeightSqare</text:p>
        </text:list-item>
      </text:list>
      <text:h text:style-name="P410" text:outline-level="2"><text:bookmark-start text:name="__RefHeading___Toc1940_2599786115"/>Version <text:span text:style-name="T49">RE 2.2.0 1/10/2019</text:span><text:bookmark-end text:name="__RefHeading___Toc1940_2599786115"/></text:h>
      <text:p text:style-name="P115">Datum der Veröffentlichung: <text:span text:style-name="T47">1.10.2019</text:span></text:p>
      <text:p text:style-name="P115">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5"/>
      <text:p text:style-name="P115">Inhalt des Archiv:</text:p>
      <table:table table:name="Tabelle13" table:style-name="Tabelle13">
        <table:table-column table:style-name="Tabelle13.A"/>
        <table:table-column table:style-name="Tabelle13.B"/>
        <table:table-row>
          <table:table-cell table:style-name="Tabelle13.A1" office:value-type="string">
            <text:p text:style-name="P264">Datei</text:p>
          </table:table-cell>
          <table:table-cell table:style-name="Tabelle13.B1" office:value-type="string">
            <text:p text:style-name="P264">Beschreibung</text:p>
          </table:table-cell>
        </table:table-row>
        <table:table-row>
          <table:table-cell table:style-name="Tabelle13.A2" office:value-type="string">
            <text:p text:style-name="P44">bin/<text:span text:style-name="T35">MapIconatorInstaller.exe</text:span></text:p>
          </table:table-cell>
          <table:table-cell table:style-name="Tabelle13.B2" office:value-type="string">
            <text:p text:style-name="P191">Hilft beim Einfügen von Map-Vorschaubilder (DEdK/AeK)</text:p>
          </table:table-cell>
        </table:table-row>
        <table:table-row>
          <table:table-cell table:style-name="Tabelle13.A2" office:value-type="string">
            <text:p text:style-name="P70">bin/CutsceneMaker<text:span text:style-name="T51">Installer</text:span>.<text:span text:style-name="T51">exe</text:span></text:p>
          </table:table-cell>
          <table:table-cell table:style-name="Tabelle13.B2" office:value-type="string">
            <text:p text:style-name="P191">Konvertiert CS-Flights, die über den Cutscene Editor erstellt wurden, und erstellt Steuerskripte für Cutscenes</text:p>
          </table:table-cell>
        </table:table-row>
        <table:table-row>
          <table:table-cell table:style-name="Tabelle13.A2" office:value-type="string">
            <text:p text:style-name="P55">doc</text:p>
          </table:table-cell>
          <table:table-cell table:style-name="Tabelle13.B2" office:value-type="string">
            <text:p text:style-name="P253"><text:span text:style-name="T26">HTML-</text:span>Dokumentation mit Suche auf der Index-Seite</text:p>
          </table:table-cell>
        </table:table-row>
        <table:table-row>
          <table:table-cell table:style-name="Tabelle13.A2" office:value-type="string">
            <text:p text:style-name="P44">example/*.lua</text:p>
          </table:table-cell>
          <table:table-cell table:style-name="Tabelle13.B2" office:value-type="string">
            <text:p text:style-name="P231">Beispielskripte zur Verwendung der QSB</text:p>
          </table:table-cell>
        </table:table-row>
        <table:table-row>
          <table:table-cell table:style-name="Tabelle13.A2" office:value-type="string">
            <text:p text:style-name="P55">guide/*.pdf</text:p>
          </table:table-cell>
          <table:table-cell table:style-name="Tabelle13.B2" office:value-type="string">
            <text:p text:style-name="P217">Anleitungen und Versionshinweise zur QSB</text:p>
          </table:table-cell>
        </table:table-row>
        <table:table-row>
          <table:table-cell table:style-name="Tabelle13.A2" office:value-type="string">
            <text:p text:style-name="P239"><text:span text:style-name="T28">src/</text:span>q<text:span text:style-name="T24">uestsystembehavior</text:span>.lua</text:p>
          </table:table-cell>
          <table:table-cell table:style-name="Tabelle13.B2" office:value-type="string">
            <text:p text:style-name="P206"><text:span text:style-name="T28">D</text:span>ie <text:span text:style-name="T28">un</text:span>komprimierte QSB</text:p>
          </table:table-cell>
        </table:table-row>
        <table:table-row>
          <table:table-cell table:style-name="Tabelle13.A2" office:value-type="string">
            <text:p text:style-name="P239"><text:span text:style-name="T28">src/</text:span>q<text:span text:style-name="T24">uestsystembehavior_</text:span>min.lua</text:p>
          </table:table-cell>
          <table:table-cell table:style-name="Tabelle13.B2" office:value-type="string">
            <text:p text:style-name="P206"><text:span text:style-name="T28">D</text:span>ie komprimierte QSB</text:p>
          </table:table-cell>
        </table:table-row>
        <table:table-row>
          <table:table-cell table:style-name="Tabelle13.A2" office:value-type="string">
            <text:p text:style-name="P81">src/<text:span text:style-name="T35">mapscript</text:span>.<text:span text:style-name="T27">lua</text:span></text:p>
          </table:table-cell>
          <table:table-cell table:style-name="Tabelle13.B2" office:value-type="string">
            <text:p text:style-name="P191">Vorlage für das globale Skript</text:p>
          </table:table-cell>
        </table:table-row>
        <table:table-row>
          <table:table-cell table:style-name="Tabelle13.A2" office:value-type="string">
            <text:p text:style-name="P55">src/<text:span text:style-name="T35">localmapscript</text:span>.<text:span text:style-name="T27">lua</text:span></text:p>
          </table:table-cell>
          <table:table-cell table:style-name="Tabelle13.B2" office:value-type="string">
            <text:p text:style-name="P191">Vorlage für das lokale Skript</text:p>
          </table:table-cell>
        </table:table-row>
        <table:table-row>
          <table:table-cell table:style-name="Tabelle13.A2" office:value-type="string">
            <text:p text:style-name="P239"><text:span text:style-name="T35">s</text:span>tart.txt</text:p>
          </table:table-cell>
          <table:table-cell table:style-name="Tabelle13.B2" office:value-type="string">
            <text:p text:style-name="P206">Informationen zum Archiv</text:p>
          </table:table-cell>
        </table:table-row>
      </table:table>
      <text:p text:style-name="P22"/>
      <text:p text:style-name="P105">Änderungen:</text:p>
      <text:p text:style-name="P105"/>
      <text:list xml:id="list201951073510378" text:continue-numbering="true" text:style-name="L24">
        <text:list-item>
          <text:p text:style-name="P367">Die Suche in der Dokumentation wurde verbessert</text:p>
        </text:list-item>
        <text:list-item>
          <text:p text:style-name="P367">Zurückblättern in Briefings muss explizit aktiviert werden</text:p>
        </text:list-item>
      </text:list>
      <text:p text:style-name="P127"/>
      <text:p text:style-name="P127"/>
      <text:h text:style-name="P411" text:outline-level="2"><text:bookmark-start text:name="__RefHeading___Toc2476_2393185571"/>Version <text:span text:style-name="T49">RE 2.3.0 1/11/2019</text:span><text:bookmark-end text:name="__RefHeading___Toc2476_2393185571"/></text:h>
      <text:p text:style-name="P116">Datum der Veröffentlichung: <text:span text:style-name="T47">1.11.2019</text:span></text:p>
      <text:p text:style-name="P116">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6"/>
      <text:p text:style-name="P116">Inhalt des Archiv:</text:p>
      <table:table table:name="Tabelle14" table:style-name="Tabelle14">
        <table:table-column table:style-name="Tabelle14.A"/>
        <table:table-column table:style-name="Tabelle14.B"/>
        <table:table-row>
          <table:table-cell table:style-name="Tabelle14.A1" office:value-type="string">
            <text:p text:style-name="P265">Datei</text:p>
          </table:table-cell>
          <table:table-cell table:style-name="Tabelle14.B1" office:value-type="string">
            <text:p text:style-name="P265">Beschreibung</text:p>
          </table:table-cell>
        </table:table-row>
        <table:table-row>
          <table:table-cell table:style-name="Tabelle14.A2" office:value-type="string">
            <text:p text:style-name="P45">bin/<text:span text:style-name="T35">MapIconatorInstaller.exe</text:span></text:p>
          </table:table-cell>
          <table:table-cell table:style-name="Tabelle14.B2" office:value-type="string">
            <text:p text:style-name="P192">Hilft beim Einfügen von Map-Vorschaubilder (DEdK/AeK)</text:p>
          </table:table-cell>
        </table:table-row>
        <table:table-row>
          <table:table-cell table:style-name="Tabelle14.A2" office:value-type="string">
            <text:p text:style-name="P71">bin/CutsceneMaker<text:span text:style-name="T51">Installer</text:span>.<text:span text:style-name="T51">exe</text:span></text:p>
          </table:table-cell>
          <table:table-cell table:style-name="Tabelle14.B2" office:value-type="string">
            <text:p text:style-name="P192">Konvertiert CS-Flights, die über den Cutscene Editor erstellt wurden, und erstellt Steuerskripte für Cutscenes</text:p>
          </table:table-cell>
        </table:table-row>
        <table:table-row>
          <table:table-cell table:style-name="Tabelle14.A2" office:value-type="string">
            <text:p text:style-name="P56">doc</text:p>
          </table:table-cell>
          <table:table-cell table:style-name="Tabelle14.B2" office:value-type="string">
            <text:p text:style-name="P254"><text:span text:style-name="T26">HTML-</text:span>Dokumentation mit Suche auf der Index-Seite</text:p>
          </table:table-cell>
        </table:table-row>
        <table:table-row>
          <table:table-cell table:style-name="Tabelle14.A2" office:value-type="string">
            <text:p text:style-name="P45">example/*.lua</text:p>
          </table:table-cell>
          <table:table-cell table:style-name="Tabelle14.B2" office:value-type="string">
            <text:p text:style-name="P232">Beispielskripte zur Verwendung der QSB</text:p>
          </table:table-cell>
        </table:table-row>
        <table:table-row>
          <table:table-cell table:style-name="Tabelle14.A2" office:value-type="string">
            <text:p text:style-name="P56">guide/*.pdf</text:p>
          </table:table-cell>
          <table:table-cell table:style-name="Tabelle14.B2" office:value-type="string">
            <text:p text:style-name="P218">Anleitungen und Versionshinweise zur QSB</text:p>
          </table:table-cell>
        </table:table-row>
        <table:table-row>
          <table:table-cell table:style-name="Tabelle14.A2" office:value-type="string">
            <text:p text:style-name="P240"><text:span text:style-name="T28">src/</text:span>q<text:span text:style-name="T24">uestsystembehavior</text:span>.lua</text:p>
          </table:table-cell>
          <table:table-cell table:style-name="Tabelle14.B2" office:value-type="string">
            <text:p text:style-name="P207"><text:span text:style-name="T28">D</text:span>ie <text:span text:style-name="T28">un</text:span>komprimierte QSB</text:p>
          </table:table-cell>
        </table:table-row>
        <table:table-row>
          <table:table-cell table:style-name="Tabelle14.A2" office:value-type="string">
            <text:p text:style-name="P240"><text:span text:style-name="T28">src/</text:span>q<text:span text:style-name="T24">uestsystembehavior_</text:span>min.lua</text:p>
          </table:table-cell>
          <table:table-cell table:style-name="Tabelle14.B2" office:value-type="string">
            <text:p text:style-name="P207"><text:span text:style-name="T28">D</text:span>ie komprimierte QSB</text:p>
          </table:table-cell>
        </table:table-row>
        <table:table-row>
          <table:table-cell table:style-name="Tabelle14.A2" office:value-type="string">
            <text:p text:style-name="P82">src/<text:span text:style-name="T35">mapscript</text:span>.<text:span text:style-name="T27">lua</text:span></text:p>
          </table:table-cell>
          <table:table-cell table:style-name="Tabelle14.B2" office:value-type="string">
            <text:p text:style-name="P192">Vorlage für das globale Skript</text:p>
          </table:table-cell>
        </table:table-row>
        <table:table-row>
          <table:table-cell table:style-name="Tabelle14.A2" office:value-type="string">
            <text:p text:style-name="P56">src/<text:span text:style-name="T35">localmapscript</text:span>.<text:span text:style-name="T27">lua</text:span></text:p>
          </table:table-cell>
          <table:table-cell table:style-name="Tabelle14.B2" office:value-type="string">
            <text:p text:style-name="P192">Vorlage für das lokale Skript</text:p>
          </table:table-cell>
        </table:table-row>
        <table:table-row>
          <table:table-cell table:style-name="Tabelle14.A2" office:value-type="string">
            <text:p text:style-name="P240"><text:span text:style-name="T35">s</text:span>tart.txt</text:p>
          </table:table-cell>
          <table:table-cell table:style-name="Tabelle14.B2" office:value-type="string">
            <text:p text:style-name="P207">Informationen zum Archiv</text:p>
          </table:table-cell>
        </table:table-row>
      </table:table>
      <text:p text:style-name="P23"/>
      <text:p text:style-name="P106">Änderungen:</text:p>
      <text:p text:style-name="P106"/>
      <text:list xml:id="list201950959245535" text:continue-numbering="true" text:style-name="L24">
        <text:list-item>
          <text:p text:style-name="P368">Splashscreens können nun animiert werden.</text:p>
        </text:list-item>
        <text:list-item>
          <text:p text:style-name="P368">(intern) Splashscreens, Bars und Portrais liegen nun auf getrennten Layern.</text:p>
        </text:list-item>
        <text:list-item>
          <text:p text:style-name="P368">Es können nun beliebige Sprachkürzel zur Lokalisation verwendet werden (de, en, fr, …)</text:p>
        </text:list-item>
        <text:list-item>
          <text:p text:style-name="P368">(intern) Alle Standardtexte sind nun auf auf Französisch vorhanden.</text:p>
        </text:list-item>
        <text:list-item>
          <text:p text:style-name="P368">Neben zufälligen Schatztruhen gibt es jetzt auch beliebige zufällige Schatzverstecke.</text:p>
        </text:list-item>
        <text:list-item>
          <text:p text:style-name="P368">(intern) Es wird automatisch zu Spielbeginn anhand des aktuellen Datums ein Random Seed ermittelt. Dadurch sind zufällige Zahlen zufällig(er).</text:p>
        </text:list-item>
        <text:list-item>
          <text:p text:style-name="P368">(intern) Es wurden viele falsche Variablennamen korrigiert.</text:p>
        </text:list-item>
      </text:list>
      <text:h text:style-name="P412" text:outline-level="2"><text:bookmark-start text:name="__RefHeading___Toc2224_1216050783"/>Version <text:span text:style-name="T49">RE 2.4.0 1/12/2019</text:span><text:bookmark-end text:name="__RefHeading___Toc2224_1216050783"/></text:h>
      <text:p text:style-name="P117">Datum der Veröffentlichung: <text:span text:style-name="T47">1.12.2019</text:span></text:p>
      <text:p text:style-name="P117">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7"/>
      <text:p text:style-name="P117">Inhalt des Archiv:</text:p>
      <table:table table:name="Tabelle15" table:style-name="Tabelle15">
        <table:table-column table:style-name="Tabelle15.A"/>
        <table:table-column table:style-name="Tabelle15.B"/>
        <table:table-row>
          <table:table-cell table:style-name="Tabelle15.A1" office:value-type="string">
            <text:p text:style-name="P266">Datei</text:p>
          </table:table-cell>
          <table:table-cell table:style-name="Tabelle15.B1" office:value-type="string">
            <text:p text:style-name="P266">Beschreibung</text:p>
          </table:table-cell>
        </table:table-row>
        <table:table-row>
          <table:table-cell table:style-name="Tabelle15.A2" office:value-type="string">
            <text:p text:style-name="P46">bin/<text:span text:style-name="T35">MapIconatorInstaller.exe</text:span></text:p>
          </table:table-cell>
          <table:table-cell table:style-name="Tabelle15.B2" office:value-type="string">
            <text:p text:style-name="P193">Hilft beim Einfügen von Map-Vorschaubilder (DEdK/AeK)</text:p>
          </table:table-cell>
        </table:table-row>
        <table:table-row>
          <table:table-cell table:style-name="Tabelle15.A2" office:value-type="string">
            <text:p text:style-name="P72">bin/CutsceneMaker<text:span text:style-name="T51">Installer</text:span>.<text:span text:style-name="T51">exe</text:span></text:p>
          </table:table-cell>
          <table:table-cell table:style-name="Tabelle15.B2" office:value-type="string">
            <text:p text:style-name="P193">Konvertiert CS-Flights, die über den Cutscene Editor erstellt wurden, und erstellt Steuerskripte für Cutscenes</text:p>
          </table:table-cell>
        </table:table-row>
        <table:table-row>
          <table:table-cell table:style-name="Tabelle15.A2" office:value-type="string">
            <text:p text:style-name="P57">doc</text:p>
          </table:table-cell>
          <table:table-cell table:style-name="Tabelle15.B2" office:value-type="string">
            <text:p text:style-name="P255"><text:span text:style-name="T26">HTML-</text:span>Dokumentation mit Suche auf der Index-Seite</text:p>
          </table:table-cell>
        </table:table-row>
        <table:table-row>
          <table:table-cell table:style-name="Tabelle15.A2" office:value-type="string">
            <text:p text:style-name="P46">example/*.lua</text:p>
          </table:table-cell>
          <table:table-cell table:style-name="Tabelle15.B2" office:value-type="string">
            <text:p text:style-name="P233">Beispielskripte zur Verwendung der QSB</text:p>
          </table:table-cell>
        </table:table-row>
        <table:table-row>
          <table:table-cell table:style-name="Tabelle15.A2" office:value-type="string">
            <text:p text:style-name="P57">guide/*.pdf</text:p>
          </table:table-cell>
          <table:table-cell table:style-name="Tabelle15.B2" office:value-type="string">
            <text:p text:style-name="P219">Anleitungen und Versionshinweise zur QSB</text:p>
          </table:table-cell>
        </table:table-row>
        <table:table-row>
          <table:table-cell table:style-name="Tabelle15.A2" office:value-type="string">
            <text:p text:style-name="P241"><text:span text:style-name="T28">src/</text:span>q<text:span text:style-name="T24">uestsystembehavior</text:span>.lua</text:p>
          </table:table-cell>
          <table:table-cell table:style-name="Tabelle15.B2" office:value-type="string">
            <text:p text:style-name="P208"><text:span text:style-name="T28">D</text:span>ie <text:span text:style-name="T28">un</text:span>komprimierte QSB</text:p>
          </table:table-cell>
        </table:table-row>
        <table:table-row>
          <table:table-cell table:style-name="Tabelle15.A2" office:value-type="string">
            <text:p text:style-name="P241"><text:span text:style-name="T28">src/</text:span>q<text:span text:style-name="T24">uestsystembehavior_</text:span>min.lua</text:p>
          </table:table-cell>
          <table:table-cell table:style-name="Tabelle15.B2" office:value-type="string">
            <text:p text:style-name="P208"><text:span text:style-name="T28">D</text:span>ie komprimierte QSB</text:p>
          </table:table-cell>
        </table:table-row>
        <table:table-row>
          <table:table-cell table:style-name="Tabelle15.A2" office:value-type="string">
            <text:p text:style-name="P83">src/<text:span text:style-name="T35">mapscript</text:span>.<text:span text:style-name="T27">lua</text:span></text:p>
          </table:table-cell>
          <table:table-cell table:style-name="Tabelle15.B2" office:value-type="string">
            <text:p text:style-name="P193">Vorlage für das globale Skript</text:p>
          </table:table-cell>
        </table:table-row>
        <table:table-row>
          <table:table-cell table:style-name="Tabelle15.A2" office:value-type="string">
            <text:p text:style-name="P57">src/<text:span text:style-name="T35">localmapscript</text:span>.<text:span text:style-name="T27">lua</text:span></text:p>
          </table:table-cell>
          <table:table-cell table:style-name="Tabelle15.B2" office:value-type="string">
            <text:p text:style-name="P193">Vorlage für das lokale Skript</text:p>
          </table:table-cell>
        </table:table-row>
        <table:table-row>
          <table:table-cell table:style-name="Tabelle15.A2" office:value-type="string">
            <text:p text:style-name="P241"><text:span text:style-name="T35">s</text:span>tart.txt</text:p>
          </table:table-cell>
          <table:table-cell table:style-name="Tabelle15.B2" office:value-type="string">
            <text:p text:style-name="P208">Informationen zum Archiv</text:p>
          </table:table-cell>
        </table:table-row>
      </table:table>
      <text:p text:style-name="P24"/>
      <text:p text:style-name="P107">Änderungen:</text:p>
      <text:p text:style-name="P107"/>
      <text:list xml:id="list201950652298019" text:continue-numbering="true" text:style-name="L24">
        <text:list-item>
          <text:p text:style-name="P369">Überschüssige sichtbare Quests starten nicht mehr, solange bereits 6 Quests angezeigt werden. Es muss erst mindestens ein Quest abgeschlossen werden.</text:p>
        </text:list-item>
        <text:list-item>
          <text:p text:style-name="P369">Der Cutscene Maker kann jetzt keine einzelnen CS-Files mehr verarbeiten. Es muss immer ein Ordner mit mindestens einem CS-File übergeben werden.</text:p>
        </text:list-item>
        <text:list-item>
          <text:p text:style-name="P369">Bugfix: ID einer Cutscene geht nicht mehr verloren, wenn sie in die Warteschlange kommt.</text:p>
        </text:list-item>
        <text:list-item>
          <text:p text:style-name="P369">Bugfix: Behavior werden nicht mehr fälschlich als Goal_DestroySpawnedEntities gehalten.</text:p>
        </text:list-item>
        <text:list-item>
          <text:p text:style-name="P369">Bugfix: Der Dialog um das Spiel zu verlassen ist jetzt mehrfach aufrufbar.</text:p>
        </text:list-item>
        <text:list-item>
          <text:p text:style-name="P369">Bugfix: Das Ausgabeverzeichnis des Cutscene Maker ist jetzt das CS-Verzeichnis.</text:p>
        </text:list-item>
      </text:list>
      <text:p text:style-name="P128"/>
      <text:p text:style-name="P128"/>
      <text:h text:style-name="P413" text:outline-level="2"><text:bookmark-start text:name="__RefHeading___Toc2776_2367341003"/>Version <text:span text:style-name="T49">RE 2.5.0 13/12/2019</text:span><text:bookmark-end text:name="__RefHeading___Toc2776_2367341003"/></text:h>
      <text:p text:style-name="P118">Datum der Veröffentlichung: <text:span text:style-name="T56">13.12.2019</text:span></text:p>
      <text:p text:style-name="P138">WEIHNACHTS EDITION!</text:p>
      <text:p text:style-name="P118">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8"/>
      <text:p text:style-name="P118">Inhalt des Archiv:</text:p>
      <table:table table:name="Tabelle16" table:style-name="Tabelle16">
        <table:table-column table:style-name="Tabelle16.A"/>
        <table:table-column table:style-name="Tabelle16.B"/>
        <table:table-row>
          <table:table-cell table:style-name="Tabelle16.A1" office:value-type="string">
            <text:p text:style-name="P267">Datei</text:p>
          </table:table-cell>
          <table:table-cell table:style-name="Tabelle16.B1" office:value-type="string">
            <text:p text:style-name="P267">Beschreibung</text:p>
          </table:table-cell>
        </table:table-row>
        <table:table-row>
          <table:table-cell table:style-name="Tabelle16.A2" office:value-type="string">
            <text:p text:style-name="P47">bin/<text:span text:style-name="T35">MapIconatorInstaller.exe</text:span></text:p>
          </table:table-cell>
          <table:table-cell table:style-name="Tabelle16.B2" office:value-type="string">
            <text:p text:style-name="P194">Hilft beim Einfügen von Map-Vorschaubilder (DEdK/AeK)</text:p>
          </table:table-cell>
        </table:table-row>
        <table:table-row>
          <table:table-cell table:style-name="Tabelle16.A2" office:value-type="string">
            <text:p text:style-name="P73">bin/CutsceneMaker<text:span text:style-name="T51">Installer</text:span>.<text:span text:style-name="T51">exe</text:span></text:p>
          </table:table-cell>
          <table:table-cell table:style-name="Tabelle16.B2" office:value-type="string">
            <text:p text:style-name="P194">Konvertiert CS-Flights, die über den Cutscene Editor erstellt wurden, und erstellt Steuerskripte für Cutscenes</text:p>
          </table:table-cell>
        </table:table-row>
        <table:table-row>
          <table:table-cell table:style-name="Tabelle16.A2" office:value-type="string">
            <text:p text:style-name="P58">doc</text:p>
          </table:table-cell>
          <table:table-cell table:style-name="Tabelle16.B2" office:value-type="string">
            <text:p text:style-name="P256"><text:span text:style-name="T26">HTML-</text:span>Dokumentation mit Suche auf der Index-Seite</text:p>
          </table:table-cell>
        </table:table-row>
        <table:table-row>
          <table:table-cell table:style-name="Tabelle16.A2" office:value-type="string">
            <text:p text:style-name="P47">example/*.lua</text:p>
          </table:table-cell>
          <table:table-cell table:style-name="Tabelle16.B2" office:value-type="string">
            <text:p text:style-name="P234">Beispielskripte zur Verwendung der QSB</text:p>
          </table:table-cell>
        </table:table-row>
        <table:table-row>
          <table:table-cell table:style-name="Tabelle16.A2" office:value-type="string">
            <text:p text:style-name="P58">guide/*.pdf</text:p>
          </table:table-cell>
          <table:table-cell table:style-name="Tabelle16.B2" office:value-type="string">
            <text:p text:style-name="P220">Anleitungen und Versionshinweise zur QSB</text:p>
          </table:table-cell>
        </table:table-row>
        <table:table-row>
          <table:table-cell table:style-name="Tabelle16.A2" office:value-type="string">
            <text:p text:style-name="P242"><text:span text:style-name="T28">src/</text:span>q<text:span text:style-name="T24">uestsystembehavior</text:span>.lua</text:p>
          </table:table-cell>
          <table:table-cell table:style-name="Tabelle16.B2" office:value-type="string">
            <text:p text:style-name="P209"><text:span text:style-name="T28">D</text:span>ie <text:span text:style-name="T28">un</text:span>komprimierte QSB</text:p>
          </table:table-cell>
        </table:table-row>
        <table:table-row>
          <table:table-cell table:style-name="Tabelle16.A2" office:value-type="string">
            <text:p text:style-name="P242"><text:span text:style-name="T28">src/</text:span>q<text:span text:style-name="T24">uestsystembehavior_</text:span>min.lua</text:p>
          </table:table-cell>
          <table:table-cell table:style-name="Tabelle16.B2" office:value-type="string">
            <text:p text:style-name="P209"><text:span text:style-name="T28">D</text:span>ie komprimierte QSB</text:p>
          </table:table-cell>
        </table:table-row>
        <table:table-row>
          <table:table-cell table:style-name="Tabelle16.A2" office:value-type="string">
            <text:p text:style-name="P84">src/<text:span text:style-name="T35">mapscript</text:span>.<text:span text:style-name="T27">lua</text:span></text:p>
          </table:table-cell>
          <table:table-cell table:style-name="Tabelle16.B2" office:value-type="string">
            <text:p text:style-name="P194">Vorlage für das globale Skript</text:p>
          </table:table-cell>
        </table:table-row>
        <table:table-row>
          <table:table-cell table:style-name="Tabelle16.A2" office:value-type="string">
            <text:p text:style-name="P58">src/<text:span text:style-name="T35">localmapscript</text:span>.<text:span text:style-name="T27">lua</text:span></text:p>
          </table:table-cell>
          <table:table-cell table:style-name="Tabelle16.B2" office:value-type="string">
            <text:p text:style-name="P194">Vorlage für das lokale Skript</text:p>
          </table:table-cell>
        </table:table-row>
        <table:table-row>
          <table:table-cell table:style-name="Tabelle16.A2" office:value-type="string">
            <text:p text:style-name="P242"><text:span text:style-name="T35">s</text:span>tart.txt</text:p>
          </table:table-cell>
          <table:table-cell table:style-name="Tabelle16.B2" office:value-type="string">
            <text:p text:style-name="P209">Informationen zum Archiv</text:p>
          </table:table-cell>
        </table:table-row>
      </table:table>
      <text:p text:style-name="P25"/>
      <text:p text:style-name="P108">Änderungen:</text:p>
      <text:p text:style-name="P108"/>
      <text:list xml:id="list201950317756901" text:continue-numbering="true" text:style-name="L24">
        <text:list-item>
          <text:p text:style-name="P370">Es wurde eine neue Mechanik zur Textersetzung hinzugefügt. Platzhalter werden automatisch in Briefings, Cutscenes, Dialogen, Nachrichten und Quests ersetzt.</text:p>
          <text:list>
            <text:list-item>
              <text:p text:style-name="P370">Platzhalter für Standardfarben</text:p>
            </text:list-item>
            <text:list-item>
              <text:p text:style-name="P370">Platzhalter zum Ersetzen von Skriptnamen mit Texten</text:p>
            </text:list-item>
            <text:list-item>
              <text:p text:style-name="P370">Platzhalter zum Ersetzen von Typen mit Texten</text:p>
            </text:list-item>
          </text:list>
        </text:list-item>
        <text:list-item>
          <text:p text:style-name="P370">MakeVulnerable und MakeInvulnerable wurden überarbeitet.</text:p>
          <text:list>
            <text:list-item>
              <text:p text:style-name="P370">Battalione werden korrekt verwundbar/unverwundbar. Es ist nicht mehr nötig jeden Soldaten einzeln zu ermitteln.</text:p>
            </text:list-item>
            <text:list-item>
              <text:p text:style-name="P370">Wenn ein Skriptname angegeben wird, wird Unverwundbarkeit automatisch neu gesetzt, sollte sich die Entity ID ändern.</text:p>
            </text:list-item>
          </text:list>
        </text:list-item>
        <text:list-item>
          <text:p text:style-name="P370">Es ist exklusiv für Cutscenes möglich den Anzeigetext mitten im Flug auszutauschen.</text:p>
        </text:list-item>
      </text:list>
      <text:h text:style-name="P414" text:outline-level="2"><text:bookmark-start text:name="__RefHeading___Toc2957_1354993384"/>Version <text:span text:style-name="T49">RE 2.6.0 1/2/2020</text:span><text:bookmark-end text:name="__RefHeading___Toc2957_1354993384"/></text:h>
      <text:p text:style-name="P119">Datum der Veröffentlichung: <text:span text:style-name="T47">1.2.2020</text:span></text:p>
      <text:p text:style-name="P119">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19"/>
      <text:p text:style-name="P119">Inhalt des Archiv:</text:p>
      <table:table table:name="Tabelle17" table:style-name="Tabelle17">
        <table:table-column table:style-name="Tabelle17.A"/>
        <table:table-column table:style-name="Tabelle17.B"/>
        <table:table-row>
          <table:table-cell table:style-name="Tabelle17.A1" office:value-type="string">
            <text:p text:style-name="P268">Datei</text:p>
          </table:table-cell>
          <table:table-cell table:style-name="Tabelle17.B1" office:value-type="string">
            <text:p text:style-name="P268">Beschreibung</text:p>
          </table:table-cell>
        </table:table-row>
        <table:table-row>
          <table:table-cell table:style-name="Tabelle17.A2" office:value-type="string">
            <text:p text:style-name="P48">bin/<text:span text:style-name="T35">MapIconatorInstaller.exe</text:span></text:p>
          </table:table-cell>
          <table:table-cell table:style-name="Tabelle17.B2" office:value-type="string">
            <text:p text:style-name="P195">Hilft beim Einfügen von Map-Vorschaubilder (DEdK/AeK)</text:p>
          </table:table-cell>
        </table:table-row>
        <table:table-row>
          <table:table-cell table:style-name="Tabelle17.A2" office:value-type="string">
            <text:p text:style-name="P74">bin/CutsceneMaker<text:span text:style-name="T51">Installer</text:span>.<text:span text:style-name="T51">exe</text:span></text:p>
          </table:table-cell>
          <table:table-cell table:style-name="Tabelle17.B2" office:value-type="string">
            <text:p text:style-name="P195">Konvertiert CS-Flights, die über den Cutscene Editor erstellt wurden, und erstellt Steuerskripte für Cutscenes</text:p>
          </table:table-cell>
        </table:table-row>
        <table:table-row>
          <table:table-cell table:style-name="Tabelle17.A2" office:value-type="string">
            <text:p text:style-name="P59">doc</text:p>
          </table:table-cell>
          <table:table-cell table:style-name="Tabelle17.B2" office:value-type="string">
            <text:p text:style-name="P257"><text:span text:style-name="T26">HTML-</text:span>Dokumentation mit Suche auf der Index-Seite</text:p>
          </table:table-cell>
        </table:table-row>
        <table:table-row>
          <table:table-cell table:style-name="Tabelle17.A2" office:value-type="string">
            <text:p text:style-name="P59">guide/*.pdf</text:p>
          </table:table-cell>
          <table:table-cell table:style-name="Tabelle17.B2" office:value-type="string">
            <text:p text:style-name="P221">Anleitungen und Versionshinweise zur QSB</text:p>
          </table:table-cell>
        </table:table-row>
        <table:table-row>
          <table:table-cell table:style-name="Tabelle17.A2" office:value-type="string">
            <text:p text:style-name="P243"><text:span text:style-name="T28">src/</text:span>q<text:span text:style-name="T24">uestsystembehavior</text:span>.lua</text:p>
          </table:table-cell>
          <table:table-cell table:style-name="Tabelle17.B2" office:value-type="string">
            <text:p text:style-name="P210"><text:span text:style-name="T28">D</text:span>ie <text:span text:style-name="T28">un</text:span>komprimierte QSB</text:p>
          </table:table-cell>
        </table:table-row>
        <table:table-row>
          <table:table-cell table:style-name="Tabelle17.A2" office:value-type="string">
            <text:p text:style-name="P243"><text:span text:style-name="T28">src/</text:span>q<text:span text:style-name="T24">uestsystembehavior_</text:span>min.lua</text:p>
          </table:table-cell>
          <table:table-cell table:style-name="Tabelle17.B2" office:value-type="string">
            <text:p text:style-name="P210"><text:span text:style-name="T28">D</text:span>ie komprimierte QSB</text:p>
          </table:table-cell>
        </table:table-row>
        <table:table-row>
          <table:table-cell table:style-name="Tabelle17.A2" office:value-type="string">
            <text:p text:style-name="P85">src/<text:span text:style-name="T35">mapscript</text:span>.<text:span text:style-name="T27">lua</text:span></text:p>
          </table:table-cell>
          <table:table-cell table:style-name="Tabelle17.B2" office:value-type="string">
            <text:p text:style-name="P195">Vorlage für das globale Skript</text:p>
          </table:table-cell>
        </table:table-row>
        <table:table-row>
          <table:table-cell table:style-name="Tabelle17.A2" office:value-type="string">
            <text:p text:style-name="P59">src/<text:span text:style-name="T35">localmapscript</text:span>.<text:span text:style-name="T27">lua</text:span></text:p>
          </table:table-cell>
          <table:table-cell table:style-name="Tabelle17.B2" office:value-type="string">
            <text:p text:style-name="P195">Vorlage für das lokale Skript</text:p>
          </table:table-cell>
        </table:table-row>
        <table:table-row>
          <table:table-cell table:style-name="Tabelle17.A2" office:value-type="string">
            <text:p text:style-name="P243"><text:span text:style-name="T35">s</text:span>tart.txt</text:p>
          </table:table-cell>
          <table:table-cell table:style-name="Tabelle17.B2" office:value-type="string">
            <text:p text:style-name="P210">Informationen zum Archiv</text:p>
          </table:table-cell>
        </table:table-row>
      </table:table>
      <text:p text:style-name="P26"/>
      <text:p text:style-name="P109">Änderungen:</text:p>
      <text:p text:style-name="P109"/>
      <text:list xml:id="list201951270068517" text:continue-numbering="true" text:style-name="L24">
        <text:list-item>
          <text:p text:style-name="P386"><text:span text:style-name="T38">(Feature) </text:span><text:span text:style-name="T39">Die Tierzucht wurde überarbeitet:</text:span></text:p>
          <text:list>
            <text:list-item>
              <text:p text:style-name="P371">Tiere werden in Intervallen gezüchtet, solange Getreide vorhanden ist</text:p>
            </text:list-item>
            <text:list-item>
              <text:p text:style-name="P371">Zucht kann direkt oder im Produktionsmenü gestoppt werden</text:p>
            </text:list-item>
            <text:list-item>
              <text:p text:style-name="P371">Der Typ des Schafes kann gesetzt werden</text:p>
            </text:list-item>
            <text:list-item>
              <text:p text:style-name="P371">Tiere können Optional als „Kinder“ erscheinen und wachsen dann heran</text:p>
            </text:list-item>
          </text:list>
        </text:list-item>
        <text:list-item>
          <text:p text:style-name="P371"><text:span text:style-name="T57">(Feature) </text:span>Profil und Optionen können nun aus dem globalen Skript erreicht werden.</text:p>
        </text:list-item>
        <text:list-item>
          <text:p text:style-name="P372"><text:span text:style-name="T57">(Bugfix) </text:span>Die Antworten von Multiple Choice Briefings können nun lokalisiert werden</text:p>
        </text:list-item>
        <text:list-item>
          <text:p text:style-name="P373"><text:span text:style-name="T57">(Bugfix) </text:span><text:span text:style-name="T11">Goal_KnightDistance</text:span> hat jetzt einen Marker</text:p>
        </text:list-item>
        <text:list-item>
          <text:p text:style-name="P375">(Bugfix) Held und NPC kollidieren nicht mehr</text:p>
        </text:list-item>
        <text:list-item>
          <text:p text:style-name="P375">(Bugfix) Zufallsschatzruinen haben jetzt eine ertragbare Wartezeit (5 Sekunden)</text:p>
        </text:list-item>
        <text:list-item>
          <text:p text:style-name="P375">(Bugfix) Die Spielerfarbe kann jetzt jeder Zeit geändert werden</text:p>
        </text:list-item>
        <text:list-item>
          <text:p text:style-name="P371">(Doku) Doku wurde für Assistentennutzer angepasst</text:p>
        </text:list-item>
        <text:list-item>
          <text:p text:style-name="P373"><text:span text:style-name="T57">(Doku) </text:span>Die Basisskripte wurden überarbeitet</text:p>
        </text:list-item>
        <text:list-item>
          <text:p text:style-name="P377">(Doku) Beispiel-Dateien (example/*.lua) entfernt – bei den Fragen, die gestellt werden, hat die sich sowieso noch nie einer angesehen</text:p>
        </text:list-item>
      </text:list>
      <text:p text:style-name="P129"/>
      <text:h text:style-name="P415" text:outline-level="2"><text:bookmark-start text:name="__RefHeading___Toc3555_1645856243"/>Version <text:span text:style-name="T49">RE 2.7.0 1/4/2020</text:span><text:bookmark-end text:name="__RefHeading___Toc3555_1645856243"/></text:h>
      <text:p text:style-name="P120">Datum der Veröffentlichung: <text:span text:style-name="T47">1.4.2020</text:span></text:p>
      <text:p text:style-name="P120">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20"/>
      <text:p text:style-name="P120">Inhalt des Archiv:</text:p>
      <table:table table:name="Tabelle18" table:style-name="Tabelle18">
        <table:table-column table:style-name="Tabelle18.A"/>
        <table:table-column table:style-name="Tabelle18.B"/>
        <table:table-row>
          <table:table-cell table:style-name="Tabelle18.A1" office:value-type="string">
            <text:p text:style-name="P269">Datei</text:p>
          </table:table-cell>
          <table:table-cell table:style-name="Tabelle18.B1" office:value-type="string">
            <text:p text:style-name="P269">Beschreibung</text:p>
          </table:table-cell>
        </table:table-row>
        <table:table-row>
          <table:table-cell table:style-name="Tabelle18.A2" office:value-type="string">
            <text:p text:style-name="P49">bin/<text:span text:style-name="T35">MapIconatorInstaller.exe</text:span></text:p>
          </table:table-cell>
          <table:table-cell table:style-name="Tabelle18.B2" office:value-type="string">
            <text:p text:style-name="P196">Hilft beim Einfügen von Map-Vorschaubilder (DEdK/AeK)</text:p>
          </table:table-cell>
        </table:table-row>
        <table:table-row>
          <table:table-cell table:style-name="Tabelle18.A2" office:value-type="string">
            <text:p text:style-name="P75">bin/CutsceneMaker<text:span text:style-name="T51">Installer</text:span>.<text:span text:style-name="T51">exe</text:span></text:p>
          </table:table-cell>
          <table:table-cell table:style-name="Tabelle18.B2" office:value-type="string">
            <text:p text:style-name="P196">Konvertiert CS-Flights, die über den Cutscene Editor erstellt wurden, und erstellt Steuerskripte für Cutscenes</text:p>
          </table:table-cell>
        </table:table-row>
        <table:table-row>
          <table:table-cell table:style-name="Tabelle18.A2" office:value-type="string">
            <text:p text:style-name="P60">doc</text:p>
          </table:table-cell>
          <table:table-cell table:style-name="Tabelle18.B2" office:value-type="string">
            <text:p text:style-name="P258"><text:span text:style-name="T26">HTML-</text:span>Dokumentation mit Suche auf der Index-Seite</text:p>
          </table:table-cell>
        </table:table-row>
        <table:table-row>
          <table:table-cell table:style-name="Tabelle18.A2" office:value-type="string">
            <text:p text:style-name="P60">guide/*.pdf</text:p>
          </table:table-cell>
          <table:table-cell table:style-name="Tabelle18.B2" office:value-type="string">
            <text:p text:style-name="P222">Anleitungen und Versionshinweise zur QSB</text:p>
          </table:table-cell>
        </table:table-row>
        <table:table-row>
          <table:table-cell table:style-name="Tabelle18.A2" office:value-type="string">
            <text:p text:style-name="P244"><text:span text:style-name="T28">src/</text:span>q<text:span text:style-name="T24">uestsystembehavior</text:span>.lua</text:p>
          </table:table-cell>
          <table:table-cell table:style-name="Tabelle18.B2" office:value-type="string">
            <text:p text:style-name="P211"><text:span text:style-name="T28">D</text:span>ie <text:span text:style-name="T28">un</text:span>komprimierte QSB</text:p>
          </table:table-cell>
        </table:table-row>
        <table:table-row>
          <table:table-cell table:style-name="Tabelle18.A2" office:value-type="string">
            <text:p text:style-name="P244"><text:span text:style-name="T28">src/</text:span>q<text:span text:style-name="T24">uestsystembehavior_</text:span>min.lua</text:p>
          </table:table-cell>
          <table:table-cell table:style-name="Tabelle18.B2" office:value-type="string">
            <text:p text:style-name="P211"><text:span text:style-name="T28">D</text:span>ie komprimierte QSB</text:p>
          </table:table-cell>
        </table:table-row>
        <table:table-row>
          <table:table-cell table:style-name="Tabelle18.A2" office:value-type="string">
            <text:p text:style-name="P86">src/<text:span text:style-name="T35">mapscript</text:span>.<text:span text:style-name="T27">lua</text:span></text:p>
          </table:table-cell>
          <table:table-cell table:style-name="Tabelle18.B2" office:value-type="string">
            <text:p text:style-name="P196">Vorlage für das globale Skript</text:p>
          </table:table-cell>
        </table:table-row>
        <table:table-row>
          <table:table-cell table:style-name="Tabelle18.A2" office:value-type="string">
            <text:p text:style-name="P60">src/<text:span text:style-name="T35">localmapscript</text:span>.<text:span text:style-name="T27">lua</text:span></text:p>
          </table:table-cell>
          <table:table-cell table:style-name="Tabelle18.B2" office:value-type="string">
            <text:p text:style-name="P196">Vorlage für das lokale Skript</text:p>
          </table:table-cell>
        </table:table-row>
        <table:table-row>
          <table:table-cell table:style-name="Tabelle18.A2" office:value-type="string">
            <text:p text:style-name="P244"><text:span text:style-name="T35">s</text:span>tart.txt</text:p>
          </table:table-cell>
          <table:table-cell table:style-name="Tabelle18.B2" office:value-type="string">
            <text:p text:style-name="P211">Informationen zum Archiv</text:p>
          </table:table-cell>
        </table:table-row>
      </table:table>
      <text:p text:style-name="P27"/>
      <text:p text:style-name="P110">Änderungen:</text:p>
      <text:p text:style-name="P110"/>
      <text:list xml:id="list201950713008200" text:continue-numbering="true" text:style-name="L24">
        <text:list-item>
          <text:p text:style-name="P374"><text:span text:style-name="T57">(Feature) </text:span>Profil und Optionen können nun aus dem globalen Skript erreicht werden.</text:p>
        </text:list-item>
        <text:list-item>
          <text:p text:style-name="P378">(Feature) Playlists werden fortan mit XML-Dateien definiert</text:p>
        </text:list-item>
        <text:list-item>
          <text:p text:style-name="P378">(Feature) Lautstärkesteuerung wurde entsprechend neuer Playlists angepasst</text:p>
        </text:list-item>
        <text:list-item>
          <text:p text:style-name="P378">(Bugfix) History Edition Patch angepasst</text:p>
        </text:list-item>
        <text:list-item>
          <text:p text:style-name="P376">(Bugfix) Antworten in Multiple Choice Briefings können wiederhergestellt werden</text:p>
        </text:list-item>
        <text:list-item>
          <text:p text:style-name="P376">(Intern) Die Erkennung von 4:3 und 5:4 Auflösungen wurde gefixt</text:p>
        </text:list-item>
        <text:list-item>
          <text:p text:style-name="P378">(Intern) Redundante Rotationsbestimmung für Briefings entfernt</text:p>
        </text:list-item>
        <text:list-item>
          <text:p text:style-name="P378">(Intern) Verwaltung der Scripting Values wurde überarbeitet</text:p>
        </text:list-item>
      </text:list>
      <text:h text:style-name="P421" text:outline-level="3"><text:bookmark-start text:name="__RefHeading___Toc2899_4055588810"/>Hotfixes<text:bookmark-end text:name="__RefHeading___Toc2899_4055588810"/></text:h>
      <text:list xml:id="list1807093371" text:style-name="L25">
        <text:list-item>
          <text:p text:style-name="P301">2.7.1</text:p>
          <text:list>
            <text:list-item>
              <text:p text:style-name="P301">Bugfix: Funktionsreferenzen in <text:span text:style-name="T52">*_MapScriptFunction</text:span> korrigiert.</text:p>
            </text:list-item>
            <text:list-item>
              <text:p text:style-name="P301">Bugfix: <text:span text:style-name="T52">:CountSoldiers()</text:span> gibt nun korrekteWerte zurück.</text:p>
            </text:list-item>
          </text:list>
        </text:list-item>
        <text:list-item>
          <text:p text:style-name="P301">2.7.2</text:p>
          <text:list>
            <text:list-item>
              <text:p text:style-name="P301">Bugfix: Automatische Behavior werden nun hinzugefügt.</text:p>
            </text:list-item>
          </text:list>
        </text:list-item>
        <text:list-item>
          <text:p text:style-name="P301">2.7.3</text:p>
          <text:list>
            <text:list-item>
              <text:p text:style-name="P301">Bugfix: Timing-Problem bei<text:span text:style-name="T58">m </text:span>direktenBezahlen von interaktiven Objekten gefixt.</text:p>
            </text:list-item>
          </text:list>
        </text:list-item>
      </text:list>
      <text:p text:style-name="Standard"/>
      <text:h text:style-name="P416" text:outline-level="2"><text:bookmark-start text:name="__RefHeading___Toc5701_3413061746"/><text:span text:style-name="T40">Version </text:span><text:span text:style-name="T41">RE 2.8.0 1/5/2020</text:span><text:bookmark-end text:name="__RefHeading___Toc5701_3413061746"/></text:h>
      <text:p text:style-name="P121">Datum der Veröffentlichung: <text:span text:style-name="T47">1.5.2020</text:span></text:p>
      <text:p text:style-name="P121">Veröffentlicht unter: <text:a xlink:type="simple" xlink:href="https://drive.google.com/open?id=1wH13d3MbF9KeRg_yM1arKfJbUR35RtQf" text:style-name="Internet_20_link" text:visited-style-name="Visited_20_Internet_20_Link"><text:span text:style-name="T48">https://drive.google.com/open?id=1wH13d3MbF9KeRg_yM1arKfJbUR35RtQf</text:span></text:a></text:p>
      <text:p text:style-name="P121"/>
      <text:p text:style-name="P121">Inhalt des Archiv:</text:p>
      <table:table table:name="Tabelle19" table:style-name="Tabelle19">
        <table:table-column table:style-name="Tabelle19.A"/>
        <table:table-column table:style-name="Tabelle19.B"/>
        <table:table-row>
          <table:table-cell table:style-name="Tabelle19.A1" office:value-type="string">
            <text:p text:style-name="P270">Datei</text:p>
          </table:table-cell>
          <table:table-cell table:style-name="Tabelle19.B1" office:value-type="string">
            <text:p text:style-name="P270">Beschreibung</text:p>
          </table:table-cell>
        </table:table-row>
        <table:table-row>
          <table:table-cell table:style-name="Tabelle19.A2" office:value-type="string">
            <text:p text:style-name="P50">bin/<text:span text:style-name="T35">MapIconatorInstaller.exe</text:span></text:p>
          </table:table-cell>
          <table:table-cell table:style-name="Tabelle19.B2" office:value-type="string">
            <text:p text:style-name="P197">Hilft beim Einfügen von Map-Vorschaubilder (DEdK/AeK)</text:p>
          </table:table-cell>
        </table:table-row>
        <table:table-row>
          <table:table-cell table:style-name="Tabelle19.A2" office:value-type="string">
            <text:p text:style-name="P76">bin/CutsceneMaker<text:span text:style-name="T51">Installer</text:span>.<text:span text:style-name="T51">exe</text:span></text:p>
          </table:table-cell>
          <table:table-cell table:style-name="Tabelle19.B2" office:value-type="string">
            <text:p text:style-name="P197">Konvertiert CS-Flights, die über den Cutscene Editor erstellt wurden, und erstellt Steuerskripte für Cutscenes</text:p>
          </table:table-cell>
        </table:table-row>
        <table:table-row>
          <table:table-cell table:style-name="Tabelle19.A2" office:value-type="string">
            <text:p text:style-name="P88">bin/QSBSBuilderInstaller.exe</text:p>
          </table:table-cell>
          <table:table-cell table:style-name="Tabelle19.B2" office:value-type="string">
            <text:p text:style-name="P272">Ein Programm zum selbstständigen zusammenstellen und aktuell halten der QSB.</text:p>
          </table:table-cell>
        </table:table-row>
        <table:table-row>
          <table:table-cell table:style-name="Tabelle19.A2" office:value-type="string">
            <text:p text:style-name="P61">doc</text:p>
          </table:table-cell>
          <table:table-cell table:style-name="Tabelle19.B2" office:value-type="string">
            <text:p text:style-name="P259"><text:span text:style-name="T26">HTML-</text:span>Dokumentation mit Suche auf der Index-Seite</text:p>
          </table:table-cell>
        </table:table-row>
        <table:table-row>
          <table:table-cell table:style-name="Tabelle19.A2" office:value-type="string">
            <text:p text:style-name="P61">guide/*.pdf</text:p>
          </table:table-cell>
          <table:table-cell table:style-name="Tabelle19.B2" office:value-type="string">
            <text:p text:style-name="P223">Anleitungen und Versionshinweise zur QSB</text:p>
          </table:table-cell>
        </table:table-row>
        <table:table-row>
          <table:table-cell table:style-name="Tabelle19.A2" office:value-type="string">
            <text:p text:style-name="P245"><text:span text:style-name="T28">src/</text:span>q<text:span text:style-name="T24">uestsystembehavior</text:span>.lua</text:p>
          </table:table-cell>
          <table:table-cell table:style-name="Tabelle19.B2" office:value-type="string">
            <text:p text:style-name="P212"><text:span text:style-name="T28">D</text:span>ie <text:span text:style-name="T28">un</text:span>komprimierte QSB</text:p>
          </table:table-cell>
        </table:table-row>
        <table:table-row>
          <table:table-cell table:style-name="Tabelle19.A2" office:value-type="string">
            <text:p text:style-name="P245"><text:span text:style-name="T28">src/</text:span>q<text:span text:style-name="T24">uestsystembehavior_</text:span>min.lua</text:p>
          </table:table-cell>
          <table:table-cell table:style-name="Tabelle19.B2" office:value-type="string">
            <text:p text:style-name="P212"><text:span text:style-name="T28">D</text:span>ie komprimierte QSB</text:p>
          </table:table-cell>
        </table:table-row>
        <table:table-row>
          <table:table-cell table:style-name="Tabelle19.A2" office:value-type="string">
            <text:p text:style-name="P87">src/<text:span text:style-name="T35">mapscript</text:span>.<text:span text:style-name="T27">lua</text:span></text:p>
          </table:table-cell>
          <table:table-cell table:style-name="Tabelle19.B2" office:value-type="string">
            <text:p text:style-name="P197">Vorlage für das globale Skript</text:p>
          </table:table-cell>
        </table:table-row>
        <table:table-row>
          <table:table-cell table:style-name="Tabelle19.A2" office:value-type="string">
            <text:p text:style-name="P61">src/<text:span text:style-name="T35">localmapscript</text:span>.<text:span text:style-name="T27">lua</text:span></text:p>
          </table:table-cell>
          <table:table-cell table:style-name="Tabelle19.B2" office:value-type="string">
            <text:p text:style-name="P197">Vorlage für das lokale Skript</text:p>
          </table:table-cell>
        </table:table-row>
        <table:table-row>
          <table:table-cell table:style-name="Tabelle19.A2" office:value-type="string">
            <text:p text:style-name="P245"><text:span text:style-name="T35">s</text:span>tart.txt</text:p>
          </table:table-cell>
          <table:table-cell table:style-name="Tabelle19.B2" office:value-type="string">
            <text:p text:style-name="P212">Informationen zum Archiv</text:p>
          </table:table-cell>
        </table:table-row>
      </table:table>
      <text:p text:style-name="P28"/>
      <text:p text:style-name="P33">Änderungen:</text:p>
      <text:p text:style-name="P140"/>
      <text:list xml:id="list3063324364" text:style-name="L26">
        <text:list-item>
          <text:p text:style-name="P387">Bugfix: Es kommt nicht mehr zu Laufzeitfehlern, wenn folgende Funktionen im lokalen Skript benutzt werden:</text:p>
          <text:p text:style-name="P385">API.IsEntityInSelection<text:line-break/>API.GetSelectedEntity<text:line-break/>API.GetSelectedEntities</text:p>
        </text:list-item>
        <text:list-item>
          <text:p text:style-name="P387">Bugfix: <text:span text:style-name="T52">Goal_DestroySpawnedEntities</text:span> kann nun, wie in der Doku versprochen, auch mehrere Spawnpoints verwalten.</text:p>
        </text:list-item>
        <text:list-item>
          <text:p text:style-name="P387">Feature: <text:span text:style-name="T52">Goal_LevyTax</text:span> ermöglicht Forderung von relativ berechneten Warenmengen.</text:p>
        </text:list-item>
        <text:list-item>
          <text:p text:style-name="P387">Feature: Der fahrende Händler verwendet nun keine Angebotsblöcke mehr, sondern einen Pool von möglichen Angeboten.</text:p>
        </text:list-item>
        <text:list-item>
          <text:p text:style-name="P387">Feature: <text:span text:style-name="T52">API.YieldJob</text:span> ermöglicht das Pausieren eines Jobs.</text:p>
        </text:list-item>
        <text:list-item>
          <text:p text:style-name="P387">Feature: <text:span text:style-name="T53">API.ResumeJob</text:span><text:span text:style-name="T59"> ermöglicht das Fortführen eines pausierten Jobs.</text:span></text:p>
        </text:list-item>
        <text:list-item>
          <text:p text:style-name="P387">Intern: Es gibt Callbacks vor und nach automatischen Statusänderungen von Quests. (Interrupt ist nicht automatisch sondern geht von Behavior aus)</text:p>
        </text:list-item>
        <text:list-item>
          <text:p text:style-name="P387">Intern: Jobs und Inline-Jobs werden nun intern gleich behandelt.</text:p>
        </text:list-item>
      </text:list>
      <text:p text:style-name="P140"/>
      <text:p text:style-name="P139">Besondere Anmerkung:</text:p>
      <text:p text:style-name="P139"/>
      <text:p text:style-name="P139">Mit dem QSBSBuilder ist es von nun an Möglich die QSB selbstständig zusammen zu stellen und über Updates aktuell zu halten. Wenn sich dies bewährt, wird das alte Release-Format umgestellt, sodass nur noch Anleitungen und Programme beinhaltet sind.</text:p>
      <text:h text:style-name="P422" text:outline-level="3"><text:bookmark-start text:name="__RefHeading___Toc13026_3413061746"/><text:soft-page-break/>Hotfixes<text:bookmark-end text:name="__RefHeading___Toc13026_3413061746"/></text:h>
      <text:list xml:id="list201950308363843" text:continue-list="list1807093371" text:style-name="L25">
        <text:list-item>
          <text:p text:style-name="P301">2.<text:span text:style-name="T60">8</text:span>.1</text:p>
          <text:list>
            <text:list-item>
              <text:p text:style-name="P301">Bugfix: Rotationsbestimmung in Briefings für AP und ASP angeglichen.</text:p>
            </text:list-item>
            <text:list-item>
              <text:p text:style-name="P301">Bugfix: Häfen behandeln Waypoint-Listen nun so, wie sie sollen.</text:p>
            </text:list-item>
            <text:list-item>
              <text:p text:style-name="P301">Bugfix: Der Trigger-Fix und die neuen Job-Funktionen sind nicht mehr störanfällig.</text:p>
            </text:list-item>
            <text:list-item>
              <text:p text:style-name="P301">Feature: Bar Styles in Briefings können nun auch seitenweise gesetzt werden.</text:p>
            </text:list-item>
            <text:list-item>
              <text:p text:style-name="P301">Feature:Standardanlegedauer des Hafens auf 6 Minuten erhöht.</text:p>
            </text:list-item>
          </text:list>
        </text:list-item>
        <text:list-item>
          <text:p text:style-name="P301">2.<text:span text:style-name="T60">8</text:span>.2</text:p>
          <text:list>
            <text:list-item>
              <text:p text:style-name="P301">Bugfix: <text:span text:style-name="T60">Falscher Jobname in Real Time Wait korrigiert.</text:span></text:p>
            </text:list-item>
          </text:list>
        </text:list-item>
        <text:list-item>
          <text:p text:style-name="P301">2.<text:span text:style-name="T60">8</text:span>.3</text:p>
          <text:list>
            <text:list-item>
              <text:p text:style-name="P301">Bugfix: Timing-Problem bei<text:span text:style-name="T58">m </text:span>direktenBezahlen von interaktiven Objekten gefixt.</text:p>
            </text:list-item>
            <text:list-item>
              <text:p text:style-name="P301">Feature: Häfen können nun optionale Game Callbacks aufrufen.</text:p>
              <text:p text:style-name="P301">Ankunft:<text:line-break/><text:span text:style-name="T52">GameCallback_TravelingSalesmanArrive(PlayerID, _ShipID)</text:span></text:p>
              <text:p text:style-name="P301">Abfahrt:<text:line-break/><text:span text:style-name="T52">GameCallback_TravelingSalesmanLeave(PlayerID, _ShipID)</text:span></text:p>
            </text:list-item>
            <text:list-item>
              <text:p text:style-name="P301"><text:span text:style-name="T60">Intern</text:span>: <text:span text:style-name="T60">Methoden zur Ermittlung des menschlichen Spielers durch Konstante ersetzt.</text:span></text:p>
            </text:list-item>
          </text:list>
        </text:list-item>
        <text:list-item>
          <text:p text:style-name="P301">2.8.4</text:p>
          <text:list>
            <text:list-item>
              <text:p text:style-name="P301">Interaktive Objekte funktionieren nun wieder ohne aktives Burglager.</text:p>
            </text:list-item>
          </text:list>
        </text:list-item>
        <text:list-item>
          <text:p text:style-name="P301">2.8.5</text:p>
          <text:list>
            <text:list-item>
              <text:p text:style-name="P305">Bugfix: Random Request wählt keine (direkt oder indirekt) gesperrten Güter aus.</text:p>
            </text:list-item>
            <text:list-item>
              <text:p text:style-name="P305">Feature: API.CanPlayerProduceGood prüft ob der Spieler eine Ware erzeugen kann.</text:p>
            </text:list-item>
          </text:list>
        </text:list-item>
        <text:list-item>
          <text:p text:style-name="P306">2.8.6</text:p>
          <text:list>
            <text:list-item>
              <text:p text:style-name="P388">Bugfix: Behebt den Freeze, der bei Warenlieferungen in Random Request passieren kann.</text:p>
            </text:list-item>
          </text:list>
        </text:list-item>
      </text:list>
      <text:p text:style-name="P141"/>
      <text:p text:style-name="P141"/>
      <text:h text:style-name="P417" text:outline-level="2"><text:bookmark-start text:name="__RefHeading___Toc3222_3505266073"/><text:span text:style-name="T40">Version </text:span><text:span text:style-name="T41">RE 2.</text:span><text:span text:style-name="T42">9</text:span><text:span text:style-name="T41">.0 1/</text:span><text:span text:style-name="T42">6</text:span><text:span text:style-name="T41">/2020</text:span><text:bookmark-end text:name="__RefHeading___Toc3222_3505266073"/></text:h>
      <text:p text:style-name="P122">Datum der Veröffentlichung: <text:span text:style-name="T47">1.6.2020</text:span></text:p>
      <text:p text:style-name="P122">Veröffentlicht unter: </text:p>
      <text:p text:style-name="P122"><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22"/>
      <table:table table:name="Tabelle20" table:style-name="Tabelle20">
        <table:table-column table:style-name="Tabelle20.A"/>
        <table:table-column table:style-name="Tabelle20.B"/>
        <table:table-row>
          <table:table-cell table:style-name="Tabelle20.A1" office:value-type="string">
            <text:p text:style-name="P167">Datei</text:p>
          </table:table-cell>
          <table:table-cell table:style-name="Tabelle20.B1" office:value-type="string">
            <text:p text:style-name="P167">Beschreibung</text:p>
          </table:table-cell>
        </table:table-row>
        <table:table-row>
          <table:table-cell table:style-name="Tabelle20.A2" office:value-type="string">
            <text:p text:style-name="P281">Anleitungen/*.pdf</text:p>
          </table:table-cell>
          <table:table-cell table:style-name="Tabelle20.B2" office:value-type="string">
            <text:p text:style-name="P223">Anleitungen und Versionshinweise zur QSB</text:p>
          </table:table-cell>
        </table:table-row>
        <table:table-row>
          <table:table-cell table:style-name="Tabelle20.A2" office:value-type="string">
            <text:p text:style-name="P281">Dokumentation/index.html</text:p>
          </table:table-cell>
          <table:table-cell table:style-name="Tabelle20.B2" office:value-type="string">
            <text:p text:style-name="P281">LuaDoc (Dokumentation) der QSB</text:p>
          </table:table-cell>
        </table:table-row>
        <table:table-row>
          <table:table-cell table:style-name="Tabelle20.A2" office:value-type="string">
            <text:p text:style-name="P281">Programme/<text:span text:style-name="T63">MapIconatorInstaller.exe</text:span></text:p>
          </table:table-cell>
          <table:table-cell table:style-name="Tabelle20.B2" office:value-type="string">
            <text:p text:style-name="P197">Hilft beim Einfügen von Map-Vorschaubilder.</text:p>
          </table:table-cell>
        </table:table-row>
        <table:table-row>
          <table:table-cell table:style-name="Tabelle20.A2" office:value-type="string">
            <text:p text:style-name="P281">Programme/<text:span text:style-name="T63">CutsceneMaker</text:span><text:span text:style-name="T64">Installer</text:span><text:span text:style-name="T63">.</text:span><text:span text:style-name="T64">exe</text:span></text:p>
          </table:table-cell>
          <table:table-cell table:style-name="Tabelle20.B2" office:value-type="string">
            <text:p text:style-name="P198">Konvertiert CS-Flights, die über den Cutscene Editor erstellt wurden, und erstellt Steuerskripte für Cutscenes</text:p>
          </table:table-cell>
        </table:table-row>
        <table:table-row>
          <table:table-cell table:style-name="Tabelle20.A2" office:value-type="string">
            <text:p text:style-name="P281">Programme/<text:span text:style-name="T62">QSBSBuilderInstaller.exe</text:span></text:p>
          </table:table-cell>
          <table:table-cell table:style-name="Tabelle20.B2" office:value-type="string">
            <text:p text:style-name="P273">Ein Programm zum selbstständigen zusammenstellen und aktuell halten der QSB.</text:p>
          </table:table-cell>
        </table:table-row>
        <table:table-row>
          <table:table-cell table:style-name="Tabelle20.A2" office:value-type="string">
            <text:p text:style-name="P87"><text:span text:style-name="T35">mapscript</text:span>.<text:span text:style-name="T27">lua</text:span></text:p>
          </table:table-cell>
          <table:table-cell table:style-name="Tabelle20.B2" office:value-type="string">
            <text:p text:style-name="P197">Vorlage für das globale Skript</text:p>
          </table:table-cell>
        </table:table-row>
        <table:table-row>
          <table:table-cell table:style-name="Tabelle20.A2" office:value-type="string">
            <text:p text:style-name="P61"><text:span text:style-name="T35">localmapscript</text:span>.<text:span text:style-name="T27">lua</text:span></text:p>
          </table:table-cell>
          <table:table-cell table:style-name="Tabelle20.B2" office:value-type="string">
            <text:p text:style-name="P197">Vorlage für das lokale Skript</text:p>
          </table:table-cell>
        </table:table-row>
        <table:table-row>
          <table:table-cell table:style-name="Tabelle20.A2" office:value-type="string">
            <text:p text:style-name="P245"><text:span text:style-name="T28">qsb</text:span>.lua</text:p>
          </table:table-cell>
          <table:table-cell table:style-name="Tabelle20.B2" office:value-type="string">
            <text:p text:style-name="P277">Komplettversion der QSB</text:p>
          </table:table-cell>
        </table:table-row>
        <table:table-row>
          <table:table-cell table:style-name="Tabelle20.A2" office:value-type="string">
            <text:p text:style-name="P245"><text:span text:style-name="T61">qsb_</text:span>min.lua</text:p>
          </table:table-cell>
          <table:table-cell table:style-name="Tabelle20.B2" office:value-type="string">
            <text:p text:style-name="P277">Komprimierte Komplettversion der QSB</text:p>
          </table:table-cell>
        </table:table-row>
      </table:table>
      <text:p text:style-name="P122"/>
      <text:p text:style-name="P130">Änderungen:</text:p>
      <text:p text:style-name="P130"/>
      <text:list xml:id="list201950355180191" text:continue-numbering="true" text:style-name="L25">
        <text:list-item>
          <text:p text:style-name="P379">Bugfix: Behebt den Freeze, der bei Warenlieferungen in Random Request passieren kann.</text:p>
        </text:list-item>
      </text:list>
      <text:list xml:id="list1530564876" text:style-name="L27">
        <text:list-item>
          <text:p text:style-name="P380">Bugfix: Falsche Konstruktoraufrufe einiger Behavior korrigiert.</text:p>
        </text:list-item>
        <text:list-item>
          <text:p text:style-name="P381">Feature: <text:span text:style-name="T11">Goal_RandomRequest</text:span> kann sich jetzt selbst neu starten</text:p>
        </text:list-item>
        <text:list-item>
          <text:p text:style-name="P381">Feature neue Zufällige Aufgaben für <text:s/><text:span text:style-name="T11">Goal_RandomRequest</text:span></text:p>
          <text:p text:style-name="P380"><text:span text:style-name="T65">(</text:span>Minen auffüllen, Gegenstände finden, Kranke Siedler heilen, Interaktives Object benutzen, Zufälliges Gebäude bauen<text:span text:style-name="T65">)</text:span></text:p>
        </text:list-item>
        <text:list-item>
          <text:p text:style-name="P381">Feature: Interaktive Objekte verwenden jetzt immer Karren (Kosten und Belohnung)</text:p>
        </text:list-item>
      </text:list>
      <text:p text:style-name="P132"/>
      <text:p text:style-name="P132"/>
      <text:h text:style-name="P423" text:outline-level="3"><text:bookmark-start text:name="__RefHeading___Toc3224_3505266073"/>Hotfixes<text:bookmark-end text:name="__RefHeading___Toc3224_3505266073"/></text:h>
      <text:list xml:id="list1102599432" text:style-name="L28">
        <text:list-item>
          <text:p text:style-name="P293">2.9.1</text:p>
          <text:list>
            <text:list-item>
              <text:p text:style-name="P293">Feature: Autosave der History Edition wird ausgesetzt.<text:line-break/>(Briefings, Cutscenes, Speicherverbot).</text:p>
            </text:list-item>
          </text:list>
        </text:list-item>
        <text:list-item>
          <text:p text:style-name="P293">2.9.2</text:p>
          <text:list>
            <text:list-item>
              <text:p text:style-name="P293">Bugfix: Interaktive Objekte wie Truhen und Co. können nicht mehr durch z.B. Wegbau kaputt gehen.</text:p>
            </text:list-item>
          </text:list>
        </text:list-item>
        <text:list-item>
          <text:p text:style-name="P293">2.9.3</text:p>
          <text:list>
            <text:list-item>
              <text:p text:style-name="P293">Bugfix: Goal_RandomRequest wählt kein Goal_KnightTitle aus, wenn nicht erfüllbar.</text:p>
            </text:list-item>
            <text:list-item>
              <text:p text:style-name="P293">Bugfix: Goal_RandomRequest wählt kein Goal_Create aus, wenn Gebäude gesperrt ist.</text:p>
            </text:list-item>
          </text:list>
        </text:list-item>
        <text:list-item>
          <text:p text:style-name="P293">2.9.4</text:p>
          <text:list>
            <text:list-item>
              <text:p text:style-name="P293">Bugfix: Goal_RandomRequest setzt MSF Behavior nun durch Direktaufruf zurück.<text:line-break/>(:Reset() bzw. :Interrupt())</text:p>
            </text:list-item>
          </text:list>
        </text:list-item>
      </text:list>
      <text:p text:style-name="P147"/>
      <text:h text:style-name="P418" text:outline-level="2"><text:bookmark-start text:name="__RefHeading___Toc3226_3505266073"/><text:span text:style-name="T40">Version </text:span><text:span text:style-name="T41">RE 2.</text:span><text:span text:style-name="T42">10</text:span><text:span text:style-name="T41">.0 1/</text:span><text:span text:style-name="T42">7</text:span><text:span text:style-name="T41">/2020</text:span><text:bookmark-end text:name="__RefHeading___Toc3226_3505266073"/></text:h>
      <text:p text:style-name="P123">Datum der Veröffentlichung: <text:span text:style-name="T47">1.7.2020</text:span></text:p>
      <text:p text:style-name="P123">Veröffentlicht unter: </text:p>
      <text:p text:style-name="P123"><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23"/>
      <table:table table:name="Tabelle21" table:style-name="Tabelle21">
        <table:table-column table:style-name="Tabelle21.A"/>
        <table:table-column table:style-name="Tabelle21.B"/>
        <table:table-row>
          <table:table-cell table:style-name="Tabelle21.A1" office:value-type="string">
            <text:p text:style-name="P168">Datei</text:p>
          </table:table-cell>
          <table:table-cell table:style-name="Tabelle21.B1" office:value-type="string">
            <text:p text:style-name="P168">Beschreibung</text:p>
          </table:table-cell>
        </table:table-row>
        <table:table-row>
          <table:table-cell table:style-name="Tabelle21.A2" office:value-type="string">
            <text:p text:style-name="P282">Anleitungen/*.pdf</text:p>
          </table:table-cell>
          <table:table-cell table:style-name="Tabelle21.B2" office:value-type="string">
            <text:p text:style-name="P224">Anleitungen und Versionshinweise zur QSB</text:p>
          </table:table-cell>
        </table:table-row>
        <table:table-row>
          <table:table-cell table:style-name="Tabelle21.A2" office:value-type="string">
            <text:p text:style-name="P282">Dokumentation/index.html</text:p>
          </table:table-cell>
          <table:table-cell table:style-name="Tabelle21.B2" office:value-type="string">
            <text:p text:style-name="P282">LuaDoc (Dokumentation) der QSB</text:p>
          </table:table-cell>
        </table:table-row>
        <table:table-row>
          <table:table-cell table:style-name="Tabelle21.A2" office:value-type="string">
            <text:p text:style-name="P282">Programme/<text:span text:style-name="T63">MapIconatorInstaller.exe</text:span></text:p>
          </table:table-cell>
          <table:table-cell table:style-name="Tabelle21.B2" office:value-type="string">
            <text:p text:style-name="P199">Hilft beim Einfügen von Map-Vorschaubilder.</text:p>
          </table:table-cell>
        </table:table-row>
        <table:table-row>
          <table:table-cell table:style-name="Tabelle21.A2" office:value-type="string">
            <text:p text:style-name="P282">Programme/<text:span text:style-name="T63">CutsceneMaker</text:span><text:span text:style-name="T64">Installer</text:span><text:span text:style-name="T63">.</text:span><text:span text:style-name="T64">exe</text:span></text:p>
          </table:table-cell>
          <table:table-cell table:style-name="Tabelle21.B2" office:value-type="string">
            <text:p text:style-name="P199">Konvertiert CS-Flights, die über den Cutscene Editor erstellt wurden, und erstellt Steuerskripte für Cutscenes</text:p>
          </table:table-cell>
        </table:table-row>
        <table:table-row>
          <table:table-cell table:style-name="Tabelle21.A2" office:value-type="string">
            <text:p text:style-name="P282">Programme/<text:span text:style-name="T62">QSBSBuilderInstaller.exe</text:span></text:p>
          </table:table-cell>
          <table:table-cell table:style-name="Tabelle21.B2" office:value-type="string">
            <text:p text:style-name="P274">Ein Programm zum selbstständigen zusammenstellen und aktuell halten der QSB.</text:p>
          </table:table-cell>
        </table:table-row>
        <table:table-row>
          <table:table-cell table:style-name="Tabelle21.A2" office:value-type="string">
            <text:p text:style-name="P89"><text:span text:style-name="T35">mapscript</text:span>.<text:span text:style-name="T27">lua</text:span></text:p>
          </table:table-cell>
          <table:table-cell table:style-name="Tabelle21.B2" office:value-type="string">
            <text:p text:style-name="P199">Vorlage für das globale Skript</text:p>
          </table:table-cell>
        </table:table-row>
        <table:table-row>
          <table:table-cell table:style-name="Tabelle21.A2" office:value-type="string">
            <text:p text:style-name="P62"><text:span text:style-name="T35">localmapscript</text:span>.<text:span text:style-name="T27">lua</text:span></text:p>
          </table:table-cell>
          <table:table-cell table:style-name="Tabelle21.B2" office:value-type="string">
            <text:p text:style-name="P199">Vorlage für das lokale Skript</text:p>
          </table:table-cell>
        </table:table-row>
        <table:table-row>
          <table:table-cell table:style-name="Tabelle21.A2" office:value-type="string">
            <text:p text:style-name="P246"><text:span text:style-name="T28">qsb</text:span>.lua</text:p>
          </table:table-cell>
          <table:table-cell table:style-name="Tabelle21.B2" office:value-type="string">
            <text:p text:style-name="P278">Komplettversion der QSB</text:p>
          </table:table-cell>
        </table:table-row>
        <table:table-row>
          <table:table-cell table:style-name="Tabelle21.A2" office:value-type="string">
            <text:p text:style-name="P246"><text:span text:style-name="T61">qsb_</text:span>min.lua</text:p>
          </table:table-cell>
          <table:table-cell table:style-name="Tabelle21.B2" office:value-type="string">
            <text:p text:style-name="P278">Komprimierte Komplettversion der QSB</text:p>
          </table:table-cell>
        </table:table-row>
      </table:table>
      <text:p text:style-name="P123"/>
      <text:p text:style-name="P131">Änderungen:</text:p>
      <text:p text:style-name="P131"/>
      <text:list xml:id="list201950818877010" text:continue-list="list201950355180191" text:style-name="L25">
        <text:list-item>
          <text:p text:style-name="P294">Feature: Funktionen zur Ermittlung und Änderung von Entity Eigenschaften erweitert.</text:p>
        </text:list-item>
        <text:list-item>
          <text:p text:style-name="P294">Feature: Liefermengen für <text:span text:style-name="T52">Goal_RandomRequest</text:span> überarbeitet.</text:p>
        </text:list-item>
        <text:list-item>
          <text:p text:style-name="P295"><text:span text:style-name="T42">Feature: Es können nun Questreihen einfacher erstellt werden.<text:line-break/>Siehe dazu: </text:span><text:span text:style-name="T52">AddOnQuestStages</text:span></text:p>
        </text:list-item>
      </text:list>
      <text:h text:style-name="P419" text:outline-level="2"><text:bookmark-start text:name="__RefHeading___Toc3407_2103249935"/><text:span text:style-name="T40">Version </text:span><text:span text:style-name="T41">RE 2.</text:span><text:span text:style-name="T42">1</text:span><text:span text:style-name="T43">1</text:span><text:span text:style-name="T41">.0 </text:span><text:span text:style-name="T43">20</text:span><text:span text:style-name="T41">/</text:span><text:span text:style-name="T42">7</text:span><text:span text:style-name="T41">/2020</text:span><text:bookmark-end text:name="__RefHeading___Toc3407_2103249935"/></text:h>
      <text:p text:style-name="Standard">Datum der Veröffentlichung: <text:span text:style-name="T66">20</text:span>.7.2020</text:p>
      <text:p text:style-name="Standard">Veröffentlicht unter: </text:p>
      <text:p text:style-name="Standard"><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42"/>
      <table:table table:name="Tabelle22" table:style-name="Tabelle22">
        <table:table-column table:style-name="Tabelle22.A"/>
        <table:table-column table:style-name="Tabelle22.B"/>
        <table:table-row>
          <table:table-cell table:style-name="Tabelle22.A1" office:value-type="string">
            <text:p text:style-name="P169">Datei</text:p>
          </table:table-cell>
          <table:table-cell table:style-name="Tabelle22.B1" office:value-type="string">
            <text:p text:style-name="P169">Beschreibung</text:p>
          </table:table-cell>
        </table:table-row>
        <table:table-row>
          <table:table-cell table:style-name="Tabelle22.A2" office:value-type="string">
            <text:p text:style-name="P283">Anleitungen/*.pdf</text:p>
          </table:table-cell>
          <table:table-cell table:style-name="Tabelle22.B2" office:value-type="string">
            <text:p text:style-name="P225">Anleitungen und Versionshinweise zur QSB</text:p>
          </table:table-cell>
        </table:table-row>
        <table:table-row>
          <table:table-cell table:style-name="Tabelle22.A2" office:value-type="string">
            <text:p text:style-name="P283">Dokumentation/index.html</text:p>
          </table:table-cell>
          <table:table-cell table:style-name="Tabelle22.B2" office:value-type="string">
            <text:p text:style-name="P283">LuaDoc (Dokumentation) der QSB</text:p>
          </table:table-cell>
        </table:table-row>
        <table:table-row>
          <table:table-cell table:style-name="Tabelle22.A2" office:value-type="string">
            <text:p text:style-name="P283">Programme/<text:span text:style-name="T63">MapIconatorInstaller.exe</text:span></text:p>
          </table:table-cell>
          <table:table-cell table:style-name="Tabelle22.B2" office:value-type="string">
            <text:p text:style-name="P200">Hilft beim Einfügen von Map-Vorschaubilder.</text:p>
          </table:table-cell>
        </table:table-row>
        <table:table-row>
          <table:table-cell table:style-name="Tabelle22.A2" office:value-type="string">
            <text:p text:style-name="P283">Programme/<text:span text:style-name="T63">CutsceneMaker</text:span><text:span text:style-name="T64">Installer</text:span><text:span text:style-name="T63">.</text:span><text:span text:style-name="T64">exe</text:span></text:p>
          </table:table-cell>
          <table:table-cell table:style-name="Tabelle22.B2" office:value-type="string">
            <text:p text:style-name="P200">Konvertiert CS-Flights, die über den Cutscene Editor erstellt wurden, und erstellt Steuerskripte für Cutscenes</text:p>
          </table:table-cell>
        </table:table-row>
        <table:table-row>
          <table:table-cell table:style-name="Tabelle22.A2" office:value-type="string">
            <text:p text:style-name="P283">Programme/<text:span text:style-name="T62">QSBSBuilderInstaller.exe</text:span></text:p>
          </table:table-cell>
          <table:table-cell table:style-name="Tabelle22.B2" office:value-type="string">
            <text:p text:style-name="P275">Ein Programm zum selbstständigen zusammenstellen und aktuell halten der QSB.</text:p>
          </table:table-cell>
        </table:table-row>
        <table:table-row>
          <table:table-cell table:style-name="Tabelle22.A2" office:value-type="string">
            <text:p text:style-name="P90"><text:span text:style-name="T35">mapscript</text:span>.<text:span text:style-name="T27">lua</text:span></text:p>
          </table:table-cell>
          <table:table-cell table:style-name="Tabelle22.B2" office:value-type="string">
            <text:p text:style-name="P200">Vorlage für das globale Skript</text:p>
          </table:table-cell>
        </table:table-row>
        <table:table-row>
          <table:table-cell table:style-name="Tabelle22.A2" office:value-type="string">
            <text:p text:style-name="P63"><text:span text:style-name="T35">localmapscript</text:span>.<text:span text:style-name="T27">lua</text:span></text:p>
          </table:table-cell>
          <table:table-cell table:style-name="Tabelle22.B2" office:value-type="string">
            <text:p text:style-name="P200">Vorlage für das lokale Skript</text:p>
          </table:table-cell>
        </table:table-row>
        <table:table-row>
          <table:table-cell table:style-name="Tabelle22.A2" office:value-type="string">
            <text:p text:style-name="P247"><text:span text:style-name="T28">qsb</text:span>.lua</text:p>
          </table:table-cell>
          <table:table-cell table:style-name="Tabelle22.B2" office:value-type="string">
            <text:p text:style-name="P279">Komplettversion der QSB</text:p>
          </table:table-cell>
        </table:table-row>
        <table:table-row>
          <table:table-cell table:style-name="Tabelle22.A2" office:value-type="string">
            <text:p text:style-name="P247"><text:span text:style-name="T61">qsb_</text:span>min.lua</text:p>
          </table:table-cell>
          <table:table-cell table:style-name="Tabelle22.B2" office:value-type="string">
            <text:p text:style-name="P279">Komprimierte Komplettversion der QSB</text:p>
          </table:table-cell>
        </table:table-row>
      </table:table>
      <text:p text:style-name="P148"/>
      <text:p text:style-name="P149">Änderungen:</text:p>
      <text:list xml:id="list201950828142713" text:continue-numbering="true" text:style-name="L25">
        <text:list-item>
          <text:p text:style-name="P302">Bugfix: Goal_RandomRequest prüft auf Erreichbarkeit einer Position.</text:p>
        </text:list-item>
        <text:list-item>
          <text:p text:style-name="P301">Bugfix: Fader von Cutscenes direkt hintereinander führt nicht mehr zu Anzeigefehlern.</text:p>
        </text:list-item>
        <text:list-item>
          <text:p text:style-name="P301">Feature: Die QSB ist nun kompatibel zu den Standard-Skripten des Mapeditor.</text:p>
        </text:list-item>
        <text:list-item>
          <text:p text:style-name="P301">Feature: Für Mainquests kann die Erledigungsart eingestellt werden.</text:p>
        </text:list-item>
        <text:list-item>
          <text:p text:style-name="P301">Feature: Mainquests können ineinander verschachtelt angegeben werden.</text:p>
        </text:list-item>
        <text:list-item>
          <text:p text:style-name="P301">Feature: Cutscenes können nun alternativ mehrere Texte pro Flight verwenden.</text:p>
        </text:list-item>
        <text:list-item>
          <text:p text:style-name="P301">Feature: Cutscenes können alternativ mit der Funktion AF notiert werden.</text:p>
        </text:list-item>
        <text:list-item>
          <text:p text:style-name="P301">Feature: Für Briefings kann optional die Kameraanimation getrennt vom Text angegeben werden.</text:p>
        </text:list-item>
        <text:list-item>
          <text:p text:style-name="P301">Feature: Gatter haben nun einen Einzugsbereich und eine Mindestanzahl für die Zucht</text:p>
        </text:list-item>
      </text:list>
      <text:p text:style-name="Text_20_body"/>
      <text:p text:style-name="Text_20_body"/>
      <text:h text:style-name="P420" text:outline-level="2"><text:bookmark-start text:name="__RefHeading___Toc5418_1144083779"/><text:span text:style-name="T40">Version </text:span><text:span text:style-name="T41">RE 2.</text:span><text:span text:style-name="T42">1</text:span><text:span text:style-name="T43">1</text:span><text:span text:style-name="T41">.</text:span><text:span text:style-name="T44">1</text:span><text:span text:style-name="T41"> </text:span><text:span text:style-name="T43">2</text:span><text:span text:style-name="T44">7</text:span><text:span text:style-name="T41">/</text:span><text:span text:style-name="T42">7</text:span><text:span text:style-name="T41">/2020</text:span><text:bookmark-end text:name="__RefHeading___Toc5418_1144083779"/></text:h>
      <text:p text:style-name="P144">Datum der Veröffentlichung: <text:span text:style-name="T66">27</text:span>.7.2020</text:p>
      <text:p text:style-name="P144">Veröffentlicht unter: </text:p>
      <text:p text:style-name="P144"><text:a xlink:type="simple" xlink:href="https://drive.google.com/drive/folders/1rEHSen7-gGFbKbqqo7vXyy2tuhImRErc?usp=sharing" text:style-name="Internet_20_link" text:visited-style-name="Visited_20_Internet_20_Link">https://drive.google.com/drive/folders/1rEHSen7-gGFbKbqqo7vXyy2tuhImRErc?usp=sharing</text:a></text:p>
      <text:p text:style-name="P143"/>
      <table:table table:name="Tabelle23" table:style-name="Tabelle23">
        <table:table-column table:style-name="Tabelle23.A"/>
        <table:table-column table:style-name="Tabelle23.B"/>
        <table:table-row>
          <table:table-cell table:style-name="Tabelle23.A1" office:value-type="string">
            <text:p text:style-name="P170">Datei</text:p>
          </table:table-cell>
          <table:table-cell table:style-name="Tabelle23.B1" office:value-type="string">
            <text:p text:style-name="P170">Beschreibung</text:p>
          </table:table-cell>
        </table:table-row>
        <table:table-row>
          <table:table-cell table:style-name="Tabelle23.A2" office:value-type="string">
            <text:p text:style-name="P284">Anleitungen/*.pdf</text:p>
          </table:table-cell>
          <table:table-cell table:style-name="Tabelle23.B2" office:value-type="string">
            <text:p text:style-name="P226">Anleitungen und Versionshinweise zur QSB</text:p>
          </table:table-cell>
        </table:table-row>
        <table:table-row>
          <table:table-cell table:style-name="Tabelle23.A2" office:value-type="string">
            <text:p text:style-name="P284">Dokumentation/index.html</text:p>
          </table:table-cell>
          <table:table-cell table:style-name="Tabelle23.B2" office:value-type="string">
            <text:p text:style-name="P284">LuaDoc (Dokumentation) der QSB</text:p>
          </table:table-cell>
        </table:table-row>
        <table:table-row>
          <table:table-cell table:style-name="Tabelle23.A2" office:value-type="string">
            <text:p text:style-name="P284">Programme/<text:span text:style-name="T63">MapIconatorInstaller.exe</text:span></text:p>
          </table:table-cell>
          <table:table-cell table:style-name="Tabelle23.B2" office:value-type="string">
            <text:p text:style-name="P201">Hilft beim Einfügen von Map-Vorschaubilder.</text:p>
          </table:table-cell>
        </table:table-row>
        <table:table-row>
          <table:table-cell table:style-name="Tabelle23.A2" office:value-type="string">
            <text:p text:style-name="P284">Programme/<text:span text:style-name="T63">CutsceneMaker</text:span><text:span text:style-name="T64">Installer</text:span><text:span text:style-name="T63">.</text:span><text:span text:style-name="T64">exe</text:span></text:p>
          </table:table-cell>
          <table:table-cell table:style-name="Tabelle23.B2" office:value-type="string">
            <text:p text:style-name="P201">Konvertiert CS-Flights, die über den Cutscene Editor erstellt wurden, und erstellt Steuerskripte für Cutscenes</text:p>
          </table:table-cell>
        </table:table-row>
        <table:table-row>
          <table:table-cell table:style-name="Tabelle23.A2" office:value-type="string">
            <text:p text:style-name="P284">Programme/<text:span text:style-name="T62">QSBSBuilderInstaller.exe</text:span></text:p>
          </table:table-cell>
          <table:table-cell table:style-name="Tabelle23.B2" office:value-type="string">
            <text:p text:style-name="P276">Ein Programm zum selbstständigen zusammenstellen und aktuell halten der QSB.</text:p>
          </table:table-cell>
        </table:table-row>
        <table:table-row>
          <table:table-cell table:style-name="Tabelle23.A2" office:value-type="string">
            <text:p text:style-name="P91"><text:span text:style-name="T35">mapscript</text:span>.<text:span text:style-name="T27">lua</text:span></text:p>
          </table:table-cell>
          <table:table-cell table:style-name="Tabelle23.B2" office:value-type="string">
            <text:p text:style-name="P201">Vorlage für das globale Skript</text:p>
          </table:table-cell>
        </table:table-row>
        <table:table-row>
          <table:table-cell table:style-name="Tabelle23.A2" office:value-type="string">
            <text:p text:style-name="P64"><text:span text:style-name="T35">localmapscript</text:span>.<text:span text:style-name="T27">lua</text:span></text:p>
          </table:table-cell>
          <table:table-cell table:style-name="Tabelle23.B2" office:value-type="string">
            <text:p text:style-name="P201">Vorlage für das lokale Skript</text:p>
          </table:table-cell>
        </table:table-row>
        <table:table-row>
          <table:table-cell table:style-name="Tabelle23.A2" office:value-type="string">
            <text:p text:style-name="P248"><text:span text:style-name="T28">qsb</text:span>.lua</text:p>
          </table:table-cell>
          <table:table-cell table:style-name="Tabelle23.B2" office:value-type="string">
            <text:p text:style-name="P280">Komplettversion der QSB</text:p>
          </table:table-cell>
        </table:table-row>
        <table:table-row>
          <table:table-cell table:style-name="Tabelle23.A2" office:value-type="string">
            <text:p text:style-name="P248"><text:span text:style-name="T61">qsb_</text:span>min.lua</text:p>
          </table:table-cell>
          <table:table-cell table:style-name="Tabelle23.B2" office:value-type="string">
            <text:p text:style-name="P280">Komprimierte Komplettversion der QSB</text:p>
          </table:table-cell>
        </table:table-row>
      </table:table>
      <text:p text:style-name="P151"/>
      <text:p text:style-name="P150">Änderungen:</text:p>
      <text:list xml:id="list201949940488095" text:continue-numbering="true" text:style-name="L25">
        <text:list-item>
          <text:p text:style-name="P303">Bugfix: <text:span text:style-name="T54">SkippingAllowed</text:span><text:span text:style-name="T67"> wird jetzt korrekt gesetzt.</text:span></text:p>
        </text:list-item>
        <text:list-item>
          <text:p text:style-name="P307">Bugfix: Es ist nicht mehr möglich 2 Quests mit gleichen Namen anzulegen.</text:p>
        </text:list-item>
        <text:list-item>
          <text:p text:style-name="P307">Bugfix: Rohstoffzugänglichkeit wird nun korrekt ermittelt.</text:p>
        </text:list-item>
        <text:list-item>
          <text:p text:style-name="P307">Bugfix: <text:span text:style-name="T52">Mission_LocalOnQsbLoaded</text:span> wird an der richtigen Stelle aufgerufen.</text:p>
        </text:list-item>
        <text:list-item>
          <text:p text:style-name="P303"><text:span text:style-name="T67">Feature: </text:span><text:span text:style-name="T54">StartMissionBriefing</text:span><text:span text:style-name="T67"> und </text:span><text:span text:style-name="T54">Trigger_MissionBriefing</text:span><text:span text:style-name="T67"> ermöglichen das Anbinden eines Briefings zu Missionsbeginn.</text:span></text:p>
        </text:list-item>
        <text:list-item>
          <text:p text:style-name="P301">Feature: Es ist nun möglich mit <text:span text:style-name="T52">AF</text:span> direkt zu einem Cutscene Flight zu springen.</text:p>
        </text:list-item>
        <text:list-item>
          <text:p text:style-name="P307">Feature: Der Zufallsgenerator von Goal_RandomRequest merkt sich nun die letzten 5 Aufgaben, sodass diese nicht sofort noch einmal erscheinen.</text:p>
        </text:list-item>
        <text:list-item>
          <text:p text:style-name="P307">Intern: Die Vorlagen des Cutscene Maker wurden aktualisiert. Neuinstallation erforderlich.</text:p>
        </text:list-item>
        <text:list-item>
          <text:p text:style-name="P307">Intern: Umbenennung einiger Behavior für bessere Kompatibelität zur QSB 3.9.</text:p>
        </text:list-item>
      </text:list>
      <text:p text:style-name="P152"/>
      <text:p text:style-name="P151"/>
      <text:h text:style-name="P424" text:outline-level="3"><text:bookmark-start text:name="__RefHeading___Toc3721_4183943858"/>Hotfixes<text:bookmark-end text:name="__RefHeading___Toc3721_4183943858"/></text:h>
      <text:list xml:id="list201951980494077" text:continue-numbering="true" text:style-name="L25">
        <text:list-item>
          <text:p text:style-name="P296">2.<text:span text:style-name="T68">11</text:span>.<text:span text:style-name="T68">2</text:span></text:p>
          <text:list>
            <text:list-item>
              <text:p text:style-name="P296"><text:span text:style-name="T68">Request</text:span>: <text:span text:style-name="T68">Die Dokumentation von </text:span><text:span text:style-name="T55">AP</text:span><text:span text:style-name="T68"> und </text:span><text:span text:style-name="T55">StartBriefing</text:span><text:span text:style-name="T68"> wurde angepasst.</text:span></text:p>
            </text:list-item>
            <text:list-item>
              <text:p text:style-name="P308">Request: Für zufällig bestückte Schatztruhen und Ruinen sind feste Werte erlaubt.</text:p>
            </text:list-item>
            <text:list-item>
              <text:p text:style-name="P308">Bugfix: Die Aufzucht von Tieren kostet jetzt tatsächlich Getreide.</text:p>
            </text:list-item>
          </text:list>
        </text:list-item>
        <text:list-item>
          <text:p text:style-name="P309">2.11.3</text:p>
          <text:list>
            <text:list-item>
              <text:p text:style-name="P304">Doku: Farbname <text:span text:style-name="T52">ocean</text:span> korrigiert zu <text:span text:style-name="T52">sky</text:span>.</text:p>
            </text:list-item>
            <text:list-item>
              <text:p text:style-name="P304">Doku: Beschreibung von <text:span text:style-name="T52">Trigger_MissionBriefing</text:span> korrigiert.</text:p>
            </text:list-item>
            <text:list-item>
              <text:p text:style-name="P309">Doku: Bschreibung von Briefings angepasst.</text:p>
            </text:list-item>
          </text:list>
        </text:list-item>
      </text:list>
      <text:p text:style-name="P297"><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erif1" fo:font-family="'Liberation Serif'" style:font-family-generic="roman" style:font-pitch="variable" officeooo:rsid="0071e253"/>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9-01T20:19:49.400000000</dc:date>
    <meta:editing-duration>PT5H10M42S</meta:editing-duration>
    <meta:editing-cycles>86</meta:editing-cycles>
    <meta:document-statistic meta:table-count="23" meta:image-count="0" meta:object-count="0" meta:page-count="32" meta:paragraph-count="908" meta:word-count="5059" meta:character-count="41118" meta:non-whitespace-character-count="37201"/>
  </office:meta>
</office:document-meta>
</file>